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sse 2" table:style-name="ta1">
        <table:table-column table:style-name="co1" table:number-columns-repeated="16" table:default-cell-style-name="Default"/>
        <table:table-column table:style-name="co2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1.28" calcext:value-type="float">
            <text:p>1.28</text:p>
          </table:table-cell>
          <table:table-cell office:value-type="float" office:value="0.98" calcext:value-type="float">
            <text:p>0.98</text:p>
          </table:table-cell>
          <table:table-cell office:value-type="float" office:value="1.54" calcext:value-type="float">
            <text:p>1.54</text:p>
          </table:table-cell>
          <table:table-cell office:value-type="float" office:value="0.88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76" calcext:value-type="float">
            <text:p>1.76</text:p>
          </table:table-cell>
          <table:table-cell office:value-type="float" office:value="1.56" calcext:value-type="float">
            <text:p>1.56</text:p>
          </table:table-cell>
          <table:table-cell office:value-type="float" office:value="2.42" calcext:value-type="float">
            <text:p>2.42</text:p>
          </table:table-cell>
          <table:table-cell office:value-type="float" office:value="1.54" calcext:value-type="float">
            <text:p>1.54</text:p>
          </table:table-cell>
          <table:table-cell office:value-type="float" office:value="1.1" calcext:value-type="float">
            <text:p>1.1</text:p>
          </table:table-cell>
          <table:table-cell office:value-type="float" office:value="1.72" calcext:value-type="float">
            <text:p>1.72</text:p>
          </table:table-cell>
          <table:table-cell office:value-type="float" office:value="1.22" calcext:value-type="float">
            <text:p>1.22</text:p>
          </table:table-cell>
          <table:table-cell office:value-type="float" office:value="0.02" calcext:value-type="float">
            <text:p>0.02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58" calcext:value-type="float">
            <text:p>1.58</text:p>
          </table:table-cell>
          <table:table-cell office:value-type="float" office:value="2.44" calcext:value-type="float">
            <text:p>2.44</text:p>
          </table:table-cell>
          <table:table-cell office:value-type="float" office:value="1.26" calcext:value-type="float">
            <text:p>1.26</text:p>
          </table:table-cell>
          <table:table-cell office:value-type="float" office:value="1.6" calcext:value-type="float">
            <text:p>1.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0.5016" calcext:value-type="float">
            <text:p>0.5016</text:p>
          </table:table-cell>
          <table:table-cell office:value-type="float" office:value="0.36056" calcext:value-type="float">
            <text:p>0.36056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47159" calcext:value-type="float">
            <text:p>0.47159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0.90686" calcext:value-type="float">
            <text:p>0.90686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1.01213" calcext:value-type="float">
            <text:p>1.01213</text:p>
          </table:table-cell>
          <table:table-cell office:value-type="float" office:value="1.14961" calcext:value-type="float">
            <text:p>1.14961</text:p>
          </table:table-cell>
          <table:table-cell office:value-type="float" office:value="1.08609" calcext:value-type="float">
            <text:p>1.08609</text:p>
          </table:table-cell>
          <table:table-cell office:value-type="float" office:value="1.22" calcext:value-type="float">
            <text:p>1.22</text:p>
          </table:table-cell>
          <table:table-cell office:value-type="float" office:value="1.17712" calcext:value-type="float">
            <text:p>1.17712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8182" calcext:value-type="float">
            <text:p>0.88182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52591" calcext:value-type="float">
            <text:p>1.52591</text:p>
          </table:table-cell>
          <table:table-cell office:value-type="float" office:value="1.25793" calcext:value-type="float">
            <text:p>1.25793</text:p>
          </table:table-cell>
          <table:table-cell office:value-type="float" office:value="1.32906" calcext:value-type="float">
            <text:p>1.32906</text:p>
          </table:table-cell>
          <table:table-cell office:value-type="float" office:value="1.72151" calcext:value-type="float">
            <text:p>1.72151</text:p>
          </table:table-cell>
          <table:table-cell office:value-type="float" office:value="1.32981" calcext:value-type="float">
            <text:p>1.32981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44278" calcext:value-type="float">
            <text:p>1.44278</text:p>
          </table:table-cell>
          <table:table-cell office:value-type="float" office:value="1.22131" calcext:value-type="float">
            <text:p>1.22131</text:p>
          </table:table-cell>
          <table:table-cell office:value-type="float" office:value="0.14" calcext:value-type="float">
            <text:p>0.14</text:p>
          </table:table-cell>
          <table:table-cell office:value-type="float" office:value="1.09252" calcext:value-type="float">
            <text:p>1.09252</text:p>
          </table:table-cell>
          <table:table-cell office:value-type="float" office:value="1.21012" calcext:value-type="float">
            <text:p>1.21012</text:p>
          </table:table-cell>
          <table:table-cell office:value-type="float" office:value="1.25044" calcext:value-type="float">
            <text:p>1.25044</text:p>
          </table:table-cell>
          <table:table-cell office:value-type="float" office:value="1.76816" calcext:value-type="float">
            <text:p>1.76816</text:p>
          </table:table-cell>
          <table:table-cell office:value-type="float" office:value="1.18" calcext:value-type="float">
            <text:p>1.18</text:p>
          </table:table-cell>
          <table:table-cell office:value-type="float" office:value="1.34164" calcext:value-type="float">
            <text:p>1.34164</text:p>
          </table:table-cell>
          <table:table-cell office:value-type="float" office:value="1.29861" calcext:value-type="float">
            <text:p>1.29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1.58" calcext:value-type="float">
            <text:p>1.58</text:p>
          </table:table-cell>
          <table:table-cell office:value-type="float" office:value="1.54" calcext:value-type="float">
            <text:p>1.54</text:p>
          </table:table-cell>
          <table:table-cell office:value-type="float" office:value="2.16" calcext:value-type="float">
            <text:p>2.16</text:p>
          </table:table-cell>
          <table:table-cell office:value-type="float" office:value="2.74" calcext:value-type="float">
            <text:p>2.74</text:p>
          </table:table-cell>
          <table:table-cell office:value-type="float" office:value="2.46" calcext:value-type="float">
            <text:p>2.46</text:p>
          </table:table-cell>
          <table:table-cell office:value-type="float" office:value="1.82" calcext:value-type="float">
            <text:p>1.82</text:p>
          </table:table-cell>
          <table:table-cell office:value-type="float" office:value="3.2" calcext:value-type="float">
            <text:p>3.2</text:p>
          </table:table-cell>
          <table:table-cell office:value-type="float" office:value="2.88" calcext:value-type="float">
            <text:p>2.88</text:p>
          </table:table-cell>
          <table:table-cell office:value-type="float" office:value="2.34" calcext:value-type="float">
            <text:p>2.34</text:p>
          </table:table-cell>
          <table:table-cell office:value-type="float" office:value="3.14" calcext:value-type="float">
            <text:p>3.14</text:p>
          </table:table-cell>
          <table:table-cell office:value-type="float" office:value="2.48" calcext:value-type="float">
            <text:p>2.48</text:p>
          </table:table-cell>
          <table:table-cell office:value-type="float" office:value="2.98" calcext:value-type="float">
            <text:p>2.98</text:p>
          </table:table-cell>
          <table:table-cell office:value-type="float" office:value="1.5" calcext:value-type="float">
            <text:p>1.5</text:p>
          </table:table-cell>
          <table:table-cell office:value-type="float" office:value="3.12" calcext:value-type="float">
            <text:p>3.12</text:p>
          </table:table-cell>
          <table:table-cell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3.48" calcext:value-type="float">
            <text:p>3.48</text:p>
          </table:table-cell>
          <table:table-cell office:value-type="float" office:value="2.98" calcext:value-type="float">
            <text:p>2.9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/>
          <table:table-cell office:value-type="float" office:value="0.43081" calcext:value-type="float">
            <text:p>0.43081</text:p>
          </table:table-cell>
          <table:table-cell office:value-type="float" office:value="0.44721" calcext:value-type="float">
            <text:p>0.44721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0.72553" calcext:value-type="float">
            <text:p>0.72553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53066" calcext:value-type="float">
            <text:p>0.53066</text:p>
          </table:table-cell>
          <table:table-cell office:value-type="float" office:value="1.05243" calcext:value-type="float">
            <text:p>1.05243</text:p>
          </table:table-cell>
          <table:table-cell office:value-type="float" office:value="0.85229" calcext:value-type="float">
            <text:p>0.85229</text:p>
          </table:table-cell>
          <table:table-cell office:value-type="float" office:value="0.70541" calcext:value-type="float">
            <text:p>0.70541</text:p>
          </table:table-cell>
          <table:table-cell office:value-type="float" office:value="1.45726" calcext:value-type="float">
            <text:p>1.45726</text:p>
          </table:table-cell>
          <table:table-cell office:value-type="float" office:value="1.51275" calcext:value-type="float">
            <text:p>1.51275</text:p>
          </table:table-cell>
          <table:table-cell office:value-type="float" office:value="1.60449" calcext:value-type="float">
            <text:p>1.60449</text:p>
          </table:table-cell>
          <table:table-cell office:value-type="float" office:value="1.62247" calcext:value-type="float">
            <text:p>1.62247</text:p>
          </table:table-cell>
          <table:table-cell office:value-type="float" office:value="2.16527" calcext:value-type="float">
            <text:p>2.16527</text:p>
          </table:table-cell>
          <table:table-cell office:value-type="float" office:value="1.49251" calcext:value-type="float">
            <text:p>1.49251</text:p>
          </table:table-cell>
          <table:table-cell office:value-type="float" office:value="1.82209" calcext:value-type="float">
            <text:p>1.82209</text:p>
          </table:table-cell>
          <table:table-cell office:value-type="float" office:value="2.38025" calcext:value-type="float">
            <text:p>2.38025</text:p>
          </table:table-cell>
          <table:table-cell office:value-type="float" office:value="1.64451" calcext:value-type="float">
            <text:p>1.64451</text:p>
          </table:table-cell>
          <table:table-cell office:value-type="float" office:value="2.48202" calcext:value-type="float">
            <text:p>2.48202</text:p>
          </table:table-cell>
          <table:table-cell office:value-type="float" office:value="2.05173" calcext:value-type="float">
            <text:p>2.05173</text:p>
          </table:table-cell>
          <table:table-cell office:value-type="float" office:value="2.54943" calcext:value-type="float">
            <text:p>2.54943</text:p>
          </table:table-cell>
          <table:table-cell office:value-type="float" office:value="1.13578" calcext:value-type="float">
            <text:p>1.13578</text:p>
          </table:table-cell>
          <table:table-cell office:value-type="float" office:value="2.06533" calcext:value-type="float">
            <text:p>2.06533</text:p>
          </table:table-cell>
          <table:table-cell office:value-type="float" office:value="2.03332" calcext:value-type="float">
            <text:p>2.03332</text:p>
          </table:table-cell>
          <table:table-cell office:value-type="float" office:value="2.16296" calcext:value-type="float">
            <text:p>2.16296</text:p>
          </table:table-cell>
          <table:table-cell office:value-type="float" office:value="2.68507" calcext:value-type="float">
            <text:p>2.68507</text:p>
          </table:table-cell>
          <table:table-cell office:value-type="float" office:value="2.26707" calcext:value-type="float">
            <text:p>2.26707</text:p>
          </table:table-cell>
          <table:table-cell office:value-type="float" office:value="2.62061" calcext:value-type="float">
            <text:p>2.62061</text:p>
          </table:table-cell>
          <table:table-cell office:value-type="float" office:value="2.38336" calcext:value-type="float">
            <text:p>2.38336</text:p>
          </table:table-cell>
          <table:table-cell office:value-type="float" office:value="2.4903" calcext:value-type="float">
            <text:p>2.4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1.12" calcext:value-type="float">
            <text:p>1.12</text:p>
          </table:table-cell>
          <table:table-cell office:value-type="float" office:value="0.78" calcext:value-type="float">
            <text:p>0.78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44" calcext:value-type="float">
            <text:p>2.44</text:p>
          </table:table-cell>
          <table:table-cell office:value-type="float" office:value="3.12" calcext:value-type="float">
            <text:p>3.12</text:p>
          </table:table-cell>
          <table:table-cell office:value-type="float" office:value="3.52" calcext:value-type="float">
            <text:p>3.52</text:p>
          </table:table-cell>
          <table:table-cell office:value-type="float" office:value="2.88" calcext:value-type="float">
            <text:p>2.88</text:p>
          </table:table-cell>
          <table:table-cell office:value-type="float" office:value="3.38" calcext:value-type="float">
            <text:p>3.38</text:p>
          </table:table-cell>
          <table:table-cell office:value-type="float" office:value="3.74" calcext:value-type="float">
            <text:p>3.74</text:p>
          </table:table-cell>
          <table:table-cell office:value-type="float" office:value="3.64" calcext:value-type="float">
            <text:p>3.64</text:p>
          </table:table-cell>
          <table:table-cell office:value-type="float" office:value="4.4" calcext:value-type="float">
            <text:p>4.4</text:p>
          </table:table-cell>
          <table:table-cell office:value-type="float" office:value="4.52" calcext:value-type="float">
            <text:p>4.52</text:p>
          </table:table-cell>
          <table:table-cell office:value-type="float" office:value="4.08" calcext:value-type="float">
            <text:p>4.08</text:p>
          </table:table-cell>
          <table:table-cell office:value-type="float" office:value="4.24" calcext:value-type="float">
            <text:p>4.24</text:p>
          </table:table-cell>
          <table:table-cell office:value-type="float" office:value="3.68" calcext:value-type="float">
            <text:p>3.68</text:p>
          </table:table-cell>
          <table:table-cell office:value-type="float" office:value="4.24" calcext:value-type="float">
            <text:p>4.24</text:p>
          </table:table-cell>
          <table:table-cell office:value-type="float" office:value="4.06" calcext:value-type="float">
            <text:p>4.06</text:p>
          </table:table-cell>
          <table:table-cell office:value-type="float" office:value="3.6" calcext:value-type="float">
            <text:p>3.6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74" calcext:value-type="float">
            <text:p>3.74</text:p>
          </table:table-cell>
          <table:table-cell office:value-type="float" office:value="4.78" calcext:value-type="float">
            <text:p>4.78</text:p>
          </table:table-cell>
          <table:table-cell office:value-type="float" office:value="3.1" calcext:value-type="float">
            <text:p>3.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/>
          <table:table-cell office:value-type="float" office:value="0.50754" calcext:value-type="float">
            <text:p>0.50754</text:p>
          </table:table-cell>
          <table:table-cell office:value-type="float" office:value="0.82195" calcext:value-type="float">
            <text:p>0.82195</text:p>
          </table:table-cell>
          <table:table-cell office:value-type="float" office:value="0.3" calcext:value-type="float">
            <text:p>0.3</text:p>
          </table:table-cell>
          <table:table-cell office:value-type="float" office:value="0.78892" calcext:value-type="float">
            <text:p>0.78892</text:p>
          </table:table-cell>
          <table:table-cell office:value-type="float" office:value="0.82462" calcext:value-type="float">
            <text:p>0.82462</text:p>
          </table:table-cell>
          <table:table-cell office:value-type="float" office:value="1.24322" calcext:value-type="float">
            <text:p>1.24322</text:p>
          </table:table-cell>
          <table:table-cell office:value-type="float" office:value="0.87841" calcext:value-type="float">
            <text:p>0.87841</text:p>
          </table:table-cell>
          <table:table-cell office:value-type="float" office:value="1.7431" calcext:value-type="float">
            <text:p>1.7431</text:p>
          </table:table-cell>
          <table:table-cell office:value-type="float" office:value="1.86987" calcext:value-type="float">
            <text:p>1.86987</text:p>
          </table:table-cell>
          <table:table-cell office:value-type="float" office:value="1.71067" calcext:value-type="float">
            <text:p>1.71067</text:p>
          </table:table-cell>
          <table:table-cell office:value-type="float" office:value="1.94566" calcext:value-type="float">
            <text:p>1.94566</text:p>
          </table:table-cell>
          <table:table-cell office:value-type="float" office:value="3.12564" calcext:value-type="float">
            <text:p>3.12564</text:p>
          </table:table-cell>
          <table:table-cell office:value-type="float" office:value="2.05563" calcext:value-type="float">
            <text:p>2.05563</text:p>
          </table:table-cell>
          <table:table-cell office:value-type="float" office:value="1.98887" calcext:value-type="float">
            <text:p>1.98887</text:p>
          </table:table-cell>
          <table:table-cell office:value-type="float" office:value="2.39842" calcext:value-type="float">
            <text:p>2.39842</text:p>
          </table:table-cell>
          <table:table-cell office:value-type="float" office:value="2.62876" calcext:value-type="float">
            <text:p>2.62876</text:p>
          </table:table-cell>
          <table:table-cell office:value-type="float" office:value="3.14325" calcext:value-type="float">
            <text:p>3.14325</text:p>
          </table:table-cell>
          <table:table-cell office:value-type="float" office:value="3.55663" calcext:value-type="float">
            <text:p>3.55663</text:p>
          </table:table-cell>
          <table:table-cell office:value-type="float" office:value="2.97214" calcext:value-type="float">
            <text:p>2.97214</text:p>
          </table:table-cell>
          <table:table-cell office:value-type="float" office:value="2.804" calcext:value-type="float">
            <text:p>2.804</text:p>
          </table:table-cell>
          <table:table-cell office:value-type="float" office:value="2.73086" calcext:value-type="float">
            <text:p>2.73086</text:p>
          </table:table-cell>
          <table:table-cell office:value-type="float" office:value="3.01702" calcext:value-type="float">
            <text:p>3.01702</text:p>
          </table:table-cell>
          <table:table-cell office:value-type="float" office:value="2.50926" calcext:value-type="float">
            <text:p>2.50926</text:p>
          </table:table-cell>
          <table:table-cell office:value-type="float" office:value="1.9799" calcext:value-type="float">
            <text:p>1.9799</text:p>
          </table:table-cell>
          <table:table-cell office:value-type="float" office:value="2.35423" calcext:value-type="float">
            <text:p>2.35423</text:p>
          </table:table-cell>
          <table:table-cell office:value-type="float" office:value="0" calcext:value-type="float">
            <text:p>0</text:p>
          </table:table-cell>
          <table:table-cell office:value-type="float" office:value="3.25828" calcext:value-type="float">
            <text:p>3.25828</text:p>
          </table:table-cell>
          <table:table-cell office:value-type="float" office:value="2.92445" calcext:value-type="float">
            <text:p>2.92445</text:p>
          </table:table-cell>
          <table:table-cell office:value-type="float" office:value="3.34239" calcext:value-type="float">
            <text:p>3.34239</text:p>
          </table:table-cell>
          <table:table-cell office:value-type="float" office:value="2.12838" calcext:value-type="float">
            <text:p>2.12838</text:p>
          </table:table-cell>
          <table:table-cell office:value-type="float" office:value="3.50291" calcext:value-type="float">
            <text:p>3.50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1.18" calcext:value-type="float">
            <text:p>1.18</text:p>
          </table:table-cell>
          <table:table-cell office:value-type="float" office:value="1.94" calcext:value-type="float">
            <text:p>1.94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  <table:table-cell office:value-type="float" office:value="3.56" calcext:value-type="float">
            <text:p>3.56</text:p>
          </table:table-cell>
          <table:table-cell office:value-type="float" office:value="2.76" calcext:value-type="float">
            <text:p>2.76</text:p>
          </table:table-cell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76" calcext:value-type="float">
            <text:p>3.76</text:p>
          </table:table-cell>
          <table:table-cell office:value-type="float" office:value="4.04" calcext:value-type="float">
            <text:p>4.04</text:p>
          </table:table-cell>
          <table:table-cell office:value-type="float" office:value="4.36" calcext:value-type="float">
            <text:p>4.36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4.68" calcext:value-type="float">
            <text:p>4.68</text:p>
          </table:table-cell>
          <table:table-cell office:value-type="float" office:value="4.36" calcext:value-type="float">
            <text:p>4.36</text:p>
          </table:table-cell>
          <table:table-cell office:value-type="float" office:value="4.56" calcext:value-type="float">
            <text:p>4.56</text:p>
          </table:table-cell>
          <table:table-cell office:value-type="float" office:value="3.92" calcext:value-type="float">
            <text:p>3.92</text:p>
          </table:table-cell>
          <table:table-cell office:value-type="float" office:value="4.44" calcext:value-type="float">
            <text:p>4.44</text:p>
          </table:table-cell>
          <table:table-cell office:value-type="float" office:value="0.02" calcext:value-type="float">
            <text:p>0.02</text:p>
          </table:table-cell>
          <table:table-cell office:value-type="float" office:value="4.08" calcext:value-type="float">
            <text:p>4.08</text:p>
          </table:table-cell>
          <table:table-cell office:value-type="float" office:value="3.88" calcext:value-type="float">
            <text:p>3.88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/>
          <table:table-cell office:value-type="float" office:value="0.32496" calcext:value-type="float">
            <text:p>0.32496</text:p>
          </table:table-cell>
          <table:table-cell office:value-type="float" office:value="0.61449" calcext:value-type="float">
            <text:p>0.61449</text:p>
          </table:table-cell>
          <table:table-cell office:value-type="float" office:value="0.23749" calcext:value-type="float">
            <text:p>0.23749</text:p>
          </table:table-cell>
          <table:table-cell office:value-type="float" office:value="0.34699" calcext:value-type="float">
            <text:p>0.34699</text:p>
          </table:table-cell>
          <table:table-cell office:value-type="float" office:value="0.87727" calcext:value-type="float">
            <text:p>0.87727</text:p>
          </table:table-cell>
          <table:table-cell office:value-type="float" office:value="0.23749" calcext:value-type="float">
            <text:p>0.23749</text:p>
          </table:table-cell>
          <table:table-cell office:value-type="float" office:value="0.951" calcext:value-type="float">
            <text:p>0.951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7126" calcext:value-type="float">
            <text:p>1.07126</text:p>
          </table:table-cell>
          <table:table-cell office:value-type="float" office:value="1.97393" calcext:value-type="float">
            <text:p>1.97393</text:p>
          </table:table-cell>
          <table:table-cell office:value-type="float" office:value="2.32594" calcext:value-type="float">
            <text:p>2.32594</text:p>
          </table:table-cell>
          <table:table-cell office:value-type="float" office:value="3.01071" calcext:value-type="float">
            <text:p>3.01071</text:p>
          </table:table-cell>
          <table:table-cell office:value-type="float" office:value="1.94936" calcext:value-type="float">
            <text:p>1.94936</text:p>
          </table:table-cell>
          <table:table-cell office:value-type="float" office:value="2.77964" calcext:value-type="float">
            <text:p>2.77964</text:p>
          </table:table-cell>
          <table:table-cell office:value-type="float" office:value="1.93453" calcext:value-type="float">
            <text:p>1.93453</text:p>
          </table:table-cell>
          <table:table-cell office:value-type="float" office:value="2.30651" calcext:value-type="float">
            <text:p>2.30651</text:p>
          </table:table-cell>
          <table:table-cell office:value-type="float" office:value="2.97832" calcext:value-type="float">
            <text:p>2.97832</text:p>
          </table:table-cell>
          <table:table-cell office:value-type="float" office:value="2.24107" calcext:value-type="float">
            <text:p>2.24107</text:p>
          </table:table-cell>
          <table:table-cell office:value-type="float" office:value="2.81397" calcext:value-type="float">
            <text:p>2.81397</text:p>
          </table:table-cell>
          <table:table-cell office:value-type="float" office:value="2.95134" calcext:value-type="float">
            <text:p>2.95134</text:p>
          </table:table-cell>
          <table:table-cell office:value-type="float" office:value="2.70555" calcext:value-type="float">
            <text:p>2.70555</text:p>
          </table:table-cell>
          <table:table-cell office:value-type="float" office:value="2.42487" calcext:value-type="float">
            <text:p>2.42487</text:p>
          </table:table-cell>
          <table:table-cell office:value-type="float" office:value="3.06881" calcext:value-type="float">
            <text:p>3.06881</text:p>
          </table:table-cell>
          <table:table-cell office:value-type="float" office:value="2.87583" calcext:value-type="float">
            <text:p>2.87583</text:p>
          </table:table-cell>
          <table:table-cell office:value-type="float" office:value="3.00107" calcext:value-type="float">
            <text:p>3.00107</text:p>
          </table:table-cell>
          <table:table-cell office:value-type="float" office:value="2.78453" calcext:value-type="float">
            <text:p>2.78453</text:p>
          </table:table-cell>
          <table:table-cell office:value-type="float" office:value="3.13152" calcext:value-type="float">
            <text:p>3.13152</text:p>
          </table:table-cell>
          <table:table-cell office:value-type="float" office:value="0.14" calcext:value-type="float">
            <text:p>0.14</text:p>
          </table:table-cell>
          <table:table-cell office:value-type="float" office:value="2.7629" calcext:value-type="float">
            <text:p>2.7629</text:p>
          </table:table-cell>
          <table:table-cell office:value-type="float" office:value="2.63545" calcext:value-type="float">
            <text:p>2.63545</text:p>
          </table:table-cell>
          <table:table-cell office:value-type="float" office:value="3.51704" calcext:value-type="float">
            <text:p>3.51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office:value-type="float" office:value="1.26" calcext:value-type="float">
            <text:p>1.26</text:p>
          </table:table-cell>
          <table:table-cell office:value-type="float" office:value="1.22" calcext:value-type="float">
            <text:p>1.22</text:p>
          </table:table-cell>
          <table:table-cell office:value-type="float" office:value="2.62" calcext:value-type="float">
            <text:p>2.62</text:p>
          </table:table-cell>
          <table:table-cell office:value-type="float" office:value="3.22" calcext:value-type="float">
            <text:p>3.22</text:p>
          </table:table-cell>
          <table:table-cell office:value-type="float" office:value="3.6" calcext:value-type="float">
            <text:p>3.6</text:p>
          </table:table-cell>
          <table:table-cell office:value-type="float" office:value="3.06" calcext:value-type="float">
            <text:p>3.06</text:p>
          </table:table-cell>
          <table:table-cell office:value-type="float" office:value="3.52" calcext:value-type="float">
            <text:p>3.52</text:p>
          </table:table-cell>
          <table:table-cell office:value-type="float" office:value="3.76" calcext:value-type="float">
            <text:p>3.76</text:p>
          </table:table-cell>
          <table:table-cell office:value-type="float" office:value="3.28" calcext:value-type="float">
            <text:p>3.28</text:p>
          </table:table-cell>
          <table:table-cell office:value-type="float" office:value="3.94" calcext:value-type="float">
            <text:p>3.94</text:p>
          </table:table-cell>
          <table:table-cell office:value-type="float" office:value="4.2" calcext:value-type="float">
            <text:p>4.2</text:p>
          </table:table-cell>
          <table:table-cell office:value-type="float" office:value="2.64" calcext:value-type="float">
            <text:p>2.64</text:p>
          </table:table-cell>
          <table:table-cell office:value-type="float" office:value="4.5" calcext:value-type="float">
            <text:p>4.5</text:p>
          </table:table-cell>
          <table:table-cell office:value-type="float" office:value="4.14" calcext:value-type="float">
            <text:p>4.14</text:p>
          </table:table-cell>
          <table:table-cell office:value-type="float" office:value="4.5" calcext:value-type="float">
            <text:p>4.5</text:p>
          </table:table-cell>
          <table:table-cell office:value-type="float" office:value="4.74" calcext:value-type="float">
            <text:p>4.74</text:p>
          </table:table-cell>
          <table:table-cell office:value-type="float" office:value="3.84" calcext:value-type="float">
            <text:p>3.84</text:p>
          </table:table-cell>
          <table:table-cell office:value-type="float" office:value="1.18" calcext:value-type="float">
            <text:p>1.18</text:p>
          </table:table-cell>
          <table:table-cell office:value-type="float" office:value="4.1" calcext:value-type="float">
            <text:p>4.1</text:p>
          </table:table-cell>
          <table:table-cell office:value-type="float" office:value="4.86" calcext:value-type="float">
            <text:p>4.86</text:p>
          </table:table-cell>
          <table:table-cell office:value-type="float" office:value="4.38" calcext:value-type="float">
            <text:p>4.38</text:p>
          </table:table-cell>
          <table:table-cell office:value-type="float" office:value="4.32" calcext:value-type="float">
            <text:p>4.32</text:p>
          </table:table-cell>
          <table:table-cell office:value-type="float" office:value="4.18" calcext:value-type="float">
            <text:p>4.18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/>
          <table:table-cell office:value-type="float" office:value="0.41761" calcext:value-type="float">
            <text:p>0.41761</text:p>
          </table:table-cell>
          <table:table-cell office:value-type="float" office:value="0.72553" calcext:value-type="float">
            <text:p>0.72553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87178" calcext:value-type="float">
            <text:p>0.87178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1.2298" calcext:value-type="float">
            <text:p>1.2298</text:p>
          </table:table-cell>
          <table:table-cell office:value-type="float" office:value="1.20482" calcext:value-type="float">
            <text:p>1.20482</text:p>
          </table:table-cell>
          <table:table-cell office:value-type="float" office:value="1.78762" calcext:value-type="float">
            <text:p>1.78762</text:p>
          </table:table-cell>
          <table:table-cell office:value-type="float" office:value="1.92135" calcext:value-type="float">
            <text:p>1.92135</text:p>
          </table:table-cell>
          <table:table-cell office:value-type="float" office:value="2.62298" calcext:value-type="float">
            <text:p>2.62298</text:p>
          </table:table-cell>
          <table:table-cell office:value-type="float" office:value="2.12047" calcext:value-type="float">
            <text:p>2.12047</text:p>
          </table:table-cell>
          <table:table-cell office:value-type="float" office:value="2.56312" calcext:value-type="float">
            <text:p>2.56312</text:p>
          </table:table-cell>
          <table:table-cell office:value-type="float" office:value="3.13407" calcext:value-type="float">
            <text:p>3.13407</text:p>
          </table:table-cell>
          <table:table-cell office:value-type="float" office:value="2.03017" calcext:value-type="float">
            <text:p>2.03017</text:p>
          </table:table-cell>
          <table:table-cell office:value-type="float" office:value="2.56445" calcext:value-type="float">
            <text:p>2.56445</text:p>
          </table:table-cell>
          <table:table-cell office:value-type="float" office:value="2.77128" calcext:value-type="float">
            <text:p>2.77128</text:p>
          </table:table-cell>
          <table:table-cell office:value-type="float" office:value="1.71767" calcext:value-type="float">
            <text:p>1.71767</text:p>
          </table:table-cell>
          <table:table-cell office:value-type="float" office:value="3.37194" calcext:value-type="float">
            <text:p>3.37194</text:p>
          </table:table-cell>
          <table:table-cell office:value-type="float" office:value="2.80007" calcext:value-type="float">
            <text:p>2.80007</text:p>
          </table:table-cell>
          <table:table-cell office:value-type="float" office:value="3.28786" calcext:value-type="float">
            <text:p>3.28786</text:p>
          </table:table-cell>
          <table:table-cell office:value-type="float" office:value="3.63764" calcext:value-type="float">
            <text:p>3.63764</text:p>
          </table:table-cell>
          <table:table-cell office:value-type="float" office:value="2.50886" calcext:value-type="float">
            <text:p>2.50886</text:p>
          </table:table-cell>
          <table:table-cell office:value-type="float" office:value="1.22784" calcext:value-type="float">
            <text:p>1.22784</text:p>
          </table:table-cell>
          <table:table-cell office:value-type="float" office:value="2.83019" calcext:value-type="float">
            <text:p>2.83019</text:p>
          </table:table-cell>
          <table:table-cell office:value-type="float" office:value="3.31669" calcext:value-type="float">
            <text:p>3.31669</text:p>
          </table:table-cell>
          <table:table-cell office:value-type="float" office:value="2.74146" calcext:value-type="float">
            <text:p>2.74146</text:p>
          </table:table-cell>
          <table:table-cell office:value-type="float" office:value="3.12051" calcext:value-type="float">
            <text:p>3.12051</text:p>
          </table:table-cell>
          <table:table-cell office:value-type="float" office:value="2.62823" calcext:value-type="float">
            <text:p>2.62823</text:p>
          </table:table-cell>
          <table:table-cell office:value-type="float" office:value="3.23333" calcext:value-type="float">
            <text:p>3.23333</text:p>
          </table:table-cell>
          <table:table-cell office:value-type="float" office:value="0" calcext:value-type="float">
            <text:p>0</text:p>
          </table:table-cell>
          <table:table-cell office:value-type="float" office:value="2.81169" calcext:value-type="float">
            <text:p>2.81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1.12" calcext:value-type="float">
            <text:p>1.12</text:p>
          </table:table-cell>
          <table:table-cell office:value-type="float" office:value="1.78" calcext:value-type="float">
            <text:p>1.78</text:p>
          </table:table-cell>
          <table:table-cell office:value-type="float" office:value="2.56" calcext:value-type="float">
            <text:p>2.56</text:p>
          </table:table-cell>
          <table:table-cell office:value-type="float" office:value="3.48" calcext:value-type="float">
            <text:p>3.48</text:p>
          </table:table-cell>
          <table:table-cell office:value-type="float" office:value="2.96" calcext:value-type="float">
            <text:p>2.96</text:p>
          </table:table-cell>
          <table:table-cell office:value-type="float" office:value="3.3" calcext:value-type="float">
            <text:p>3.3</text:p>
          </table:table-cell>
          <table:table-cell office:value-type="float" office:value="3.96" calcext:value-type="float">
            <text:p>3.96</text:p>
          </table:table-cell>
          <table:table-cell office:value-type="float" office:value="3.34" calcext:value-type="float">
            <text:p>3.34</text:p>
          </table:table-cell>
          <table:table-cell office:value-type="float" office:value="4.06" calcext:value-type="float">
            <text:p>4.06</text:p>
          </table:table-cell>
          <table:table-cell office:value-type="float" office:value="3.1" calcext:value-type="float">
            <text:p>3.1</text:p>
          </table:table-cell>
          <table:table-cell office:value-type="float" office:value="4.3" calcext:value-type="float">
            <text:p>4.3</text:p>
          </table:table-cell>
          <table:table-cell office:value-type="float" office:value="4.08" calcext:value-type="float">
            <text:p>4.08</text:p>
          </table:table-cell>
          <table:table-cell office:value-type="float" office:value="3.9" calcext:value-type="float">
            <text:p>3.9</text:p>
          </table:table-cell>
          <table:table-cell office:value-type="float" office:value="4.94" calcext:value-type="float">
            <text:p>4.94</text:p>
          </table:table-cell>
          <table:table-cell office:value-type="float" office:value="4.88" calcext:value-type="float">
            <text:p>4.88</text:p>
          </table:table-cell>
          <table:table-cell office:value-type="float" office:value="0.06" calcext:value-type="float">
            <text:p>0.06</text:p>
          </table:table-cell>
          <table:table-cell office:value-type="float" office:value="5.82" calcext:value-type="float">
            <text:p>5.82</text:p>
          </table:table-cell>
          <table:table-cell office:value-type="float" office:value="4.44" calcext:value-type="float">
            <text:p>4.44</text:p>
          </table:table-cell>
          <table:table-cell office:value-type="float" office:value="4.58" calcext:value-type="float">
            <text:p>4.58</text:p>
          </table:table-cell>
          <table:table-cell office:value-type="float" office:value="4.86" calcext:value-type="float">
            <text:p>4.86</text:p>
          </table:table-cell>
          <table:table-cell office:value-type="float" office:value="3.8" calcext:value-type="float">
            <text:p>3.8</text:p>
          </table:table-cell>
          <table:table-cell office:value-type="float" office:value="4.38" calcext:value-type="float">
            <text:p>4.38</text:p>
          </table:table-cell>
          <table:table-cell office:value-type="float" office:value="3.64" calcext:value-type="float">
            <text:p>3.64</text:p>
          </table:table-cell>
          <table:table-cell office:value-type="float" office:value="4.12" calcext:value-type="float">
            <text:p>4.1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0.5016" calcext:value-type="float">
            <text:p>0.5016</text:p>
          </table:table-cell>
          <table:table-cell office:value-type="float" office:value="0.47159" calcext:value-type="float">
            <text:p>0.47159</text:p>
          </table:table-cell>
          <table:table-cell office:value-type="float" office:value="0.54991" calcext:value-type="float">
            <text:p>0.54991</text:p>
          </table:table-cell>
          <table:table-cell office:value-type="float" office:value="0.60133" calcext:value-type="float">
            <text:p>0.60133</text:p>
          </table:table-cell>
          <table:table-cell office:value-type="float" office:value="0.66" calcext:value-type="float">
            <text:p>0.66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.41831" calcext:value-type="float">
            <text:p>1.41831</text:p>
          </table:table-cell>
          <table:table-cell office:value-type="float" office:value="1.93039" calcext:value-type="float">
            <text:p>1.93039</text:p>
          </table:table-cell>
          <table:table-cell office:value-type="float" office:value="2.41031" calcext:value-type="float">
            <text:p>2.41031</text:p>
          </table:table-cell>
          <table:table-cell office:value-type="float" office:value="2.13504" calcext:value-type="float">
            <text:p>2.13504</text:p>
          </table:table-cell>
          <table:table-cell office:value-type="float" office:value="2.22935" calcext:value-type="float">
            <text:p>2.22935</text:p>
          </table:table-cell>
          <table:table-cell office:value-type="float" office:value="3.03289" calcext:value-type="float">
            <text:p>3.03289</text:p>
          </table:table-cell>
          <table:table-cell office:value-type="float" office:value="2.54252" calcext:value-type="float">
            <text:p>2.54252</text:p>
          </table:table-cell>
          <table:table-cell office:value-type="float" office:value="2.64129" calcext:value-type="float">
            <text:p>2.64129</text:p>
          </table:table-cell>
          <table:table-cell office:value-type="float" office:value="1.65227" calcext:value-type="float">
            <text:p>1.65227</text:p>
          </table:table-cell>
          <table:table-cell office:value-type="float" office:value="3.36601" calcext:value-type="float">
            <text:p>3.36601</text:p>
          </table:table-cell>
          <table:table-cell office:value-type="float" office:value="2.73379" calcext:value-type="float">
            <text:p>2.73379</text:p>
          </table:table-cell>
          <table:table-cell office:value-type="float" office:value="2.67769" calcext:value-type="float">
            <text:p>2.67769</text:p>
          </table:table-cell>
          <table:table-cell office:value-type="float" office:value="3.64093" calcext:value-type="float">
            <text:p>3.64093</text:p>
          </table:table-cell>
          <table:table-cell office:value-type="float" office:value="3.6312" calcext:value-type="float">
            <text:p>3.6312</text:p>
          </table:table-cell>
          <table:table-cell office:value-type="float" office:value="0.23749" calcext:value-type="float">
            <text:p>0.23749</text:p>
          </table:table-cell>
          <table:table-cell office:value-type="float" office:value="4.08749" calcext:value-type="float">
            <text:p>4.08749</text:p>
          </table:table-cell>
          <table:table-cell office:value-type="float" office:value="2.5625" calcext:value-type="float">
            <text:p>2.5625</text:p>
          </table:table-cell>
          <table:table-cell office:value-type="float" office:value="3.27469" calcext:value-type="float">
            <text:p>3.27469</text:p>
          </table:table-cell>
          <table:table-cell office:value-type="float" office:value="3.24352" calcext:value-type="float">
            <text:p>3.24352</text:p>
          </table:table-cell>
          <table:table-cell office:value-type="float" office:value="2.28035" calcext:value-type="float">
            <text:p>2.28035</text:p>
          </table:table-cell>
          <table:table-cell office:value-type="float" office:value="2.50511" calcext:value-type="float">
            <text:p>2.50511</text:p>
          </table:table-cell>
          <table:table-cell office:value-type="float" office:value="1.75226" calcext:value-type="float">
            <text:p>1.75226</text:p>
          </table:table-cell>
          <table:table-cell office:value-type="float" office:value="2.24179" calcext:value-type="float">
            <text:p>2.24179</text:p>
          </table:table-cell>
          <table:table-cell office:value-type="float" office:value="3.33617" calcext:value-type="float">
            <text:p>3.336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3.32" calcext:value-type="float">
            <text:p>3.32</text:p>
          </table:table-cell>
          <table:table-cell office:value-type="float" office:value="3.38" calcext:value-type="float">
            <text:p>3.38</text:p>
          </table:table-cell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office:value-type="float" office:value="3.92" calcext:value-type="float">
            <text:p>3.92</text:p>
          </table:table-cell>
          <table:table-cell office:value-type="float" office:value="5.08" calcext:value-type="float">
            <text:p>5.08</text:p>
          </table:table-cell>
          <table:table-cell office:value-type="float" office:value="3.14" calcext:value-type="float">
            <text:p>3.14</text:p>
          </table:table-cell>
          <table:table-cell office:value-type="float" office:value="4.78" calcext:value-type="float">
            <text:p>4.78</text:p>
          </table:table-cell>
          <table:table-cell office:value-type="float" office:value="3.52" calcext:value-type="float">
            <text:p>3.52</text:p>
          </table:table-cell>
          <table:table-cell office:value-type="float" office:value="3.98" calcext:value-type="float">
            <text:p>3.98</text:p>
          </table:table-cell>
          <table:table-cell office:value-type="float" office:value="4.36" calcext:value-type="float">
            <text:p>4.36</text:p>
          </table:table-cell>
          <table:table-cell office:value-type="float" office:value="3.84" calcext:value-type="float">
            <text:p>3.84</text:p>
          </table:table-cell>
          <table:table-cell office:value-type="float" office:value="5.5" calcext:value-type="float">
            <text:p>5.5</text:p>
          </table:table-cell>
          <table:table-cell office:value-type="float" office:value="3.86" calcext:value-type="float">
            <text:p>3.86</text:p>
          </table:table-cell>
          <table:table-cell office:value-type="float" office:value="5.34" calcext:value-type="float">
            <text:p>5.34</text:p>
          </table:table-cell>
          <table:table-cell office:value-type="float" office:value="4.24" calcext:value-type="float">
            <text:p>4.24</text:p>
          </table:table-cell>
          <table:table-cell office:value-type="float" office:value="4.44" calcext:value-type="float">
            <text:p>4.44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/>
          <table:table-cell office:value-type="float" office:value="0.27129" calcext:value-type="float">
            <text:p>0.27129</text:p>
          </table:table-cell>
          <table:table-cell office:value-type="float" office:value="0.23749" calcext:value-type="float">
            <text:p>0.23749</text:p>
          </table:table-cell>
          <table:table-cell office:value-type="float" office:value="0.57585" calcext:value-type="float">
            <text:p>0.57585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78" calcext:value-type="float">
            <text:p>0.78</text:p>
          </table:table-cell>
          <table:table-cell office:value-type="float" office:value="1.06377" calcext:value-type="float">
            <text:p>1.06377</text:p>
          </table:table-cell>
          <table:table-cell office:value-type="float" office:value="0.67052" calcext:value-type="float">
            <text:p>0.67052</text:p>
          </table:table-cell>
          <table:table-cell office:value-type="float" office:value="2.01236" calcext:value-type="float">
            <text:p>2.01236</text:p>
          </table:table-cell>
          <table:table-cell office:value-type="float" office:value="1.82472" calcext:value-type="float">
            <text:p>1.82472</text:p>
          </table:table-cell>
          <table:table-cell office:value-type="float" office:value="1.62788" calcext:value-type="float">
            <text:p>1.62788</text:p>
          </table:table-cell>
          <table:table-cell office:value-type="float" office:value="2.24" calcext:value-type="float">
            <text:p>2.24</text:p>
          </table:table-cell>
          <table:table-cell office:value-type="float" office:value="2.54472" calcext:value-type="float">
            <text:p>2.54472</text:p>
          </table:table-cell>
          <table:table-cell office:value-type="float" office:value="1.75966" calcext:value-type="float">
            <text:p>1.75966</text:p>
          </table:table-cell>
          <table:table-cell office:value-type="float" office:value="1.96662" calcext:value-type="float">
            <text:p>1.96662</text:p>
          </table:table-cell>
          <table:table-cell office:value-type="float" office:value="1.52787" calcext:value-type="float">
            <text:p>1.52787</text:p>
          </table:table-cell>
          <table:table-cell office:value-type="float" office:value="0" calcext:value-type="float">
            <text:p>0</text:p>
          </table:table-cell>
          <table:table-cell office:value-type="float" office:value="2.69436" calcext:value-type="float">
            <text:p>2.69436</text:p>
          </table:table-cell>
          <table:table-cell office:value-type="float" office:value="2.80599" calcext:value-type="float">
            <text:p>2.80599</text:p>
          </table:table-cell>
          <table:table-cell office:value-type="float" office:value="3.46318" calcext:value-type="float">
            <text:p>3.46318</text:p>
          </table:table-cell>
          <table:table-cell office:value-type="float" office:value="1.95969" calcext:value-type="float">
            <text:p>1.9596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2.87221" calcext:value-type="float">
            <text:p>2.87221</text:p>
          </table:table-cell>
          <table:table-cell office:value-type="float" office:value="2.73854" calcext:value-type="float">
            <text:p>2.73854</text:p>
          </table:table-cell>
          <table:table-cell office:value-type="float" office:value="3.03816" calcext:value-type="float">
            <text:p>3.03816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3.9" calcext:value-type="float">
            <text:p>3.9</text:p>
          </table:table-cell>
          <table:table-cell office:value-type="float" office:value="2.76413" calcext:value-type="float">
            <text:p>2.76413</text:p>
          </table:table-cell>
          <table:table-cell office:value-type="float" office:value="3.99304" calcext:value-type="float">
            <text:p>3.99304</text:p>
          </table:table-cell>
          <table:table-cell office:value-type="float" office:value="2.91589" calcext:value-type="float">
            <text:p>2.91589</text:p>
          </table:table-cell>
          <table:table-cell office:value-type="float" office:value="2.66203" calcext:value-type="float">
            <text:p>2.66203</text:p>
          </table:table-cell>
          <table:table-cell office:value-type="float" office:value="2.70178" calcext:value-type="float">
            <text:p>2.70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.86" calcext:value-type="float">
            <text:p>2.86</text:p>
          </table:table-cell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52" calcext:value-type="float">
            <text:p>3.52</text:p>
          </table:table-cell>
          <table:table-cell office:value-type="float" office:value="3.78" calcext:value-type="float">
            <text:p>3.78</text:p>
          </table:table-cell>
          <table:table-cell office:value-type="float" office:value="2.96" calcext:value-type="float">
            <text:p>2.96</text:p>
          </table:table-cell>
          <table:table-cell office:value-type="float" office:value="4.18" calcext:value-type="float">
            <text:p>4.18</text:p>
          </table:table-cell>
          <table:table-cell office:value-type="float" office:value="4.4" calcext:value-type="float">
            <text:p>4.4</text:p>
          </table:table-cell>
          <table:table-cell office:value-type="float" office:value="3.94" calcext:value-type="float">
            <text:p>3.94</text:p>
          </table:table-cell>
          <table:table-cell office:value-type="float" office:value="4.26" calcext:value-type="float">
            <text:p>4.26</text:p>
          </table:table-cell>
          <table:table-cell office:value-type="float" office:value="4.52" calcext:value-type="float">
            <text:p>4.52</text:p>
          </table:table-cell>
          <table:table-cell office:value-type="float" office:value="4.8" calcext:value-type="float">
            <text:p>4.8</text:p>
          </table:table-cell>
          <table:table-cell office:value-type="float" office:value="4.46" calcext:value-type="float">
            <text:p>4.46</text:p>
          </table:table-cell>
          <table:table-cell office:value-type="float" office:value="4.62" calcext:value-type="float">
            <text:p>4.62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04" calcext:value-type="float">
            <text:p>4.04</text:p>
          </table:table-cell>
          <table:table-cell office:value-type="float" office:value="4.1" calcext:value-type="float">
            <text:p>4.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/>
          <table:table-cell office:value-type="float" office:value="0.51225" calcext:value-type="float">
            <text:p>0.51225</text:p>
          </table:table-cell>
          <table:table-cell office:value-type="float" office:value="0.88904" calcext:value-type="float">
            <text:p>0.88904</text:p>
          </table:table-cell>
          <table:table-cell office:value-type="float" office:value="0.68731" calcext:value-type="float">
            <text:p>0.68731</text:p>
          </table:table-cell>
          <table:table-cell office:value-type="float" office:value="0.66813" calcext:value-type="float">
            <text:p>0.66813</text:p>
          </table:table-cell>
          <table:table-cell office:value-type="float" office:value="0.36661" calcext:value-type="float">
            <text:p>0.36661</text:p>
          </table:table-cell>
          <table:table-cell office:value-type="float" office:value="0.81511" calcext:value-type="float">
            <text:p>0.81511</text:p>
          </table:table-cell>
          <table:table-cell office:value-type="float" office:value="0.75392" calcext:value-type="float">
            <text:p>0.75392</text:p>
          </table:table-cell>
          <table:table-cell office:value-type="float" office:value="1.51327" calcext:value-type="float">
            <text:p>1.51327</text:p>
          </table:table-cell>
          <table:table-cell office:value-type="float" office:value="1.57797" calcext:value-type="float">
            <text:p>1.57797</text:p>
          </table:table-cell>
          <table:table-cell office:value-type="float" office:value="1.83565" calcext:value-type="float">
            <text:p>1.83565</text:p>
          </table:table-cell>
          <table:table-cell office:value-type="float" office:value="1.90672" calcext:value-type="float">
            <text:p>1.90672</text:p>
          </table:table-cell>
          <table:table-cell office:value-type="float" office:value="1.75374" calcext:value-type="float">
            <text:p>1.75374</text:p>
          </table:table-cell>
          <table:table-cell office:value-type="float" office:value="1.8869" calcext:value-type="float">
            <text:p>1.8869</text:p>
          </table:table-cell>
          <table:table-cell office:value-type="float" office:value="2.37563" calcext:value-type="float">
            <text:p>2.37563</text:p>
          </table:table-cell>
          <table:table-cell office:value-type="float" office:value="2.41868" calcext:value-type="float">
            <text:p>2.41868</text:p>
          </table:table-cell>
          <table:table-cell office:value-type="float" office:value="2.34299" calcext:value-type="float">
            <text:p>2.34299</text:p>
          </table:table-cell>
          <table:table-cell office:value-type="float" office:value="2.78776" calcext:value-type="float">
            <text:p>2.78776</text:p>
          </table:table-cell>
          <table:table-cell office:value-type="float" office:value="1.68476" calcext:value-type="float">
            <text:p>1.68476</text:p>
          </table:table-cell>
          <table:table-cell office:value-type="float" office:value="3.14763" calcext:value-type="float">
            <text:p>3.14763</text:p>
          </table:table-cell>
          <table:table-cell office:value-type="float" office:value="3.04631" calcext:value-type="float">
            <text:p>3.04631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3.01204" calcext:value-type="float">
            <text:p>3.01204</text:p>
          </table:table-cell>
          <table:table-cell office:value-type="float" office:value="2.79457" calcext:value-type="float">
            <text:p>2.79457</text:p>
          </table:table-cell>
          <table:table-cell office:value-type="float" office:value="3.21248" calcext:value-type="float">
            <text:p>3.21248</text:p>
          </table:table-cell>
          <table:table-cell office:value-type="float" office:value="2.57845" calcext:value-type="float">
            <text:p>2.57845</text:p>
          </table:table-cell>
          <table:table-cell office:value-type="float" office:value="3.2366" calcext:value-type="float">
            <text:p>3.2366</text:p>
          </table:table-cell>
          <table:table-cell office:value-type="float" office:value="2.92274" calcext:value-type="float">
            <text:p>2.92274</text:p>
          </table:table-cell>
          <table:table-cell office:value-type="float" office:value="3.02132" calcext:value-type="float">
            <text:p>3.02132</text:p>
          </table:table-cell>
          <table:table-cell office:value-type="float" office:value="2.76377" calcext:value-type="float">
            <text:p>2.76377</text:p>
          </table:table-cell>
          <table:table-cell office:value-type="float" office:value="2.69258" calcext:value-type="float">
            <text:p>2.69258</text:p>
          </table:table-cell>
          <table:table-cell office:value-type="float" office:value="3.80258" calcext:value-type="float">
            <text:p>3.802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4" calcext:value-type="float">
            <text:p>0.34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1.02" calcext:value-type="float">
            <text:p>1.02</text:p>
          </table:table-cell>
          <table:table-cell office:value-type="float" office:value="0.38" calcext:value-type="float">
            <text:p>0.38</text:p>
          </table:table-cell>
          <table:table-cell office:value-type="float" office:value="1.94" calcext:value-type="float">
            <text:p>1.94</text:p>
          </table:table-cell>
          <table:table-cell office:value-type="float" office:value="2.68" calcext:value-type="float">
            <text:p>2.68</text:p>
          </table:table-cell>
          <table:table-cell office:value-type="float" office:value="2.76" calcext:value-type="float">
            <text:p>2.76</text:p>
          </table:table-cell>
          <table:table-cell office:value-type="float" office:value="3.76" calcext:value-type="float">
            <text:p>3.76</text:p>
          </table:table-cell>
          <table:table-cell office:value-type="float" office:value="3.82" calcext:value-type="float">
            <text:p>3.82</text:p>
          </table:table-cell>
          <table:table-cell office:value-type="float" office:value="3.78" calcext:value-type="float">
            <text:p>3.78</text:p>
          </table:table-cell>
          <table:table-cell office:value-type="float" office:value="3.62" calcext:value-type="float">
            <text:p>3.62</text:p>
          </table:table-cell>
          <table:table-cell office:value-type="float" office:value="3.28" calcext:value-type="float">
            <text:p>3.28</text:p>
          </table:table-cell>
          <table:table-cell office:value-type="float" office:value="3.9" calcext:value-type="float">
            <text:p>3.9</text:p>
          </table:table-cell>
          <table:table-cell office:value-type="float" office:value="4.78" calcext:value-type="float">
            <text:p>4.78</text:p>
          </table:table-cell>
          <table:table-cell office:value-type="float" office:value="4.7" calcext:value-type="float">
            <text:p>4.7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3.64" calcext:value-type="float">
            <text:p>3.64</text:p>
          </table:table-cell>
          <table:table-cell office:value-type="float" office:value="4.82" calcext:value-type="float">
            <text:p>4.82</text:p>
          </table:table-cell>
          <table:table-cell office:value-type="float" office:value="3.8" calcext:value-type="float">
            <text:p>3.8</text:p>
          </table:table-cell>
          <table:table-cell office:value-type="float" office:value="4.78" calcext:value-type="float">
            <text:p>4.78</text:p>
          </table:table-cell>
          <table:table-cell office:value-type="float" office:value="4.72" calcext:value-type="float">
            <text:p>4.72</text:p>
          </table:table-cell>
          <table:table-cell office:value-type="float" office:value="4.56" calcext:value-type="float">
            <text:p>4.56</text:p>
          </table:table-cell>
          <table:table-cell office:value-type="float" office:value="5.44" calcext:value-type="float">
            <text:p>5.44</text:p>
          </table:table-cell>
          <table:table-cell office:value-type="float" office:value="4.3" calcext:value-type="float">
            <text:p>4.3</text:p>
          </table:table-cell>
          <table:table-cell office:value-type="float" office:value="4.84" calcext:value-type="float">
            <text:p>4.84</text:p>
          </table:table-cell>
          <table:table-cell office:value-type="float" office:value="5.96" calcext:value-type="float">
            <text:p>5.96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float" office:value="0.58686" calcext:value-type="float">
            <text:p>0.58686</text:p>
          </table:table-cell>
          <table:table-cell office:value-type="float" office:value="0.82559" calcext:value-type="float">
            <text:p>0.82559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0.8727" calcext:value-type="float">
            <text:p>0.8727</text:p>
          </table:table-cell>
          <table:table-cell office:value-type="float" office:value="1.04862" calcext:value-type="float">
            <text:p>1.04862</text:p>
          </table:table-cell>
          <table:table-cell office:value-type="float" office:value="0.56178" calcext:value-type="float">
            <text:p>0.56178</text:p>
          </table:table-cell>
          <table:table-cell office:value-type="float" office:value="1.73678" calcext:value-type="float">
            <text:p>1.73678</text:p>
          </table:table-cell>
          <table:table-cell office:value-type="float" office:value="1.91249" calcext:value-type="float">
            <text:p>1.91249</text:p>
          </table:table-cell>
          <table:table-cell office:value-type="float" office:value="2.06456" calcext:value-type="float">
            <text:p>2.06456</text:p>
          </table:table-cell>
          <table:table-cell office:value-type="float" office:value="2.10295" calcext:value-type="float">
            <text:p>2.10295</text:p>
          </table:table-cell>
          <table:table-cell office:value-type="float" office:value="2.68842" calcext:value-type="float">
            <text:p>2.68842</text:p>
          </table:table-cell>
          <table:table-cell office:value-type="float" office:value="2.68544" calcext:value-type="float">
            <text:p>2.68544</text:p>
          </table:table-cell>
          <table:table-cell office:value-type="float" office:value="2.3655" calcext:value-type="float">
            <text:p>2.3655</text:p>
          </table:table-cell>
          <table:table-cell office:value-type="float" office:value="2.2807" calcext:value-type="float">
            <text:p>2.2807</text:p>
          </table:table-cell>
          <table:table-cell office:value-type="float" office:value="2.36008" calcext:value-type="float">
            <text:p>2.36008</text:p>
          </table:table-cell>
          <table:table-cell office:value-type="float" office:value="3.32439" calcext:value-type="float">
            <text:p>3.32439</text:p>
          </table:table-cell>
          <table:table-cell office:value-type="float" office:value="3.00167" calcext:value-type="float">
            <text:p>3.00167</text:p>
          </table:table-cell>
          <table:table-cell office:value-type="float" office:value="3.08908" calcext:value-type="float">
            <text:p>3.08908</text:p>
          </table:table-cell>
          <table:table-cell office:value-type="float" office:value="0" calcext:value-type="float">
            <text:p>0</text:p>
          </table:table-cell>
          <table:table-cell office:value-type="float" office:value="2.87228" calcext:value-type="float">
            <text:p>2.87228</text:p>
          </table:table-cell>
          <table:table-cell office:value-type="float" office:value="2.42289" calcext:value-type="float">
            <text:p>2.42289</text:p>
          </table:table-cell>
          <table:table-cell office:value-type="float" office:value="3.66982" calcext:value-type="float">
            <text:p>3.66982</text:p>
          </table:table-cell>
          <table:table-cell office:value-type="float" office:value="2.34094" calcext:value-type="float">
            <text:p>2.34094</text:p>
          </table:table-cell>
          <table:table-cell office:value-type="float" office:value="3.95621" calcext:value-type="float">
            <text:p>3.95621</text:p>
          </table:table-cell>
          <table:table-cell office:value-type="float" office:value="3.18145" calcext:value-type="float">
            <text:p>3.18145</text:p>
          </table:table-cell>
          <table:table-cell office:value-type="float" office:value="3.25675" calcext:value-type="float">
            <text:p>3.25675</text:p>
          </table:table-cell>
          <table:table-cell office:value-type="float" office:value="3.73716" calcext:value-type="float">
            <text:p>3.73716</text:p>
          </table:table-cell>
          <table:table-cell office:value-type="float" office:value="2.83725" calcext:value-type="float">
            <text:p>2.83725</text:p>
          </table:table-cell>
          <table:table-cell office:value-type="float" office:value="3.52908" calcext:value-type="float">
            <text:p>3.52908</text:p>
          </table:table-cell>
          <table:table-cell office:value-type="float" office:value="4.49426" calcext:value-type="float">
            <text:p>4.49426</text:p>
          </table:table-cell>
          <table:table-cell office:value-type="float" office:value="5.0206" calcext:value-type="float">
            <text:p>5.0206</text:p>
          </table:table-cell>
        </table:table-row>
      </table:table>
      <table:table table:name="passe 1" table:style-name="ta1">
        <table:table-column table:style-name="co2" table:number-columns-repeated="3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office:value-type="float" office:value="0.66" calcext:value-type="float">
            <text:p>0.66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office:value-type="float" office:value="1.68" calcext:value-type="float">
            <text:p>1.68</text:p>
          </table:table-cell>
          <table:table-cell office:value-type="float" office:value="1.1" calcext:value-type="float">
            <text:p>1.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/>
          <table:table-cell office:value-type="float" office:value="0.68586" calcext:value-type="float">
            <text:p>0.6858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80399" calcext:value-type="float">
            <text:p>0.80399</text:p>
          </table:table-cell>
          <table:table-cell office:value-type="float" office:value="0.47159" calcext:value-type="float">
            <text:p>0.47159</text:p>
          </table:table-cell>
          <table:table-cell office:value-type="float" office:value="0.79221" calcext:value-type="float">
            <text:p>0.79221</text:p>
          </table:table-cell>
          <table:table-cell office:value-type="float" office:value="0.84853" calcext:value-type="float">
            <text:p>0.84853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0.93467" calcext:value-type="float">
            <text:p>0.93467</text:p>
          </table:table-cell>
          <table:table-cell office:value-type="float" office:value="1.0787" calcext:value-type="float">
            <text:p>1.0787</text:p>
          </table:table-cell>
          <table:table-cell office:value-type="float" office:value="1.15308" calcext:value-type="float">
            <text:p>1.15308</text:p>
          </table:table-cell>
          <table:table-cell office:value-type="float" office:value="0.92973" calcext:value-type="float">
            <text:p>0.92973</text:p>
          </table:table-cell>
          <table:table-cell office:value-type="float" office:value="1.5" calcext:value-type="float">
            <text:p>1.5</text:p>
          </table:table-cell>
          <table:table-cell office:value-type="float" office:value="1.2126" calcext:value-type="float">
            <text:p>1.2126</text:p>
          </table:table-cell>
          <table:table-cell office:value-type="float" office:value="0.69541" calcext:value-type="float">
            <text:p>0.69541</text:p>
          </table:table-cell>
          <table:table-cell office:value-type="float" office:value="1.39198" calcext:value-type="float">
            <text:p>1.39198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21721" calcext:value-type="float">
            <text:p>1.21721</text:p>
          </table:table-cell>
          <table:table-cell office:value-type="float" office:value="1.10653" calcext:value-type="float">
            <text:p>1.10653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1.29615" calcext:value-type="float">
            <text:p>1.29615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1.08517" calcext:value-type="float">
            <text:p>1.08517</text:p>
          </table:table-cell>
          <table:table-cell office:value-type="float" office:value="1.10923" calcext:value-type="float">
            <text:p>1.10923</text:p>
          </table:table-cell>
          <table:table-cell office:value-type="float" office:value="1.04766" calcext:value-type="float">
            <text:p>1.04766</text:p>
          </table:table-cell>
          <table:table-cell office:value-type="float" office:value="0.14" calcext:value-type="float">
            <text:p>0.1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19817" calcext:value-type="float">
            <text:p>1.19817</text:p>
          </table:table-cell>
          <table:table-cell office:value-type="float" office:value="1.50745" calcext:value-type="float">
            <text:p>1.507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4" calcext:value-type="float">
            <text:p>0.94</text:p>
          </table:table-cell>
          <table:table-cell office:value-type="float" office:value="1.48" calcext:value-type="float">
            <text:p>1.4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1.66" calcext:value-type="float">
            <text:p>1.66</text:p>
          </table:table-cell>
          <table:table-cell office:value-type="float" office:value="1.84" calcext:value-type="float">
            <text:p>1.84</text:p>
          </table:table-cell>
          <table:table-cell office:value-type="float" office:value="1.96" calcext:value-type="float">
            <text:p>1.96</text:p>
          </table:table-cell>
          <table:table-cell office:value-type="float" office:value="2.44" calcext:value-type="float">
            <text:p>2.44</text:p>
          </table:table-cell>
          <table:table-cell office:value-type="float" office:value="2.26" calcext:value-type="float">
            <text:p>2.26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3.24" calcext:value-type="float">
            <text:p>3.24</text:p>
          </table:table-cell>
          <table:table-cell office:value-type="float" office:value="2.74" calcext:value-type="float">
            <text:p>2.74</text:p>
          </table:table-cell>
          <table:table-cell office:value-type="float" office:value="2.68" calcext:value-type="float">
            <text:p>2.68</text:p>
          </table:table-cell>
          <table:table-cell office:value-type="float" office:value="2.58" calcext:value-type="float">
            <text:p>2.58</text:p>
          </table:table-cell>
          <table:table-cell office:value-type="float" office:value="1.36" calcext:value-type="float">
            <text:p>1.36</text:p>
          </table:table-cell>
          <table:table-cell office:value-type="float" office:value="3.6" calcext:value-type="float">
            <text:p>3.6</text:p>
          </table:table-cell>
          <table:table-cell office:value-type="float" office:value="2.52" calcext:value-type="float">
            <text:p>2.52</text:p>
          </table:table-cell>
          <table:table-cell office:value-type="float" office:value="2.58" calcext:value-type="float">
            <text:p>2.58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84" calcext:value-type="float">
            <text:p>3.84</text:p>
          </table:table-cell>
          <table:table-cell office:value-type="float" office:value="2.38" calcext:value-type="float">
            <text:p>2.3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.0198" calcext:value-type="float">
            <text:p>1.0198</text:p>
          </table:table-cell>
          <table:table-cell office:value-type="float" office:value="0.80623" calcext:value-type="float">
            <text:p>0.80623</text:p>
          </table:table-cell>
          <table:table-cell office:value-type="float" office:value="0.66" calcext:value-type="float">
            <text:p>0.66</text:p>
          </table:table-cell>
          <table:table-cell office:value-type="float" office:value="1.02781" calcext:value-type="float">
            <text:p>1.02781</text:p>
          </table:table-cell>
          <table:table-cell office:value-type="float" office:value="1.28437" calcext:value-type="float">
            <text:p>1.28437</text:p>
          </table:table-cell>
          <table:table-cell office:value-type="float" office:value="1.07406" calcext:value-type="float">
            <text:p>1.07406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1.58253" calcext:value-type="float">
            <text:p>1.58253</text:p>
          </table:table-cell>
          <table:table-cell office:value-type="float" office:value="1.55383" calcext:value-type="float">
            <text:p>1.55383</text:p>
          </table:table-cell>
          <table:table-cell office:value-type="float" office:value="1.62432" calcext:value-type="float">
            <text:p>1.62432</text:p>
          </table:table-cell>
          <table:table-cell office:value-type="float" office:value="1.81284" calcext:value-type="float">
            <text:p>1.81284</text:p>
          </table:table-cell>
          <table:table-cell office:value-type="float" office:value="1.86344" calcext:value-type="float">
            <text:p>1.86344</text:p>
          </table:table-cell>
          <table:table-cell office:value-type="float" office:value="1.88053" calcext:value-type="float">
            <text:p>1.88053</text:p>
          </table:table-cell>
          <table:table-cell office:value-type="float" office:value="1.96977" calcext:value-type="float">
            <text:p>1.96977</text:p>
          </table:table-cell>
          <table:table-cell office:value-type="float" office:value="2.57185" calcext:value-type="float">
            <text:p>2.57185</text:p>
          </table:table-cell>
          <table:table-cell office:value-type="float" office:value="2.68" calcext:value-type="float">
            <text:p>2.68</text:p>
          </table:table-cell>
          <table:table-cell office:value-type="float" office:value="2.13364" calcext:value-type="float">
            <text:p>2.13364</text:p>
          </table:table-cell>
          <table:table-cell office:value-type="float" office:value="1.73712" calcext:value-type="float">
            <text:p>1.73712</text:p>
          </table:table-cell>
          <table:table-cell office:value-type="float" office:value="1.85569" calcext:value-type="float">
            <text:p>1.85569</text:p>
          </table:table-cell>
          <table:table-cell office:value-type="float" office:value="1.14473" calcext:value-type="float">
            <text:p>1.14473</text:p>
          </table:table-cell>
          <table:table-cell office:value-type="float" office:value="2.50599" calcext:value-type="float">
            <text:p>2.50599</text:p>
          </table:table-cell>
          <table:table-cell office:value-type="float" office:value="1.89989" calcext:value-type="float">
            <text:p>1.89989</text:p>
          </table:table-cell>
          <table:table-cell office:value-type="float" office:value="1.98081" calcext:value-type="float">
            <text:p>1.98081</text:p>
          </table:table-cell>
          <table:table-cell office:value-type="float" office:value="1.61196" calcext:value-type="float">
            <text:p>1.61196</text:p>
          </table:table-cell>
          <table:table-cell office:value-type="float" office:value="2.06533" calcext:value-type="float">
            <text:p>2.06533</text:p>
          </table:table-cell>
          <table:table-cell office:value-type="float" office:value="2.69436" calcext:value-type="float">
            <text:p>2.69436</text:p>
          </table:table-cell>
          <table:table-cell office:value-type="float" office:value="2.24722" calcext:value-type="float">
            <text:p>2.24722</text:p>
          </table:table-cell>
          <table:table-cell office:value-type="float" office:value="2.42784" calcext:value-type="float">
            <text:p>2.42784</text:p>
          </table:table-cell>
          <table:table-cell office:value-type="float" office:value="1.82088" calcext:value-type="float">
            <text:p>1.82088</text:p>
          </table:table-cell>
          <table:table-cell office:value-type="float" office:value="2.60223" calcext:value-type="float">
            <text:p>2.602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office:value-type="float" office:value="0.9" calcext:value-type="float">
            <text:p>0.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2.02" calcext:value-type="float">
            <text:p>2.02</text:p>
          </table:table-cell>
          <table:table-cell office:value-type="float" office:value="3.34" calcext:value-type="float">
            <text:p>3.34</text:p>
          </table:table-cell>
          <table:table-cell office:value-type="float" office:value="2.82" calcext:value-type="float">
            <text:p>2.82</text:p>
          </table:table-cell>
          <table:table-cell office:value-type="float" office:value="3.08" calcext:value-type="float">
            <text:p>3.08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2.36" calcext:value-type="float">
            <text:p>2.36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3.7" calcext:value-type="float">
            <text:p>3.7</text:p>
          </table:table-cell>
          <table:table-cell office:value-type="float" office:value="3.86" calcext:value-type="float">
            <text:p>3.86</text:p>
          </table:table-cell>
          <table:table-cell office:value-type="float" office:value="3.18" calcext:value-type="float">
            <text:p>3.18</text:p>
          </table:table-cell>
          <table:table-cell office:value-type="float" office:value="3.62" calcext:value-type="float">
            <text:p>3.62</text:p>
          </table:table-cell>
          <table:table-cell office:value-type="float" office:value="2.22" calcext:value-type="float">
            <text:p>2.22</text:p>
          </table:table-cell>
          <table:table-cell office:value-type="float" office:value="3.18" calcext:value-type="float">
            <text:p>3.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/>
          <table:table-cell office:value-type="float" office:value="0.49153" calcext:value-type="float">
            <text:p>0.49153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7872" calcext:value-type="float">
            <text:p>0.77872</text:p>
          </table:table-cell>
          <table:table-cell office:value-type="float" office:value="0.93038" calcext:value-type="float">
            <text:p>0.93038</text:p>
          </table:table-cell>
          <table:table-cell office:value-type="float" office:value="0.56569" calcext:value-type="float">
            <text:p>0.5656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09252" calcext:value-type="float">
            <text:p>1.09252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0.99619" calcext:value-type="float">
            <text:p>0.99619</text:p>
          </table:table-cell>
          <table:table-cell office:value-type="float" office:value="0.98489" calcext:value-type="float">
            <text:p>0.98489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47092" calcext:value-type="float">
            <text:p>1.47092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2.16896" calcext:value-type="float">
            <text:p>2.16896</text:p>
          </table:table-cell>
          <table:table-cell office:value-type="float" office:value="2.1697" calcext:value-type="float">
            <text:p>2.1697</text:p>
          </table:table-cell>
          <table:table-cell office:value-type="float" office:value="2.07692" calcext:value-type="float">
            <text:p>2.07692</text:p>
          </table:table-cell>
          <table:table-cell office:value-type="float" office:value="3.02318" calcext:value-type="float">
            <text:p>3.02318</text:p>
          </table:table-cell>
          <table:table-cell office:value-type="float" office:value="3.01496" calcext:value-type="float">
            <text:p>3.01496</text:p>
          </table:table-cell>
          <table:table-cell office:value-type="float" office:value="1.70599" calcext:value-type="float">
            <text:p>1.70599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88298" calcext:value-type="float">
            <text:p>1.88298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2.45967" calcext:value-type="float">
            <text:p>2.45967</text:p>
          </table:table-cell>
          <table:table-cell office:value-type="float" office:value="3.03974" calcext:value-type="float">
            <text:p>3.03974</text:p>
          </table:table-cell>
          <table:table-cell office:value-type="float" office:value="3.14484" calcext:value-type="float">
            <text:p>3.14484</text:p>
          </table:table-cell>
          <table:table-cell office:value-type="float" office:value="2.79292" calcext:value-type="float">
            <text:p>2.79292</text:p>
          </table:table-cell>
          <table:table-cell office:value-type="float" office:value="2.35533" calcext:value-type="float">
            <text:p>2.35533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1.67678" calcext:value-type="float">
            <text:p>1.67678</text:p>
          </table:table-cell>
          <table:table-cell office:value-type="float" office:value="2.15119" calcext:value-type="float">
            <text:p>2.15119</text:p>
          </table:table-cell>
          <table:table-cell office:value-type="float" office:value="3.12928" calcext:value-type="float">
            <text:p>3.12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3.56" calcext:value-type="float">
            <text:p>3.56</text:p>
          </table:table-cell>
          <table:table-cell office:value-type="float" office:value="3.14" calcext:value-type="float">
            <text:p>3.14</text:p>
          </table:table-cell>
          <table:table-cell office:value-type="float" office:value="3.28" calcext:value-type="float">
            <text:p>3.28</text:p>
          </table:table-cell>
          <table:table-cell office:value-type="float" office:value="3.46" calcext:value-type="float">
            <text:p>3.46</text:p>
          </table:table-cell>
          <table:table-cell office:value-type="float" office:value="0.96" calcext:value-type="float">
            <text:p>0.96</text:p>
          </table:table-cell>
          <table:table-cell office:value-type="float" office:value="3.62" calcext:value-type="float">
            <text:p>3.62</text:p>
          </table:table-cell>
          <table:table-cell office:value-type="float" office:value="3.92" calcext:value-type="float">
            <text:p>3.92</text:p>
          </table:table-cell>
          <table:table-cell office:value-type="float" office:value="3.36" calcext:value-type="float">
            <text:p>3.36</text:p>
          </table:table-cell>
          <table:table-cell office:value-type="float" office:value="4.22" calcext:value-type="float">
            <text:p>4.22</text:p>
          </table:table-cell>
          <table:table-cell office:value-type="float" office:value="4.66" calcext:value-type="float">
            <text:p>4.66</text:p>
          </table:table-cell>
          <table:table-cell office:value-type="float" office:value="3.74" calcext:value-type="float">
            <text:p>3.74</text:p>
          </table:table-cell>
          <table:table-cell office:value-type="float" office:value="3.58" calcext:value-type="float">
            <text:p>3.58</text:p>
          </table:table-cell>
          <table:table-cell office:value-type="float" office:value="3.9" calcext:value-type="float">
            <text:p>3.9</text:p>
          </table:table-cell>
          <table:table-cell office:value-type="float" office:value="4.44" calcext:value-type="float">
            <text:p>4.44</text:p>
          </table:table-cell>
          <table:table-cell office:value-type="float" office:value="4.88" calcext:value-type="float">
            <text:p>4.88</text:p>
          </table:table-cell>
          <table:table-cell office:value-type="float" office:value="3.86" calcext:value-type="float">
            <text:p>3.86</text:p>
          </table:table-cell>
          <table:table-cell office:value-type="float" office:value="4.38" calcext:value-type="float">
            <text:p>4.38</text:p>
          </table:table-cell>
          <table:table-cell office:value-type="float" office:value="4.54" calcext:value-type="float">
            <text:p>4.54</text:p>
          </table:table-cell>
          <table:table-cell office:value-type="float" office:value="3.34" calcext:value-type="float">
            <text:p>3.34</text:p>
          </table:table-cell>
          <table:table-cell office:value-type="float" office:value="4.9" calcext:value-type="float">
            <text:p>4.9</text:p>
          </table:table-cell>
          <table:table-cell office:value-type="float" office:value="3.38" calcext:value-type="float">
            <text:p>3.38</text:p>
          </table:table-cell>
          <table:table-cell office:value-type="float" office:value="4.42" calcext:value-type="float">
            <text:p>4.42</text:p>
          </table:table-cell>
          <table:table-cell office:value-type="float" office:value="5.04" calcext:value-type="float">
            <text:p>5.0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float" office:value="0.66603" calcext:value-type="float">
            <text:p>0.6660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5" calcext:value-type="float">
            <text:p>1.5</text:p>
          </table:table-cell>
          <table:table-cell office:value-type="float" office:value="2.73613" calcext:value-type="float">
            <text:p>2.73613</text:p>
          </table:table-cell>
          <table:table-cell office:value-type="float" office:value="2.06891" calcext:value-type="float">
            <text:p>2.06891</text:p>
          </table:table-cell>
          <table:table-cell office:value-type="float" office:value="2.17292" calcext:value-type="float">
            <text:p>2.17292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9933" calcext:value-type="float">
            <text:p>1.19933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29643" calcext:value-type="float">
            <text:p>2.29643</text:p>
          </table:table-cell>
          <table:table-cell office:value-type="float" office:value="2.2069" calcext:value-type="float">
            <text:p>2.2069</text:p>
          </table:table-cell>
          <table:table-cell office:value-type="float" office:value="2.91404" calcext:value-type="float">
            <text:p>2.91404</text:p>
          </table:table-cell>
          <table:table-cell office:value-type="float" office:value="3.20381" calcext:value-type="float">
            <text:p>3.20381</text:p>
          </table:table-cell>
          <table:table-cell office:value-type="float" office:value="2.75543" calcext:value-type="float">
            <text:p>2.75543</text:p>
          </table:table-cell>
          <table:table-cell office:value-type="float" office:value="2.42561" calcext:value-type="float">
            <text:p>2.42561</text:p>
          </table:table-cell>
          <table:table-cell office:value-type="float" office:value="2.85132" calcext:value-type="float">
            <text:p>2.85132</text:p>
          </table:table-cell>
          <table:table-cell office:value-type="float" office:value="2.76521" calcext:value-type="float">
            <text:p>2.76521</text:p>
          </table:table-cell>
          <table:table-cell office:value-type="float" office:value="3.23506" calcext:value-type="float">
            <text:p>3.23506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3.19506" calcext:value-type="float">
            <text:p>3.19506</text:p>
          </table:table-cell>
          <table:table-cell office:value-type="float" office:value="2.32903" calcext:value-type="float">
            <text:p>2.32903</text:p>
          </table:table-cell>
          <table:table-cell office:value-type="float" office:value="3.08707" calcext:value-type="float">
            <text:p>3.08707</text:p>
          </table:table-cell>
          <table:table-cell office:value-type="float" office:value="2.08701" calcext:value-type="float">
            <text:p>2.08701</text:p>
          </table:table-cell>
          <table:table-cell office:value-type="float" office:value="3.25017" calcext:value-type="float">
            <text:p>3.25017</text:p>
          </table:table-cell>
          <table:table-cell office:value-type="float" office:value="3.75212" calcext:value-type="float">
            <text:p>3.75212</text:p>
          </table:table-cell>
          <table:table-cell office:value-type="float" office:value="2.91094" calcext:value-type="float">
            <text:p>2.91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float" office:value="3.14" calcext:value-type="float">
            <text:p>3.14</text:p>
          </table:table-cell>
          <table:table-cell office:value-type="float" office:value="3.54" calcext:value-type="float">
            <text:p>3.54</text:p>
          </table:table-cell>
          <table:table-cell office:value-type="float" office:value="3.64" calcext:value-type="float">
            <text:p>3.64</text:p>
          </table:table-cell>
          <table:table-cell office:value-type="float" office:value="3.28" calcext:value-type="float">
            <text:p>3.28</text:p>
          </table:table-cell>
          <table:table-cell office:value-type="float" office:value="3.82" calcext:value-type="float">
            <text:p>3.82</text:p>
          </table:table-cell>
          <table:table-cell office:value-type="float" office:value="3.34" calcext:value-type="float">
            <text:p>3.34</text:p>
          </table:table-cell>
          <table:table-cell office:value-type="float" office:value="3.38" calcext:value-type="float">
            <text:p>3.38</text:p>
          </table:table-cell>
          <table:table-cell office:value-type="float" office:value="3.18" calcext:value-type="float">
            <text:p>3.18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4.36" calcext:value-type="float">
            <text:p>4.36</text:p>
          </table:table-cell>
          <table:table-cell office:value-type="float" office:value="0.52" calcext:value-type="float">
            <text:p>0.52</text:p>
          </table:table-cell>
          <table:table-cell office:value-type="float" office:value="4.44" calcext:value-type="float">
            <text:p>4.44</text:p>
          </table:table-cell>
          <table:table-cell office:value-type="float" office:value="3.76" calcext:value-type="float">
            <text:p>3.76</text:p>
          </table:table-cell>
          <table:table-cell office:value-type="float" office:value="5.7" calcext:value-type="float">
            <text:p>5.7</text:p>
          </table:table-cell>
          <table:table-cell office:value-type="float" office:value="4.32" calcext:value-type="float">
            <text:p>4.32</text:p>
          </table:table-cell>
          <table:table-cell office:value-type="float" office:value="4.22" calcext:value-type="float">
            <text:p>4.22</text:p>
          </table:table-cell>
          <table:table-cell office:value-type="float" office:value="2.3" calcext:value-type="float">
            <text:p>2.3</text:p>
          </table:table-cell>
          <table:table-cell office:value-type="float" office:value="3.72" calcext:value-type="float">
            <text:p>3.72</text:p>
          </table:table-cell>
          <table:table-cell office:value-type="float" office:value="5.5" calcext:value-type="float">
            <text:p>5.5</text:p>
          </table:table-cell>
          <table:table-cell office:value-type="float" office:value="4.18" calcext:value-type="float">
            <text:p>4.18</text:p>
          </table:table-cell>
          <table:table-cell office:value-type="float" office:value="5.18" calcext:value-type="float">
            <text:p>5.18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0.38158" calcext:value-type="float">
            <text:p>0.38158</text:p>
          </table:table-cell>
          <table:table-cell office:value-type="float" office:value="0.52192" calcext:value-type="float">
            <text:p>0.52192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2.2236" calcext:value-type="float">
            <text:p>2.2236</text:p>
          </table:table-cell>
          <table:table-cell office:value-type="float" office:value="2.26283" calcext:value-type="float">
            <text:p>2.26283</text:p>
          </table:table-cell>
          <table:table-cell office:value-type="float" office:value="2.89972" calcext:value-type="float">
            <text:p>2.89972</text:p>
          </table:table-cell>
          <table:table-cell office:value-type="float" office:value="2.66653" calcext:value-type="float">
            <text:p>2.66653</text:p>
          </table:table-cell>
          <table:table-cell office:value-type="float" office:value="1.84434" calcext:value-type="float">
            <text:p>1.84434</text:p>
          </table:table-cell>
          <table:table-cell office:value-type="float" office:value="2.48749" calcext:value-type="float">
            <text:p>2.48749</text:p>
          </table:table-cell>
          <table:table-cell office:value-type="float" office:value="1.90379" calcext:value-type="float">
            <text:p>1.90379</text:p>
          </table:table-cell>
          <table:table-cell office:value-type="float" office:value="2.12499" calcext:value-type="float">
            <text:p>2.12499</text:p>
          </table:table-cell>
          <table:table-cell office:value-type="float" office:value="2.11367" calcext:value-type="float">
            <text:p>2.11367</text:p>
          </table:table-cell>
          <table:table-cell office:value-type="float" office:value="3.36238" calcext:value-type="float">
            <text:p>3.36238</text:p>
          </table:table-cell>
          <table:table-cell office:value-type="float" office:value="3.18748" calcext:value-type="float">
            <text:p>3.18748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1.96784" calcext:value-type="float">
            <text:p>1.96784</text:p>
          </table:table-cell>
          <table:table-cell office:value-type="float" office:value="2.52" calcext:value-type="float">
            <text:p>2.52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2.85769" calcext:value-type="float">
            <text:p>2.85769</text:p>
          </table:table-cell>
          <table:table-cell office:value-type="float" office:value="2.51841" calcext:value-type="float">
            <text:p>2.51841</text:p>
          </table:table-cell>
          <table:table-cell office:value-type="float" office:value="3.87943" calcext:value-type="float">
            <text:p>3.87943</text:p>
          </table:table-cell>
          <table:table-cell office:value-type="float" office:value="2.58797" calcext:value-type="float">
            <text:p>2.58797</text:p>
          </table:table-cell>
          <table:table-cell office:value-type="float" office:value="3.08084" calcext:value-type="float">
            <text:p>3.08084</text:p>
          </table:table-cell>
          <table:table-cell office:value-type="float" office:value="1.78045" calcext:value-type="float">
            <text:p>1.78045</text:p>
          </table:table-cell>
          <table:table-cell office:value-type="float" office:value="1.88722" calcext:value-type="float">
            <text:p>1.88722</text:p>
          </table:table-cell>
          <table:table-cell office:value-type="float" office:value="4.3" calcext:value-type="float">
            <text:p>4.3</text:p>
          </table:table-cell>
          <table:table-cell office:value-type="float" office:value="3.14127" calcext:value-type="float">
            <text:p>3.14127</text:p>
          </table:table-cell>
          <table:table-cell office:value-type="float" office:value="3.27835" calcext:value-type="float">
            <text:p>3.27835</text:p>
          </table:table-cell>
          <table:table-cell office:value-type="float" office:value="3.3203" calcext:value-type="float">
            <text:p>3.3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1.24" calcext:value-type="float">
            <text:p>1.24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2.92" calcext:value-type="float">
            <text:p>2.92</text:p>
          </table:table-cell>
          <table:table-cell office:value-type="float" office:value="3.36" calcext:value-type="float">
            <text:p>3.36</text:p>
          </table:table-cell>
          <table:table-cell office:value-type="float" office:value="2.82" calcext:value-type="float">
            <text:p>2.82</text:p>
          </table:table-cell>
          <table:table-cell office:value-type="float" office:value="0.46" calcext:value-type="float">
            <text:p>0.46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office:value-type="float" office:value="3.46" calcext:value-type="float">
            <text:p>3.46</text:p>
          </table:table-cell>
          <table:table-cell office:value-type="float" office:value="3.52" calcext:value-type="float">
            <text:p>3.52</text:p>
          </table:table-cell>
          <table:table-cell office:value-type="float" office:value="4.24" calcext:value-type="float">
            <text:p>4.24</text:p>
          </table:table-cell>
          <table:table-cell office:value-type="float" office:value="4.7" calcext:value-type="float">
            <text:p>4.7</text:p>
          </table:table-cell>
          <table:table-cell office:value-type="float" office:value="3.44" calcext:value-type="float">
            <text:p>3.44</text:p>
          </table:table-cell>
          <table:table-cell office:value-type="float" office:value="4.04" calcext:value-type="float">
            <text:p>4.0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4.5" calcext:value-type="float">
            <text:p>4.5</text:p>
          </table:table-cell>
          <table:table-cell office:value-type="float" office:value="3.88" calcext:value-type="float">
            <text:p>3.8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/>
          <table:table-cell office:value-type="float" office:value="0.44721" calcext:value-type="float">
            <text:p>0.44721</text:p>
          </table:table-cell>
          <table:table-cell office:value-type="float" office:value="0.36661" calcext:value-type="float">
            <text:p>0.36661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4553" calcext:value-type="float">
            <text:p>0.54553</text:p>
          </table:table-cell>
          <table:table-cell office:value-type="float" office:value="0.48208" calcext:value-type="float">
            <text:p>0.48208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79524" calcext:value-type="float">
            <text:p>0.79524</text:p>
          </table:table-cell>
          <table:table-cell office:value-type="float" office:value="1.14" calcext:value-type="float">
            <text:p>1.14</text:p>
          </table:table-cell>
          <table:table-cell office:value-type="float" office:value="1.73494" calcext:value-type="float">
            <text:p>1.73494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1.98837" calcext:value-type="float">
            <text:p>1.98837</text:p>
          </table:table-cell>
          <table:table-cell office:value-type="float" office:value="2.56718" calcext:value-type="float">
            <text:p>2.56718</text:p>
          </table:table-cell>
          <table:table-cell office:value-type="float" office:value="2.1789" calcext:value-type="float">
            <text:p>2.1789</text:p>
          </table:table-cell>
          <table:table-cell office:value-type="float" office:value="0.63906" calcext:value-type="float">
            <text:p>0.63906</text:p>
          </table:table-cell>
          <table:table-cell office:value-type="float" office:value="1.58858" calcext:value-type="float">
            <text:p>1.58858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63219" calcext:value-type="float">
            <text:p>2.63219</text:p>
          </table:table-cell>
          <table:table-cell office:value-type="float" office:value="2.46771" calcext:value-type="float">
            <text:p>2.4677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3.38378" calcext:value-type="float">
            <text:p>3.38378</text:p>
          </table:table-cell>
          <table:table-cell office:value-type="float" office:value="2.3079" calcext:value-type="float">
            <text:p>2.3079</text:p>
          </table:table-cell>
          <table:table-cell office:value-type="float" office:value="2.45732" calcext:value-type="float">
            <text:p>2.45732</text:p>
          </table:table-cell>
          <table:table-cell office:value-type="float" office:value="2.61534" calcext:value-type="float">
            <text:p>2.61534</text:p>
          </table:table-cell>
          <table:table-cell office:value-type="float" office:value="0" calcext:value-type="float">
            <text:p>0</text:p>
          </table:table-cell>
          <table:table-cell office:value-type="float" office:value="3.08052" calcext:value-type="float">
            <text:p>3.08052</text:p>
          </table:table-cell>
          <table:table-cell office:value-type="float" office:value="2.87924" calcext:value-type="float">
            <text:p>2.87924</text:p>
          </table:table-cell>
          <table:table-cell office:value-type="float" office:value="3.06359" calcext:value-type="float">
            <text:p>3.06359</text:p>
          </table:table-cell>
          <table:table-cell office:value-type="float" office:value="2.25424" calcext:value-type="float">
            <text:p>2.25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2.46" calcext:value-type="float">
            <text:p>2.46</text:p>
          </table:table-cell>
          <table:table-cell office:value-type="float" office:value="2.94" calcext:value-type="float">
            <text:p>2.94</text:p>
          </table:table-cell>
          <table:table-cell office:value-type="float" office:value="2.88" calcext:value-type="float">
            <text:p>2.88</text:p>
          </table:table-cell>
          <table:table-cell office:value-type="float" office:value="4.52" calcext:value-type="float">
            <text:p>4.52</text:p>
          </table:table-cell>
          <table:table-cell office:value-type="float" office:value="3.96" calcext:value-type="float">
            <text:p>3.96</text:p>
          </table:table-cell>
          <table:table-cell office:value-type="float" office:value="4.9" calcext:value-type="float">
            <text:p>4.9</text:p>
          </table:table-cell>
          <table:table-cell office:value-type="float" office:value="3.68" calcext:value-type="float">
            <text:p>3.68</text:p>
          </table:table-cell>
          <table:table-cell office:value-type="float" office:value="4.66" calcext:value-type="float">
            <text:p>4.66</text:p>
          </table:table-cell>
          <table:table-cell office:value-type="float" office:value="4.5" calcext:value-type="float">
            <text:p>4.5</text:p>
          </table:table-cell>
          <table:table-cell office:value-type="float" office:value="3.86" calcext:value-type="float">
            <text:p>3.86</text:p>
          </table:table-cell>
          <table:table-cell office:value-type="float" office:value="3.24" calcext:value-type="float">
            <text:p>3.24</text:p>
          </table:table-cell>
          <table:table-cell office:value-type="float" office:value="4.56" calcext:value-type="float">
            <text:p>4.56</text:p>
          </table:table-cell>
          <table:table-cell office:value-type="float" office:value="4.08" calcext:value-type="float">
            <text:p>4.08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4.22" calcext:value-type="float">
            <text:p>4.22</text:p>
          </table:table-cell>
          <table:table-cell office:value-type="float" office:value="3.84" calcext:value-type="float">
            <text:p>3.84</text:p>
          </table:table-cell>
          <table:table-cell office:value-type="float" office:value="4.42" calcext:value-type="float">
            <text:p>4.42</text:p>
          </table:table-cell>
          <table:table-cell office:value-type="float" office:value="4.64" calcext:value-type="float">
            <text:p>4.64</text:p>
          </table:table-cell>
          <table:table-cell office:value-type="float" office:value="4.42" calcext:value-type="float">
            <text:p>4.42</text:p>
          </table:table-cell>
          <table:table-cell office:value-type="float" office:value="3.88" calcext:value-type="float">
            <text:p>3.88</text:p>
          </table:table-cell>
          <table:table-cell office:value-type="float" office:value="4.1" calcext:value-type="float">
            <text:p>4.1</text:p>
          </table:table-cell>
          <table:table-cell office:value-type="float" office:value="4.76" calcext:value-type="float">
            <text:p>4.76</text:p>
          </table:table-cell>
          <table:table-cell office:value-type="float" office:value="4.62" calcext:value-type="float">
            <text:p>4.62</text:p>
          </table:table-cell>
          <table:table-cell office:value-type="float" office:value="4.24" calcext:value-type="float">
            <text:p>4.24</text:p>
          </table:table-cell>
          <table:table-cell office:value-type="float" office:value="4.54" calcext:value-type="float">
            <text:p>4.54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float" office:value="0.69742" calcext:value-type="float">
            <text:p>0.69742</text:p>
          </table:table-cell>
          <table:table-cell office:value-type="float" office:value="0.7526" calcext:value-type="float">
            <text:p>0.7526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48607" calcext:value-type="float">
            <text:p>1.48607</text:p>
          </table:table-cell>
          <table:table-cell office:value-type="float" office:value="1.99409" calcext:value-type="float">
            <text:p>1.99409</text:p>
          </table:table-cell>
          <table:table-cell office:value-type="float" office:value="1.84" calcext:value-type="float">
            <text:p>1.84</text:p>
          </table:table-cell>
          <table:table-cell office:value-type="float" office:value="3.26337" calcext:value-type="float">
            <text:p>3.26337</text:p>
          </table:table-cell>
          <table:table-cell office:value-type="float" office:value="2.43278" calcext:value-type="float">
            <text:p>2.43278</text:p>
          </table:table-cell>
          <table:table-cell office:value-type="float" office:value="3.37194" calcext:value-type="float">
            <text:p>3.37194</text:p>
          </table:table-cell>
          <table:table-cell office:value-type="float" office:value="2.59569" calcext:value-type="float">
            <text:p>2.59569</text:p>
          </table:table-cell>
          <table:table-cell office:value-type="float" office:value="3.88129" calcext:value-type="float">
            <text:p>3.88129</text:p>
          </table:table-cell>
          <table:table-cell office:value-type="float" office:value="3.00167" calcext:value-type="float">
            <text:p>3.00167</text:p>
          </table:table-cell>
          <table:table-cell office:value-type="float" office:value="2.97328" calcext:value-type="float">
            <text:p>2.97328</text:p>
          </table:table-cell>
          <table:table-cell office:value-type="float" office:value="1.97545" calcext:value-type="float">
            <text:p>1.97545</text:p>
          </table:table-cell>
          <table:table-cell office:value-type="float" office:value="2.87165" calcext:value-type="float">
            <text:p>2.87165</text:p>
          </table:table-cell>
          <table:table-cell office:value-type="float" office:value="3.02549" calcext:value-type="float">
            <text:p>3.02549</text:p>
          </table:table-cell>
          <table:table-cell office:value-type="float" office:value="2.2" calcext:value-type="float">
            <text:p>2.2</text:p>
          </table:table-cell>
          <table:table-cell office:value-type="float" office:value="3.09354" calcext:value-type="float">
            <text:p>3.09354</text:p>
          </table:table-cell>
          <table:table-cell office:value-type="float" office:value="3.57374" calcext:value-type="float">
            <text:p>3.57374</text:p>
          </table:table-cell>
          <table:table-cell office:value-type="float" office:value="2.58735" calcext:value-type="float">
            <text:p>2.58735</text:p>
          </table:table-cell>
          <table:table-cell office:value-type="float" office:value="3.23784" calcext:value-type="float">
            <text:p>3.23784</text:p>
          </table:table-cell>
          <table:table-cell office:value-type="float" office:value="3.22341" calcext:value-type="float">
            <text:p>3.22341</text:p>
          </table:table-cell>
          <table:table-cell office:value-type="float" office:value="2.48266" calcext:value-type="float">
            <text:p>2.48266</text:p>
          </table:table-cell>
          <table:table-cell office:value-type="float" office:value="2.16" calcext:value-type="float">
            <text:p>2.16</text:p>
          </table:table-cell>
          <table:table-cell office:value-type="float" office:value="2.82312" calcext:value-type="float">
            <text:p>2.82312</text:p>
          </table:table-cell>
          <table:table-cell office:value-type="float" office:value="3.46156" calcext:value-type="float">
            <text:p>3.46156</text:p>
          </table:table-cell>
          <table:table-cell office:value-type="float" office:value="3.07174" calcext:value-type="float">
            <text:p>3.07174</text:p>
          </table:table-cell>
          <table:table-cell office:value-type="float" office:value="3.102" calcext:value-type="float">
            <text:p>3.102</text:p>
          </table:table-cell>
          <table:table-cell office:value-type="float" office:value="3.22" calcext:value-type="float">
            <text:p>3.22</text:p>
          </table:table-cell>
          <table:table-cell office:value-type="float" office:value="3.33521" calcext:value-type="float">
            <text:p>3.33521</text:p>
          </table:table-cell>
          <table:table-cell office:value-type="float" office:value="3.08551" calcext:value-type="float">
            <text:p>3.085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1.76" calcext:value-type="float">
            <text:p>1.76</text:p>
          </table:table-cell>
          <table:table-cell office:value-type="float" office:value="1.4" calcext:value-type="float">
            <text:p>1.4</text:p>
          </table:table-cell>
          <table:table-cell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4.36" calcext:value-type="float">
            <text:p>4.36</text:p>
          </table:table-cell>
          <table:table-cell office:value-type="float" office:value="3.46" calcext:value-type="float">
            <text:p>3.46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office:value-type="float" office:value="4.36" calcext:value-type="float">
            <text:p>4.36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4.24" calcext:value-type="float">
            <text:p>4.24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6.04" calcext:value-type="float">
            <text:p>6.04</text:p>
          </table:table-cell>
          <table:table-cell office:value-type="float" office:value="5.68" calcext:value-type="float">
            <text:p>5.68</text:p>
          </table:table-cell>
          <table:table-cell office:value-type="float" office:value="4.46" calcext:value-type="float">
            <text:p>4.4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5.16" calcext:value-type="float">
            <text:p>5.1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/>
          <table:table-cell office:value-type="float" office:value="0.19596" calcext:value-type="float">
            <text:p>0.19596</text:p>
          </table:table-cell>
          <table:table-cell office:value-type="float" office:value="0.90421" calcext:value-type="float">
            <text:p>0.90421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1.44997" calcext:value-type="float">
            <text:p>1.44997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2776" calcext:value-type="float">
            <text:p>1.62776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37689" calcext:value-type="float">
            <text:p>2.37689</text:p>
          </table:table-cell>
          <table:table-cell office:value-type="float" office:value="2.4758" calcext:value-type="float">
            <text:p>2.4758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26486" calcext:value-type="float">
            <text:p>2.26486</text:p>
          </table:table-cell>
          <table:table-cell office:value-type="float" office:value="2.62114" calcext:value-type="float">
            <text:p>2.62114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5655" calcext:value-type="float">
            <text:p>1.15655</text:p>
          </table:table-cell>
          <table:table-cell office:value-type="float" office:value="2.36609" calcext:value-type="float">
            <text:p>2.36609</text:p>
          </table:table-cell>
          <table:table-cell office:value-type="float" office:value="3.10329" calcext:value-type="float">
            <text:p>3.10329</text:p>
          </table:table-cell>
          <table:table-cell office:value-type="float" office:value="3.15094" calcext:value-type="float">
            <text:p>3.15094</text:p>
          </table:table-cell>
          <table:table-cell office:value-type="float" office:value="2.86356" calcext:value-type="float">
            <text:p>2.86356</text:p>
          </table:table-cell>
          <table:table-cell office:value-type="float" office:value="2.6053" calcext:value-type="float">
            <text:p>2.6053</text:p>
          </table:table-cell>
          <table:table-cell office:value-type="float" office:value="2.7023" calcext:value-type="float">
            <text:p>2.7023</text:p>
          </table:table-cell>
          <table:table-cell office:value-type="float" office:value="2.84984" calcext:value-type="float">
            <text:p>2.84984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4.26127" calcext:value-type="float">
            <text:p>4.26127</text:p>
          </table:table-cell>
          <table:table-cell office:value-type="float" office:value="3.77062" calcext:value-type="float">
            <text:p>3.77062</text:p>
          </table:table-cell>
          <table:table-cell office:value-type="float" office:value="2.57068" calcext:value-type="float">
            <text:p>2.57068</text:p>
          </table:table-cell>
          <table:table-cell office:value-type="float" office:value="3.74828" calcext:value-type="float">
            <text:p>3.74828</text:p>
          </table:table-cell>
          <table:table-cell office:value-type="float" office:value="2.82531" calcext:value-type="float">
            <text:p>2.82531</text:p>
          </table:table-cell>
          <table:table-cell office:value-type="float" office:value="3.54903" calcext:value-type="float">
            <text:p>3.54903</text:p>
          </table:table-cell>
          <table:table-cell office:value-type="float" office:value="3.51204" calcext:value-type="float">
            <text:p>3.51204</text:p>
          </table:table-cell>
          <table:table-cell office:value-type="float" office:value="2.6624" calcext:value-type="float">
            <text:p>2.6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  <table:table-cell office:value-type="float" office:value="1.36" calcext:value-type="float">
            <text:p>1.36</text:p>
          </table:table-cell>
          <table:table-cell office:value-type="float" office:value="2.7" calcext:value-type="float">
            <text:p>2.7</text:p>
          </table:table-cell>
          <table:table-cell office:value-type="float" office:value="2.22" calcext:value-type="float">
            <text:p>2.22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3.82" calcext:value-type="float">
            <text:p>3.82</text:p>
          </table:table-cell>
          <table:table-cell office:value-type="float" office:value="4.34" calcext:value-type="float">
            <text:p>4.34</text:p>
          </table:table-cell>
          <table:table-cell office:value-type="float" office:value="4.08" calcext:value-type="float">
            <text:p>4.08</text:p>
          </table:table-cell>
          <table:table-cell office:value-type="float" office:value="4.8" calcext:value-type="float">
            <text:p>4.8</text:p>
          </table:table-cell>
          <table:table-cell office:value-type="float" office:value="4.42" calcext:value-type="float">
            <text:p>4.42</text:p>
          </table:table-cell>
          <table:table-cell office:value-type="float" office:value="3.82" calcext:value-type="float">
            <text:p>3.8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4.28" calcext:value-type="float">
            <text:p>4.28</text:p>
          </table:table-cell>
          <table:table-cell office:value-type="float" office:value="4.52" calcext:value-type="float">
            <text:p>4.52</text:p>
          </table:table-cell>
          <table:table-cell office:value-type="float" office:value="3.54" calcext:value-type="float">
            <text:p>3.54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94" calcext:value-type="float">
            <text:p>3.94</text:p>
          </table:table-cell>
          <table:table-cell office:value-type="float" office:value="4.38" calcext:value-type="float">
            <text:p>4.38</text:p>
          </table:table-cell>
          <table:table-cell office:value-type="float" office:value="4.4" calcext:value-type="float">
            <text:p>4.4</text:p>
          </table:table-cell>
          <table:table-cell office:value-type="float" office:value="5.54" calcext:value-type="float">
            <text:p>5.54</text:p>
          </table:table-cell>
          <table:table-cell office:value-type="float" office:value="4.14" calcext:value-type="float">
            <text:p>4.14</text:p>
          </table:table-cell>
          <table:table-cell office:value-type="float" office:value="4.22" calcext:value-type="float">
            <text:p>4.22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0.59632" calcext:value-type="float">
            <text:p>0.59632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90244" calcext:value-type="float">
            <text:p>0.90244</text:p>
          </table:table-cell>
          <table:table-cell office:value-type="float" office:value="1.29244" calcext:value-type="float">
            <text:p>1.29244</text:p>
          </table:table-cell>
          <table:table-cell office:value-type="float" office:value="2.07123" calcext:value-type="float">
            <text:p>2.07123</text:p>
          </table:table-cell>
          <table:table-cell office:value-type="float" office:value="1.87926" calcext:value-type="float">
            <text:p>1.87926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2.25389" calcext:value-type="float">
            <text:p>2.25389</text:p>
          </table:table-cell>
          <table:table-cell office:value-type="float" office:value="3.17925" calcext:value-type="float">
            <text:p>3.17925</text:p>
          </table:table-cell>
          <table:table-cell office:value-type="float" office:value="3.56432" calcext:value-type="float">
            <text:p>3.56432</text:p>
          </table:table-cell>
          <table:table-cell office:value-type="float" office:value="2.91781" calcext:value-type="float">
            <text:p>2.91781</text:p>
          </table:table-cell>
          <table:table-cell office:value-type="float" office:value="3.50999" calcext:value-type="float">
            <text:p>3.50999</text:p>
          </table:table-cell>
          <table:table-cell office:value-type="float" office:value="3.0469" calcext:value-type="float">
            <text:p>3.0469</text:p>
          </table:table-cell>
          <table:table-cell office:value-type="float" office:value="2.79778" calcext:value-type="float">
            <text:p>2.79778</text:p>
          </table:table-cell>
          <table:table-cell office:value-type="float" office:value="3.39411" calcext:value-type="float">
            <text:p>3.39411</text:p>
          </table:table-cell>
          <table:table-cell office:value-type="float" office:value="3.30606" calcext:value-type="float">
            <text:p>3.30606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3.61796" calcext:value-type="float">
            <text:p>3.61796</text:p>
          </table:table-cell>
          <table:table-cell office:value-type="float" office:value="2.72184" calcext:value-type="float">
            <text:p>2.72184</text:p>
          </table:table-cell>
          <table:table-cell office:value-type="float" office:value="3.04631" calcext:value-type="float">
            <text:p>3.04631</text:p>
          </table:table-cell>
          <table:table-cell office:value-type="float" office:value="2.995" calcext:value-type="float">
            <text:p>2.995</text:p>
          </table:table-cell>
          <table:table-cell office:value-type="float" office:value="3.44418" calcext:value-type="float">
            <text:p>3.44418</text:p>
          </table:table-cell>
          <table:table-cell office:value-type="float" office:value="3.31759" calcext:value-type="float">
            <text:p>3.31759</text:p>
          </table:table-cell>
          <table:table-cell office:value-type="float" office:value="2.10152" calcext:value-type="float">
            <text:p>2.10152</text:p>
          </table:table-cell>
          <table:table-cell office:value-type="float" office:value="2.79206" calcext:value-type="float">
            <text:p>2.79206</text:p>
          </table:table-cell>
          <table:table-cell office:value-type="float" office:value="2.84956" calcext:value-type="float">
            <text:p>2.84956</text:p>
          </table:table-cell>
          <table:table-cell office:value-type="float" office:value="3.95075" calcext:value-type="float">
            <text:p>3.95075</text:p>
          </table:table-cell>
          <table:table-cell office:value-type="float" office:value="2.44139" calcext:value-type="float">
            <text:p>2.44139</text:p>
          </table:table-cell>
          <table:table-cell office:value-type="float" office:value="3.04164" calcext:value-type="float">
            <text:p>3.04164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0.19596" calcext:value-type="float">
            <text:p>0.19596</text:p>
          </table:table-cell>
        </table:table-row>
      </table:table>
      <table:table table:name="graphe" table:style-name="ta1">
        <table:shapes>
          <draw:frame draw:z-index="0" draw:style-name="gr1" draw:text-style-name="P1" svg:width="574.27pt" svg:height="318.3pt" svg:x="51.93pt" svg:y="308.04pt">
            <loext:p draw:notify-on-update-of-ranges="graphe.A1:graphe.A1 graphe.B1:graphe.AF1 graphe.B21:graphe.AF21 graphe.A3:graphe.A3 graphe.B3:graphe.AF3 graphe.B21:graphe.AF21 graphe.A5:graphe.A5 graphe.B5:graphe.AF5 graphe.B21:graphe.AF21 graphe.A7:graphe.A7 graphe.B7:graphe.AF7 graphe.B21:graphe.AF21 graphe.A9:graphe.A9 graphe.B9:graphe.AF9 graphe.B21:graphe.AF21 graphe.A11:graphe.A11 graphe.B11:graphe.AF11 graphe.B21:graphe.AF21 graphe.A13:graphe.A13 graphe.B13:graphe.AF13 graphe.B21:graphe.AF21 graphe.A15:graphe.A15 graphe.B15:graphe.AF15 graphe.B21:graphe.AF21 graphe.A17:graphe.A17 graphe.B17:graphe.AF17 graphe.B21:graphe.A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3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['passe 1'.B1]+['passe 2'.B1])/2" office:value-type="float" office:value="0.29" calcext:value-type="float">
            <text:p>0.29</text:p>
          </table:table-cell>
          <table:table-cell table:formula="of:=(['passe 1'.C1]+['passe 2'.C1])/2" office:value-type="float" office:value="0.12" calcext:value-type="float">
            <text:p>0.12</text:p>
          </table:table-cell>
          <table:table-cell table:formula="of:=(['passe 1'.D1]+['passe 2'.D1])/2" office:value-type="float" office:value="0.23" calcext:value-type="float">
            <text:p>0.23</text:p>
          </table:table-cell>
          <table:table-cell table:formula="of:=(['passe 1'.E1]+['passe 2'.E1])/2" office:value-type="float" office:value="0.4" calcext:value-type="float">
            <text:p>0.4</text:p>
          </table:table-cell>
          <table:table-cell table:formula="of:=(['passe 1'.F1]+['passe 2'.F1])/2" office:value-type="float" office:value="0.35" calcext:value-type="float">
            <text:p>0.35</text:p>
          </table:table-cell>
          <table:table-cell table:formula="of:=(['passe 1'.G1]+['passe 2'.G1])/2" office:value-type="float" office:value="0.79" calcext:value-type="float">
            <text:p>0.79</text:p>
          </table:table-cell>
          <table:table-cell table:formula="of:=(['passe 1'.H1]+['passe 2'.H1])/2" office:value-type="float" office:value="0.66" calcext:value-type="float">
            <text:p>0.66</text:p>
          </table:table-cell>
          <table:table-cell table:formula="of:=(['passe 1'.I1]+['passe 2'.I1])/2" office:value-type="float" office:value="0.5" calcext:value-type="float">
            <text:p>0.5</text:p>
          </table:table-cell>
          <table:table-cell table:formula="of:=(['passe 1'.J1]+['passe 2'.J1])/2" office:value-type="float" office:value="0.99" calcext:value-type="float">
            <text:p>0.99</text:p>
          </table:table-cell>
          <table:table-cell table:formula="of:=(['passe 1'.K1]+['passe 2'.K1])/2" office:value-type="float" office:value="0.95" calcext:value-type="float">
            <text:p>0.95</text:p>
          </table:table-cell>
          <table:table-cell table:formula="of:=(['passe 1'.L1]+['passe 2'.L1])/2" office:value-type="float" office:value="1.48" calcext:value-type="float">
            <text:p>1.48</text:p>
          </table:table-cell>
          <table:table-cell table:formula="of:=(['passe 1'.M1]+['passe 2'.M1])/2" office:value-type="float" office:value="1.2" calcext:value-type="float">
            <text:p>1.2</text:p>
          </table:table-cell>
          <table:table-cell table:formula="of:=(['passe 1'.N1]+['passe 2'.N1])/2" office:value-type="float" office:value="0.69" calcext:value-type="float">
            <text:p>0.69</text:p>
          </table:table-cell>
          <table:table-cell table:formula="of:=(['passe 1'.O1]+['passe 2'.O1])/2" office:value-type="float" office:value="1.09" calcext:value-type="float">
            <text:p>1.09</text:p>
          </table:table-cell>
          <table:table-cell table:formula="of:=(['passe 1'.P1]+['passe 2'.P1])/2" office:value-type="float" office:value="1.38" calcext:value-type="float">
            <text:p>1.38</text:p>
          </table:table-cell>
          <table:table-cell table:formula="of:=(['passe 1'.Q1]+['passe 2'.Q1])/2" office:value-type="float" office:value="1.06" calcext:value-type="float">
            <text:p>1.06</text:p>
          </table:table-cell>
          <table:table-cell table:formula="of:=(['passe 1'.R1]+['passe 2'.R1])/2" office:value-type="float" office:value="1.72" calcext:value-type="float">
            <text:p>1.72</text:p>
          </table:table-cell>
          <table:table-cell table:formula="of:=(['passe 1'.S1]+['passe 2'.S1])/2" office:value-type="float" office:value="1.33" calcext:value-type="float">
            <text:p>1.33</text:p>
          </table:table-cell>
          <table:table-cell table:formula="of:=(['passe 1'.T1]+['passe 2'.T1])/2" office:value-type="float" office:value="1.85" calcext:value-type="float">
            <text:p>1.85</text:p>
          </table:table-cell>
          <table:table-cell table:formula="of:=(['passe 1'.U1]+['passe 2'.U1])/2" office:value-type="float" office:value="1.44" calcext:value-type="float">
            <text:p>1.44</text:p>
          </table:table-cell>
          <table:table-cell table:formula="of:=(['passe 1'.V1]+['passe 2'.V1])/2" office:value-type="float" office:value="0.76" calcext:value-type="float">
            <text:p>0.76</text:p>
          </table:table-cell>
          <table:table-cell table:formula="of:=(['passe 1'.W1]+['passe 2'.W1])/2" office:value-type="float" office:value="0.9" calcext:value-type="float">
            <text:p>0.9</text:p>
          </table:table-cell>
          <table:table-cell table:formula="of:=(['passe 1'.X1]+['passe 2'.X1])/2" office:value-type="float" office:value="1.51" calcext:value-type="float">
            <text:p>1.51</text:p>
          </table:table-cell>
          <table:table-cell table:formula="of:=(['passe 1'.Y1]+['passe 2'.Y1])/2" office:value-type="float" office:value="0.82" calcext:value-type="float">
            <text:p>0.82</text:p>
          </table:table-cell>
          <table:table-cell table:formula="of:=(['passe 1'.Z1]+['passe 2'.Z1])/2" office:value-type="float" office:value="1.2" calcext:value-type="float">
            <text:p>1.2</text:p>
          </table:table-cell>
          <table:table-cell table:formula="of:=(['passe 1'.AA1]+['passe 2'.AA1])/2" office:value-type="float" office:value="1.49" calcext:value-type="float">
            <text:p>1.49</text:p>
          </table:table-cell>
          <table:table-cell table:formula="of:=(['passe 1'.AB1]+['passe 2'.AB1])/2" office:value-type="float" office:value="1.63" calcext:value-type="float">
            <text:p>1.63</text:p>
          </table:table-cell>
          <table:table-cell table:formula="of:=(['passe 1'.AC1]+['passe 2'.AC1])/2" office:value-type="float" office:value="1.23" calcext:value-type="float">
            <text:p>1.23</text:p>
          </table:table-cell>
          <table:table-cell table:formula="of:=(['passe 1'.AD1]+['passe 2'.AD1])/2" office:value-type="float" office:value="1.23" calcext:value-type="float">
            <text:p>1.23</text:p>
          </table:table-cell>
          <table:table-cell table:formula="of:=(['passe 1'.AE1]+['passe 2'.AE1])/2" office:value-type="float" office:value="1.49" calcext:value-type="float">
            <text:p>1.49</text:p>
          </table:table-cell>
          <table:table-cell table:formula="of:=(['passe 1'.AF1]+['passe 2'.AF1])/2" office:value-type="float" office:value="1.59" calcext:value-type="float">
            <text:p>1.59</text:p>
          </table:table-cell>
        </table:table-row>
        <table:table-row table:style-name="ro1">
          <table:table-cell/>
          <table:table-cell table:formula="of:=(['passe 1'.B2]+['passe 2'.B2])/2" office:value-type="float" office:value="0.59373" calcext:value-type="float">
            <text:p>0.59373</text:p>
          </table:table-cell>
          <table:table-cell table:formula="of:=(['passe 1'.C2]+['passe 2'.C2])/2" office:value-type="float" office:value="0.38053" calcext:value-type="float">
            <text:p>0.38053</text:p>
          </table:table-cell>
          <table:table-cell table:formula="of:=(['passe 1'.D2]+['passe 2'.D2])/2" office:value-type="float" office:value="0.46434" calcext:value-type="float">
            <text:p>0.46434</text:p>
          </table:table-cell>
          <table:table-cell table:formula="of:=(['passe 1'.E2]+['passe 2'.E2])/2" office:value-type="float" office:value="0.63779" calcext:value-type="float">
            <text:p>0.63779</text:p>
          </table:table-cell>
          <table:table-cell table:formula="of:=(['passe 1'.F2]+['passe 2'.F2])/2" office:value-type="float" office:value="0.585225" calcext:value-type="float">
            <text:p>0.585225</text:p>
          </table:table-cell>
          <table:table-cell table:formula="of:=(['passe 1'.G2]+['passe 2'.G2])/2" office:value-type="float" office:value="0.849535" calcext:value-type="float">
            <text:p>0.849535</text:p>
          </table:table-cell>
          <table:table-cell table:formula="of:=(['passe 1'.H2]+['passe 2'.H2])/2" office:value-type="float" office:value="0.77412" calcext:value-type="float">
            <text:p>0.77412</text:p>
          </table:table-cell>
          <table:table-cell table:formula="of:=(['passe 1'.I2]+['passe 2'.I2])/2" office:value-type="float" office:value="0.799495" calcext:value-type="float">
            <text:p>0.799495</text:p>
          </table:table-cell>
          <table:table-cell table:formula="of:=(['passe 1'.J2]+['passe 2'.J2])/2" office:value-type="float" office:value="1.0773" calcext:value-type="float">
            <text:p>1.0773</text:p>
          </table:table-cell>
          <table:table-cell table:formula="of:=(['passe 1'.K2]+['passe 2'.K2])/2" office:value-type="float" office:value="1.01038" calcext:value-type="float">
            <text:p>1.01038</text:p>
          </table:table-cell>
          <table:table-cell table:formula="of:=(['passe 1'.L2]+['passe 2'.L2])/2" office:value-type="float" office:value="1.14935" calcext:value-type="float">
            <text:p>1.14935</text:p>
          </table:table-cell>
          <table:table-cell table:formula="of:=(['passe 1'.M2]+['passe 2'.M2])/2" office:value-type="float" office:value="1.1651" calcext:value-type="float">
            <text:p>1.1651</text:p>
          </table:table-cell>
          <table:table-cell table:formula="of:=(['passe 1'.N2]+['passe 2'.N2])/2" office:value-type="float" office:value="0.901215" calcext:value-type="float">
            <text:p>0.901215</text:p>
          </table:table-cell>
          <table:table-cell table:formula="of:=(['passe 1'.O2]+['passe 2'.O2])/2" office:value-type="float" office:value="1.19091" calcext:value-type="float">
            <text:p>1.19091</text:p>
          </table:table-cell>
          <table:table-cell table:formula="of:=(['passe 1'.P2]+['passe 2'.P2])/2" office:value-type="float" office:value="1.1162" calcext:value-type="float">
            <text:p>1.1162</text:p>
          </table:table-cell>
          <table:table-cell table:formula="of:=(['passe 1'.Q2]+['passe 2'.Q2])/2" office:value-type="float" office:value="1.11066" calcext:value-type="float">
            <text:p>1.11066</text:p>
          </table:table-cell>
          <table:table-cell table:formula="of:=(['passe 1'.R2]+['passe 2'.R2])/2" office:value-type="float" office:value="1.324955" calcext:value-type="float">
            <text:p>1.324955</text:p>
          </table:table-cell>
          <table:table-cell table:formula="of:=(['passe 1'.S2]+['passe 2'.S2])/2" office:value-type="float" office:value="1.186545" calcext:value-type="float">
            <text:p>1.186545</text:p>
          </table:table-cell>
          <table:table-cell table:formula="of:=(['passe 1'.T2]+['passe 2'.T2])/2" office:value-type="float" office:value="1.46936" calcext:value-type="float">
            <text:p>1.46936</text:p>
          </table:table-cell>
          <table:table-cell table:formula="of:=(['passe 1'.U2]+['passe 2'.U2])/2" office:value-type="float" office:value="1.21817" calcext:value-type="float">
            <text:p>1.21817</text:p>
          </table:table-cell>
          <table:table-cell table:formula="of:=(['passe 1'.V2]+['passe 2'.V2])/2" office:value-type="float" office:value="0.849155" calcext:value-type="float">
            <text:p>0.849155</text:p>
          </table:table-cell>
          <table:table-cell table:formula="of:=(['passe 1'.W2]+['passe 2'.W2])/2" office:value-type="float" office:value="0.857035" calcext:value-type="float">
            <text:p>0.857035</text:p>
          </table:table-cell>
          <table:table-cell table:formula="of:=(['passe 1'.X2]+['passe 2'.X2])/2" office:value-type="float" office:value="1.25873" calcext:value-type="float">
            <text:p>1.25873</text:p>
          </table:table-cell>
          <table:table-cell table:formula="of:=(['passe 1'.Y2]+['passe 2'.Y2])/2" office:value-type="float" office:value="0.724905" calcext:value-type="float">
            <text:p>0.724905</text:p>
          </table:table-cell>
          <table:table-cell table:formula="of:=(['passe 1'.Z2]+['passe 2'.Z2])/2" office:value-type="float" office:value="1.088845" calcext:value-type="float">
            <text:p>1.088845</text:p>
          </table:table-cell>
          <table:table-cell table:formula="of:=(['passe 1'.AA2]+['passe 2'.AA2])/2" office:value-type="float" office:value="1.159675" calcext:value-type="float">
            <text:p>1.159675</text:p>
          </table:table-cell>
          <table:table-cell table:formula="of:=(['passe 1'.AB2]+['passe 2'.AB2])/2" office:value-type="float" office:value="1.14905" calcext:value-type="float">
            <text:p>1.14905</text:p>
          </table:table-cell>
          <table:table-cell table:formula="of:=(['passe 1'.AC2]+['passe 2'.AC2])/2" office:value-type="float" office:value="0.95408" calcext:value-type="float">
            <text:p>0.95408</text:p>
          </table:table-cell>
          <table:table-cell table:formula="of:=(['passe 1'.AD2]+['passe 2'.AD2])/2" office:value-type="float" office:value="1.198275" calcext:value-type="float">
            <text:p>1.198275</text:p>
          </table:table-cell>
          <table:table-cell table:formula="of:=(['passe 1'.AE2]+['passe 2'.AE2])/2" office:value-type="float" office:value="1.269905" calcext:value-type="float">
            <text:p>1.269905</text:p>
          </table:table-cell>
          <table:table-cell table:formula="of:=(['passe 1'.AF2]+['passe 2'.AF2])/2" office:value-type="float" office:value="1.40303" calcext:value-type="float">
            <text:p>1.403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passe 1'.B3]+['passe 2'.B3])/2" office:value-type="float" office:value="0.07" calcext:value-type="float">
            <text:p>0.07</text:p>
          </table:table-cell>
          <table:table-cell table:formula="of:=(['passe 1'.C3]+['passe 2'.C3])/2" office:value-type="float" office:value="0.5" calcext:value-type="float">
            <text:p>0.5</text:p>
          </table:table-cell>
          <table:table-cell table:formula="of:=(['passe 1'.D3]+['passe 2'.D3])/2" office:value-type="float" office:value="0.66" calcext:value-type="float">
            <text:p>0.66</text:p>
          </table:table-cell>
          <table:table-cell table:formula="of:=(['passe 1'.E3]+['passe 2'.E3])/2" office:value-type="float" office:value="0.41" calcext:value-type="float">
            <text:p>0.41</text:p>
          </table:table-cell>
          <table:table-cell table:formula="of:=(['passe 1'.F3]+['passe 2'.F3])/2" office:value-type="float" office:value="0.72" calcext:value-type="float">
            <text:p>0.72</text:p>
          </table:table-cell>
          <table:table-cell table:formula="of:=(['passe 1'.G3]+['passe 2'.G3])/2" office:value-type="float" office:value="1.01" calcext:value-type="float">
            <text:p>1.01</text:p>
          </table:table-cell>
          <table:table-cell table:formula="of:=(['passe 1'.H3]+['passe 2'.H3])/2" office:value-type="float" office:value="0.68" calcext:value-type="float">
            <text:p>0.68</text:p>
          </table:table-cell>
          <table:table-cell table:formula="of:=(['passe 1'.I3]+['passe 2'.I3])/2" office:value-type="float" office:value="0.71" calcext:value-type="float">
            <text:p>0.71</text:p>
          </table:table-cell>
          <table:table-cell table:formula="of:=(['passe 1'.J3]+['passe 2'.J3])/2" office:value-type="float" office:value="1.11" calcext:value-type="float">
            <text:p>1.11</text:p>
          </table:table-cell>
          <table:table-cell table:formula="of:=(['passe 1'.K3]+['passe 2'.K3])/2" office:value-type="float" office:value="1.26" calcext:value-type="float">
            <text:p>1.26</text:p>
          </table:table-cell>
          <table:table-cell table:formula="of:=(['passe 1'.L3]+['passe 2'.L3])/2" office:value-type="float" office:value="1.77" calcext:value-type="float">
            <text:p>1.77</text:p>
          </table:table-cell>
          <table:table-cell table:formula="of:=(['passe 1'.M3]+['passe 2'.M3])/2" office:value-type="float" office:value="1.99" calcext:value-type="float">
            <text:p>1.99</text:p>
          </table:table-cell>
          <table:table-cell table:formula="of:=(['passe 1'.N3]+['passe 2'.N3])/2" office:value-type="float" office:value="2.21" calcext:value-type="float">
            <text:p>2.21</text:p>
          </table:table-cell>
          <table:table-cell table:formula="of:=(['passe 1'.O3]+['passe 2'.O3])/2" office:value-type="float" office:value="2.9" calcext:value-type="float">
            <text:p>2.9</text:p>
          </table:table-cell>
          <table:table-cell table:formula="of:=(['passe 1'.P3]+['passe 2'.P3])/2" office:value-type="float" office:value="2.73" calcext:value-type="float">
            <text:p>2.73</text:p>
          </table:table-cell>
          <table:table-cell table:formula="of:=(['passe 1'.Q3]+['passe 2'.Q3])/2" office:value-type="float" office:value="2.49" calcext:value-type="float">
            <text:p>2.49</text:p>
          </table:table-cell>
          <table:table-cell table:formula="of:=(['passe 1'.R3]+['passe 2'.R3])/2" office:value-type="float" office:value="3.22" calcext:value-type="float">
            <text:p>3.22</text:p>
          </table:table-cell>
          <table:table-cell table:formula="of:=(['passe 1'.S3]+['passe 2'.S3])/2" office:value-type="float" office:value="2.81" calcext:value-type="float">
            <text:p>2.81</text:p>
          </table:table-cell>
          <table:table-cell table:formula="of:=(['passe 1'.T3]+['passe 2'.T3])/2" office:value-type="float" office:value="2.51" calcext:value-type="float">
            <text:p>2.51</text:p>
          </table:table-cell>
          <table:table-cell table:formula="of:=(['passe 1'.U3]+['passe 2'.U3])/2" office:value-type="float" office:value="2.86" calcext:value-type="float">
            <text:p>2.86</text:p>
          </table:table-cell>
          <table:table-cell table:formula="of:=(['passe 1'.V3]+['passe 2'.V3])/2" office:value-type="float" office:value="1.92" calcext:value-type="float">
            <text:p>1.92</text:p>
          </table:table-cell>
          <table:table-cell table:formula="of:=(['passe 1'.W3]+['passe 2'.W3])/2" office:value-type="float" office:value="3.29" calcext:value-type="float">
            <text:p>3.29</text:p>
          </table:table-cell>
          <table:table-cell table:formula="of:=(['passe 1'.X3]+['passe 2'.X3])/2" office:value-type="float" office:value="2.01" calcext:value-type="float">
            <text:p>2.01</text:p>
          </table:table-cell>
          <table:table-cell table:formula="of:=(['passe 1'.Y3]+['passe 2'.Y3])/2" office:value-type="float" office:value="2.85" calcext:value-type="float">
            <text:p>2.85</text:p>
          </table:table-cell>
          <table:table-cell table:formula="of:=(['passe 1'.Z3]+['passe 2'.Z3])/2" office:value-type="float" office:value="3.1" calcext:value-type="float">
            <text:p>3.1</text:p>
          </table:table-cell>
          <table:table-cell table:formula="of:=(['passe 1'.AA3]+['passe 2'.AA3])/2" office:value-type="float" office:value="3.08" calcext:value-type="float">
            <text:p>3.08</text:p>
          </table:table-cell>
          <table:table-cell table:formula="of:=(['passe 1'.AB3]+['passe 2'.AB3])/2" office:value-type="float" office:value="3.73" calcext:value-type="float">
            <text:p>3.73</text:p>
          </table:table-cell>
          <table:table-cell table:formula="of:=(['passe 1'.AC3]+['passe 2'.AC3])/2" office:value-type="float" office:value="3.34" calcext:value-type="float">
            <text:p>3.34</text:p>
          </table:table-cell>
          <table:table-cell table:formula="of:=(['passe 1'.AD3]+['passe 2'.AD3])/2" office:value-type="float" office:value="3.83" calcext:value-type="float">
            <text:p>3.83</text:p>
          </table:table-cell>
          <table:table-cell table:formula="of:=(['passe 1'.AE3]+['passe 2'.AE3])/2" office:value-type="float" office:value="3.12" calcext:value-type="float">
            <text:p>3.12</text:p>
          </table:table-cell>
          <table:table-cell table:formula="of:=(['passe 1'.AF3]+['passe 2'.AF3])/2" office:value-type="float" office:value="3.47" calcext:value-type="float">
            <text:p>3.47</text:p>
          </table:table-cell>
        </table:table-row>
        <table:table-row table:style-name="ro1">
          <table:table-cell/>
          <table:table-cell table:formula="of:=(['passe 1'.B4]+['passe 2'.B4])/2" office:value-type="float" office:value="0.285405" calcext:value-type="float">
            <text:p>0.285405</text:p>
          </table:table-cell>
          <table:table-cell table:formula="of:=(['passe 1'.C4]+['passe 2'.C4])/2" office:value-type="float" office:value="0.733505" calcext:value-type="float">
            <text:p>0.733505</text:p>
          </table:table-cell>
          <table:table-cell table:formula="of:=(['passe 1'.D4]+['passe 2'.D4])/2" office:value-type="float" office:value="0.80174" calcext:value-type="float">
            <text:p>0.80174</text:p>
          </table:table-cell>
          <table:table-cell table:formula="of:=(['passe 1'.E4]+['passe 2'.E4])/2" office:value-type="float" office:value="0.692765" calcext:value-type="float">
            <text:p>0.692765</text:p>
          </table:table-cell>
          <table:table-cell table:formula="of:=(['passe 1'.F4]+['passe 2'.F4])/2" office:value-type="float" office:value="0.83406" calcext:value-type="float">
            <text:p>0.83406</text:p>
          </table:table-cell>
          <table:table-cell table:formula="of:=(['passe 1'.G4]+['passe 2'.G4])/2" office:value-type="float" office:value="1.00564" calcext:value-type="float">
            <text:p>1.00564</text:p>
          </table:table-cell>
          <table:table-cell table:formula="of:=(['passe 1'.H4]+['passe 2'.H4])/2" office:value-type="float" office:value="0.80236" calcext:value-type="float">
            <text:p>0.80236</text:p>
          </table:table-cell>
          <table:table-cell table:formula="of:=(['passe 1'.I4]+['passe 2'.I4])/2" office:value-type="float" office:value="0.872625" calcext:value-type="float">
            <text:p>0.872625</text:p>
          </table:table-cell>
          <table:table-cell table:formula="of:=(['passe 1'.J4]+['passe 2'.J4])/2" office:value-type="float" office:value="1.21741" calcext:value-type="float">
            <text:p>1.21741</text:p>
          </table:table-cell>
          <table:table-cell table:formula="of:=(['passe 1'.K4]+['passe 2'.K4])/2" office:value-type="float" office:value="1.12962" calcext:value-type="float">
            <text:p>1.12962</text:p>
          </table:table-cell>
          <table:table-cell table:formula="of:=(['passe 1'.L4]+['passe 2'.L4])/2" office:value-type="float" office:value="1.54079" calcext:value-type="float">
            <text:p>1.54079</text:p>
          </table:table-cell>
          <table:table-cell table:formula="of:=(['passe 1'.M4]+['passe 2'.M4])/2" office:value-type="float" office:value="1.662795" calcext:value-type="float">
            <text:p>1.662795</text:p>
          </table:table-cell>
          <table:table-cell table:formula="of:=(['passe 1'.N4]+['passe 2'.N4])/2" office:value-type="float" office:value="1.733965" calcext:value-type="float">
            <text:p>1.733965</text:p>
          </table:table-cell>
          <table:table-cell table:formula="of:=(['passe 1'.O4]+['passe 2'.O4])/2" office:value-type="float" office:value="1.7515" calcext:value-type="float">
            <text:p>1.7515</text:p>
          </table:table-cell>
          <table:table-cell table:formula="of:=(['passe 1'.P4]+['passe 2'.P4])/2" office:value-type="float" office:value="2.06752" calcext:value-type="float">
            <text:p>2.06752</text:p>
          </table:table-cell>
          <table:table-cell table:formula="of:=(['passe 1'.Q4]+['passe 2'.Q4])/2" office:value-type="float" office:value="2.03218" calcext:value-type="float">
            <text:p>2.03218</text:p>
          </table:table-cell>
          <table:table-cell table:formula="of:=(['passe 1'.R4]+['passe 2'.R4])/2" office:value-type="float" office:value="2.251045" calcext:value-type="float">
            <text:p>2.251045</text:p>
          </table:table-cell>
          <table:table-cell table:formula="of:=(['passe 1'.S4]+['passe 2'.S4])/2" office:value-type="float" office:value="2.256945" calcext:value-type="float">
            <text:p>2.256945</text:p>
          </table:table-cell>
          <table:table-cell table:formula="of:=(['passe 1'.T4]+['passe 2'.T4])/2" office:value-type="float" office:value="1.690815" calcext:value-type="float">
            <text:p>1.690815</text:p>
          </table:table-cell>
          <table:table-cell table:formula="of:=(['passe 1'.U4]+['passe 2'.U4])/2" office:value-type="float" office:value="2.168855" calcext:value-type="float">
            <text:p>2.168855</text:p>
          </table:table-cell>
          <table:table-cell table:formula="of:=(['passe 1'.V4]+['passe 2'.V4])/2" office:value-type="float" office:value="1.59823" calcext:value-type="float">
            <text:p>1.59823</text:p>
          </table:table-cell>
          <table:table-cell table:formula="of:=(['passe 1'.W4]+['passe 2'.W4])/2" office:value-type="float" office:value="2.52771" calcext:value-type="float">
            <text:p>2.52771</text:p>
          </table:table-cell>
          <table:table-cell table:formula="of:=(['passe 1'.X4]+['passe 2'.X4])/2" office:value-type="float" office:value="1.517835" calcext:value-type="float">
            <text:p>1.517835</text:p>
          </table:table-cell>
          <table:table-cell table:formula="of:=(['passe 1'.Y4]+['passe 2'.Y4])/2" office:value-type="float" office:value="2.02307" calcext:value-type="float">
            <text:p>2.02307</text:p>
          </table:table-cell>
          <table:table-cell table:formula="of:=(['passe 1'.Z4]+['passe 2'.Z4])/2" office:value-type="float" office:value="1.82264" calcext:value-type="float">
            <text:p>1.82264</text:p>
          </table:table-cell>
          <table:table-cell table:formula="of:=(['passe 1'.AA4]+['passe 2'.AA4])/2" office:value-type="float" office:value="2.114145" calcext:value-type="float">
            <text:p>2.114145</text:p>
          </table:table-cell>
          <table:table-cell table:formula="of:=(['passe 1'.AB4]+['passe 2'.AB4])/2" office:value-type="float" office:value="2.689715" calcext:value-type="float">
            <text:p>2.689715</text:p>
          </table:table-cell>
          <table:table-cell table:formula="of:=(['passe 1'.AC4]+['passe 2'.AC4])/2" office:value-type="float" office:value="2.257145" calcext:value-type="float">
            <text:p>2.257145</text:p>
          </table:table-cell>
          <table:table-cell table:formula="of:=(['passe 1'.AD4]+['passe 2'.AD4])/2" office:value-type="float" office:value="2.524225" calcext:value-type="float">
            <text:p>2.524225</text:p>
          </table:table-cell>
          <table:table-cell table:formula="of:=(['passe 1'.AE4]+['passe 2'.AE4])/2" office:value-type="float" office:value="2.10212" calcext:value-type="float">
            <text:p>2.10212</text:p>
          </table:table-cell>
          <table:table-cell table:formula="of:=(['passe 1'.AF4]+['passe 2'.AF4])/2" office:value-type="float" office:value="2.546265" calcext:value-type="float">
            <text:p>2.546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'passe 1'.B5]+['passe 2'.B5])/2" office:value-type="float" office:value="0.3" calcext:value-type="float">
            <text:p>0.3</text:p>
          </table:table-cell>
          <table:table-cell table:formula="of:=(['passe 1'.C5]+['passe 2'.C5])/2" office:value-type="float" office:value="0.56" calcext:value-type="float">
            <text:p>0.56</text:p>
          </table:table-cell>
          <table:table-cell table:formula="of:=(['passe 1'.D5]+['passe 2'.D5])/2" office:value-type="float" office:value="0.33" calcext:value-type="float">
            <text:p>0.33</text:p>
          </table:table-cell>
          <table:table-cell table:formula="of:=(['passe 1'.E5]+['passe 2'.E5])/2" office:value-type="float" office:value="0.82" calcext:value-type="float">
            <text:p>0.82</text:p>
          </table:table-cell>
          <table:table-cell table:formula="of:=(['passe 1'.F5]+['passe 2'.F5])/2" office:value-type="float" office:value="0.5" calcext:value-type="float">
            <text:p>0.5</text:p>
          </table:table-cell>
          <table:table-cell table:formula="of:=(['passe 1'.G5]+['passe 2'.G5])/2" office:value-type="float" office:value="0.83" calcext:value-type="float">
            <text:p>0.83</text:p>
          </table:table-cell>
          <table:table-cell table:formula="of:=(['passe 1'.H5]+['passe 2'.H5])/2" office:value-type="float" office:value="0.85" calcext:value-type="float">
            <text:p>0.85</text:p>
          </table:table-cell>
          <table:table-cell table:formula="of:=(['passe 1'.I5]+['passe 2'.I5])/2" office:value-type="float" office:value="1.35" calcext:value-type="float">
            <text:p>1.35</text:p>
          </table:table-cell>
          <table:table-cell table:formula="of:=(['passe 1'.J5]+['passe 2'.J5])/2" office:value-type="float" office:value="1.66" calcext:value-type="float">
            <text:p>1.66</text:p>
          </table:table-cell>
          <table:table-cell table:formula="of:=(['passe 1'.K5]+['passe 2'.K5])/2" office:value-type="float" office:value="1.67" calcext:value-type="float">
            <text:p>1.67</text:p>
          </table:table-cell>
          <table:table-cell table:formula="of:=(['passe 1'.L5]+['passe 2'.L5])/2" office:value-type="float" office:value="2.3" calcext:value-type="float">
            <text:p>2.3</text:p>
          </table:table-cell>
          <table:table-cell table:formula="of:=(['passe 1'.M5]+['passe 2'.M5])/2" office:value-type="float" office:value="2.47" calcext:value-type="float">
            <text:p>2.47</text:p>
          </table:table-cell>
          <table:table-cell table:formula="of:=(['passe 1'.N5]+['passe 2'.N5])/2" office:value-type="float" office:value="2.45" calcext:value-type="float">
            <text:p>2.45</text:p>
          </table:table-cell>
          <table:table-cell table:formula="of:=(['passe 1'.O5]+['passe 2'.O5])/2" office:value-type="float" office:value="3.36" calcext:value-type="float">
            <text:p>3.36</text:p>
          </table:table-cell>
          <table:table-cell table:formula="of:=(['passe 1'.P5]+['passe 2'.P5])/2" office:value-type="float" office:value="3.28" calcext:value-type="float">
            <text:p>3.28</text:p>
          </table:table-cell>
          <table:table-cell table:formula="of:=(['passe 1'.Q5]+['passe 2'.Q5])/2" office:value-type="float" office:value="3.36" calcext:value-type="float">
            <text:p>3.36</text:p>
          </table:table-cell>
          <table:table-cell table:formula="of:=(['passe 1'.R5]+['passe 2'.R5])/2" office:value-type="float" office:value="4.21" calcext:value-type="float">
            <text:p>4.21</text:p>
          </table:table-cell>
          <table:table-cell table:formula="of:=(['passe 1'.S5]+['passe 2'.S5])/2" office:value-type="float" office:value="4.21" calcext:value-type="float">
            <text:p>4.21</text:p>
          </table:table-cell>
          <table:table-cell table:formula="of:=(['passe 1'.T5]+['passe 2'.T5])/2" office:value-type="float" office:value="3.22" calcext:value-type="float">
            <text:p>3.22</text:p>
          </table:table-cell>
          <table:table-cell table:formula="of:=(['passe 1'.U5]+['passe 2'.U5])/2" office:value-type="float" office:value="3.64" calcext:value-type="float">
            <text:p>3.64</text:p>
          </table:table-cell>
          <table:table-cell table:formula="of:=(['passe 1'.V5]+['passe 2'.V5])/2" office:value-type="float" office:value="3.4" calcext:value-type="float">
            <text:p>3.4</text:p>
          </table:table-cell>
          <table:table-cell table:formula="of:=(['passe 1'.W5]+['passe 2'.W5])/2" office:value-type="float" office:value="4.08" calcext:value-type="float">
            <text:p>4.08</text:p>
          </table:table-cell>
          <table:table-cell table:formula="of:=(['passe 1'.X5]+['passe 2'.X5])/2" office:value-type="float" office:value="3.78" calcext:value-type="float">
            <text:p>3.78</text:p>
          </table:table-cell>
          <table:table-cell table:formula="of:=(['passe 1'.Y5]+['passe 2'.Y5])/2" office:value-type="float" office:value="4.2" calcext:value-type="float">
            <text:p>4.2</text:p>
          </table:table-cell>
          <table:table-cell table:formula="of:=(['passe 1'.Z5]+['passe 2'.Z5])/2" office:value-type="float" office:value="3.73" calcext:value-type="float">
            <text:p>3.73</text:p>
          </table:table-cell>
          <table:table-cell table:formula="of:=(['passe 1'.AA5]+['passe 2'.AA5])/2" office:value-type="float" office:value="1.93" calcext:value-type="float">
            <text:p>1.93</text:p>
          </table:table-cell>
          <table:table-cell table:formula="of:=(['passe 1'.AB5]+['passe 2'.AB5])/2" office:value-type="float" office:value="3.56" calcext:value-type="float">
            <text:p>3.56</text:p>
          </table:table-cell>
          <table:table-cell table:formula="of:=(['passe 1'.AC5]+['passe 2'.AC5])/2" office:value-type="float" office:value="3.68" calcext:value-type="float">
            <text:p>3.68</text:p>
          </table:table-cell>
          <table:table-cell table:formula="of:=(['passe 1'.AD5]+['passe 2'.AD5])/2" office:value-type="float" office:value="3.5" calcext:value-type="float">
            <text:p>3.5</text:p>
          </table:table-cell>
          <table:table-cell table:formula="of:=(['passe 1'.AE5]+['passe 2'.AE5])/2" office:value-type="float" office:value="3.14" calcext:value-type="float">
            <text:p>3.14</text:p>
          </table:table-cell>
          <table:table-cell table:formula="of:=(['passe 1'.AF5]+['passe 2'.AF5])/2" office:value-type="float" office:value="4.45" calcext:value-type="float">
            <text:p>4.45</text:p>
          </table:table-cell>
        </table:table-row>
        <table:table-row table:style-name="ro1">
          <table:table-cell/>
          <table:table-cell table:formula="of:=(['passe 1'.B6]+['passe 2'.B6])/2" office:value-type="float" office:value="0.499535" calcext:value-type="float">
            <text:p>0.499535</text:p>
          </table:table-cell>
          <table:table-cell table:formula="of:=(['passe 1'.C6]+['passe 2'.C6])/2" office:value-type="float" office:value="0.746385" calcext:value-type="float">
            <text:p>0.746385</text:p>
          </table:table-cell>
          <table:table-cell table:formula="of:=(['passe 1'.D6]+['passe 2'.D6])/2" office:value-type="float" office:value="0.53936" calcext:value-type="float">
            <text:p>0.53936</text:p>
          </table:table-cell>
          <table:table-cell table:formula="of:=(['passe 1'.E6]+['passe 2'.E6])/2" office:value-type="float" office:value="0.85965" calcext:value-type="float">
            <text:p>0.85965</text:p>
          </table:table-cell>
          <table:table-cell table:formula="of:=(['passe 1'.F6]+['passe 2'.F6])/2" office:value-type="float" office:value="0.695155" calcext:value-type="float">
            <text:p>0.695155</text:p>
          </table:table-cell>
          <table:table-cell table:formula="of:=(['passe 1'.G6]+['passe 2'.G6])/2" office:value-type="float" office:value="0.985065" calcext:value-type="float">
            <text:p>0.985065</text:p>
          </table:table-cell>
          <table:table-cell table:formula="of:=(['passe 1'.H6]+['passe 2'.H6])/2" office:value-type="float" office:value="0.985465" calcext:value-type="float">
            <text:p>0.985465</text:p>
          </table:table-cell>
          <table:table-cell table:formula="of:=(['passe 1'.I6]+['passe 2'.I6])/2" office:value-type="float" office:value="1.25378" calcext:value-type="float">
            <text:p>1.25378</text:p>
          </table:table-cell>
          <table:table-cell table:formula="of:=(['passe 1'.J6]+['passe 2'.J6])/2" office:value-type="float" office:value="1.43303" calcext:value-type="float">
            <text:p>1.43303</text:p>
          </table:table-cell>
          <table:table-cell table:formula="of:=(['passe 1'.K6]+['passe 2'.K6])/2" office:value-type="float" office:value="1.34778" calcext:value-type="float">
            <text:p>1.34778</text:p>
          </table:table-cell>
          <table:table-cell table:formula="of:=(['passe 1'.L6]+['passe 2'.L6])/2" office:value-type="float" office:value="1.68163" calcext:value-type="float">
            <text:p>1.68163</text:p>
          </table:table-cell>
          <table:table-cell table:formula="of:=(['passe 1'.M6]+['passe 2'.M6])/2" office:value-type="float" office:value="2.29828" calcext:value-type="float">
            <text:p>2.29828</text:p>
          </table:table-cell>
          <table:table-cell table:formula="of:=(['passe 1'.N6]+['passe 2'.N6])/2" office:value-type="float" office:value="1.8674" calcext:value-type="float">
            <text:p>1.8674</text:p>
          </table:table-cell>
          <table:table-cell table:formula="of:=(['passe 1'.O6]+['passe 2'.O6])/2" office:value-type="float" office:value="2.078915" calcext:value-type="float">
            <text:p>2.078915</text:p>
          </table:table-cell>
          <table:table-cell table:formula="of:=(['passe 1'.P6]+['passe 2'.P6])/2" office:value-type="float" office:value="2.28406" calcext:value-type="float">
            <text:p>2.28406</text:p>
          </table:table-cell>
          <table:table-cell table:formula="of:=(['passe 1'.Q6]+['passe 2'.Q6])/2" office:value-type="float" office:value="2.35284" calcext:value-type="float">
            <text:p>2.35284</text:p>
          </table:table-cell>
          <table:table-cell table:formula="of:=(['passe 1'.R6]+['passe 2'.R6])/2" office:value-type="float" office:value="3.083215" calcext:value-type="float">
            <text:p>3.083215</text:p>
          </table:table-cell>
          <table:table-cell table:formula="of:=(['passe 1'.S6]+['passe 2'.S6])/2" office:value-type="float" office:value="3.285795" calcext:value-type="float">
            <text:p>3.285795</text:p>
          </table:table-cell>
          <table:table-cell table:formula="of:=(['passe 1'.T6]+['passe 2'.T6])/2" office:value-type="float" office:value="2.339065" calcext:value-type="float">
            <text:p>2.339065</text:p>
          </table:table-cell>
          <table:table-cell table:formula="of:=(['passe 1'.U6]+['passe 2'.U6])/2" office:value-type="float" office:value="2.20175" calcext:value-type="float">
            <text:p>2.20175</text:p>
          </table:table-cell>
          <table:table-cell table:formula="of:=(['passe 1'.V6]+['passe 2'.V6])/2" office:value-type="float" office:value="2.30692" calcext:value-type="float">
            <text:p>2.30692</text:p>
          </table:table-cell>
          <table:table-cell table:formula="of:=(['passe 1'.W6]+['passe 2'.W6])/2" office:value-type="float" office:value="2.634745" calcext:value-type="float">
            <text:p>2.634745</text:p>
          </table:table-cell>
          <table:table-cell table:formula="of:=(['passe 1'.X6]+['passe 2'.X6])/2" office:value-type="float" office:value="2.484465" calcext:value-type="float">
            <text:p>2.484465</text:p>
          </table:table-cell>
          <table:table-cell table:formula="of:=(['passe 1'.Y6]+['passe 2'.Y6])/2" office:value-type="float" office:value="2.50982" calcext:value-type="float">
            <text:p>2.50982</text:p>
          </table:table-cell>
          <table:table-cell table:formula="of:=(['passe 1'.Z6]+['passe 2'.Z6])/2" office:value-type="float" office:value="2.749535" calcext:value-type="float">
            <text:p>2.749535</text:p>
          </table:table-cell>
          <table:table-cell table:formula="of:=(['passe 1'.AA6]+['passe 2'.AA6])/2" office:value-type="float" office:value="1.39646" calcext:value-type="float">
            <text:p>1.39646</text:p>
          </table:table-cell>
          <table:table-cell table:formula="of:=(['passe 1'.AB6]+['passe 2'.AB6])/2" office:value-type="float" office:value="2.806805" calcext:value-type="float">
            <text:p>2.806805</text:p>
          </table:table-cell>
          <table:table-cell table:formula="of:=(['passe 1'.AC6]+['passe 2'.AC6])/2" office:value-type="float" office:value="2.65759" calcext:value-type="float">
            <text:p>2.65759</text:p>
          </table:table-cell>
          <table:table-cell table:formula="of:=(['passe 1'.AD6]+['passe 2'.AD6])/2" office:value-type="float" office:value="2.509585" calcext:value-type="float">
            <text:p>2.509585</text:p>
          </table:table-cell>
          <table:table-cell table:formula="of:=(['passe 1'.AE6]+['passe 2'.AE6])/2" office:value-type="float" office:value="2.139785" calcext:value-type="float">
            <text:p>2.139785</text:p>
          </table:table-cell>
          <table:table-cell table:formula="of:=(['passe 1'.AF6]+['passe 2'.AF6])/2" office:value-type="float" office:value="3.316095" calcext:value-type="float">
            <text:p>3.3160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'passe 1'.B7]+['passe 2'.B7])/2" office:value-type="float" office:value="0.27" calcext:value-type="float">
            <text:p>0.27</text:p>
          </table:table-cell>
          <table:table-cell table:formula="of:=(['passe 1'.C7]+['passe 2'.C7])/2" office:value-type="float" office:value="0.31" calcext:value-type="float">
            <text:p>0.31</text:p>
          </table:table-cell>
          <table:table-cell table:formula="of:=(['passe 1'.D7]+['passe 2'.D7])/2" office:value-type="float" office:value="0.07" calcext:value-type="float">
            <text:p>0.07</text:p>
          </table:table-cell>
          <table:table-cell table:formula="of:=(['passe 1'.E7]+['passe 2'.E7])/2" office:value-type="float" office:value="0.34" calcext:value-type="float">
            <text:p>0.34</text:p>
          </table:table-cell>
          <table:table-cell table:formula="of:=(['passe 1'.F7]+['passe 2'.F7])/2" office:value-type="float" office:value="0.82" calcext:value-type="float">
            <text:p>0.82</text:p>
          </table:table-cell>
          <table:table-cell table:formula="of:=(['passe 1'.G7]+['passe 2'.G7])/2" office:value-type="float" office:value="0.58" calcext:value-type="float">
            <text:p>0.58</text:p>
          </table:table-cell>
          <table:table-cell table:formula="of:=(['passe 1'.H7]+['passe 2'.H7])/2" office:value-type="float" office:value="1.58" calcext:value-type="float">
            <text:p>1.58</text:p>
          </table:table-cell>
          <table:table-cell table:formula="of:=(['passe 1'.I7]+['passe 2'.I7])/2" office:value-type="float" office:value="2.21" calcext:value-type="float">
            <text:p>2.21</text:p>
          </table:table-cell>
          <table:table-cell table:formula="of:=(['passe 1'.J7]+['passe 2'.J7])/2" office:value-type="float" office:value="2.16" calcext:value-type="float">
            <text:p>2.16</text:p>
          </table:table-cell>
          <table:table-cell table:formula="of:=(['passe 1'.K7]+['passe 2'.K7])/2" office:value-type="float" office:value="2.61" calcext:value-type="float">
            <text:p>2.61</text:p>
          </table:table-cell>
          <table:table-cell table:formula="of:=(['passe 1'.L7]+['passe 2'.L7])/2" office:value-type="float" office:value="3.38" calcext:value-type="float">
            <text:p>3.38</text:p>
          </table:table-cell>
          <table:table-cell table:formula="of:=(['passe 1'.M7]+['passe 2'.M7])/2" office:value-type="float" office:value="2.15" calcext:value-type="float">
            <text:p>2.15</text:p>
          </table:table-cell>
          <table:table-cell table:formula="of:=(['passe 1'.N7]+['passe 2'.N7])/2" office:value-type="float" office:value="3.31" calcext:value-type="float">
            <text:p>3.31</text:p>
          </table:table-cell>
          <table:table-cell table:formula="of:=(['passe 1'.O7]+['passe 2'.O7])/2" office:value-type="float" office:value="3.74" calcext:value-type="float">
            <text:p>3.74</text:p>
          </table:table-cell>
          <table:table-cell table:formula="of:=(['passe 1'.P7]+['passe 2'.P7])/2" office:value-type="float" office:value="3.06" calcext:value-type="float">
            <text:p>3.06</text:p>
          </table:table-cell>
          <table:table-cell table:formula="of:=(['passe 1'.Q7]+['passe 2'.Q7])/2" office:value-type="float" office:value="3.91" calcext:value-type="float">
            <text:p>3.91</text:p>
          </table:table-cell>
          <table:table-cell table:formula="of:=(['passe 1'.R7]+['passe 2'.R7])/2" office:value-type="float" office:value="4.15" calcext:value-type="float">
            <text:p>4.15</text:p>
          </table:table-cell>
          <table:table-cell table:formula="of:=(['passe 1'.S7]+['passe 2'.S7])/2" office:value-type="float" office:value="3.75" calcext:value-type="float">
            <text:p>3.75</text:p>
          </table:table-cell>
          <table:table-cell table:formula="of:=(['passe 1'.T7]+['passe 2'.T7])/2" office:value-type="float" office:value="3.81" calcext:value-type="float">
            <text:p>3.81</text:p>
          </table:table-cell>
          <table:table-cell table:formula="of:=(['passe 1'.U7]+['passe 2'.U7])/2" office:value-type="float" office:value="4.13" calcext:value-type="float">
            <text:p>4.13</text:p>
          </table:table-cell>
          <table:table-cell table:formula="of:=(['passe 1'.V7]+['passe 2'.V7])/2" office:value-type="float" office:value="4.12" calcext:value-type="float">
            <text:p>4.12</text:p>
          </table:table-cell>
          <table:table-cell table:formula="of:=(['passe 1'.W7]+['passe 2'.W7])/2" office:value-type="float" office:value="4.14" calcext:value-type="float">
            <text:p>4.14</text:p>
          </table:table-cell>
          <table:table-cell table:formula="of:=(['passe 1'.X7]+['passe 2'.X7])/2" office:value-type="float" office:value="4.27" calcext:value-type="float">
            <text:p>4.27</text:p>
          </table:table-cell>
          <table:table-cell table:formula="of:=(['passe 1'.Y7]+['passe 2'.Y7])/2" office:value-type="float" office:value="4.37" calcext:value-type="float">
            <text:p>4.37</text:p>
          </table:table-cell>
          <table:table-cell table:formula="of:=(['passe 1'.Z7]+['passe 2'.Z7])/2" office:value-type="float" office:value="4.55" calcext:value-type="float">
            <text:p>4.55</text:p>
          </table:table-cell>
          <table:table-cell table:formula="of:=(['passe 1'.AA7]+['passe 2'.AA7])/2" office:value-type="float" office:value="3.63" calcext:value-type="float">
            <text:p>3.63</text:p>
          </table:table-cell>
          <table:table-cell table:formula="of:=(['passe 1'.AB7]+['passe 2'.AB7])/2" office:value-type="float" office:value="4.67" calcext:value-type="float">
            <text:p>4.67</text:p>
          </table:table-cell>
          <table:table-cell table:formula="of:=(['passe 1'.AC7]+['passe 2'.AC7])/2" office:value-type="float" office:value="1.7" calcext:value-type="float">
            <text:p>1.7</text:p>
          </table:table-cell>
          <table:table-cell table:formula="of:=(['passe 1'.AD7]+['passe 2'.AD7])/2" office:value-type="float" office:value="4.25" calcext:value-type="float">
            <text:p>4.25</text:p>
          </table:table-cell>
          <table:table-cell table:formula="of:=(['passe 1'.AE7]+['passe 2'.AE7])/2" office:value-type="float" office:value="4.46" calcext:value-type="float">
            <text:p>4.46</text:p>
          </table:table-cell>
          <table:table-cell table:formula="of:=(['passe 1'.AF7]+['passe 2'.AF7])/2" office:value-type="float" office:value="4.28" calcext:value-type="float">
            <text:p>4.28</text:p>
          </table:table-cell>
        </table:table-row>
        <table:table-row table:style-name="ro1">
          <table:table-cell/>
          <table:table-cell table:formula="of:=(['passe 1'.B8]+['passe 2'.B8])/2" office:value-type="float" office:value="0.495495" calcext:value-type="float">
            <text:p>0.495495</text:p>
          </table:table-cell>
          <table:table-cell table:formula="of:=(['passe 1'.C8]+['passe 2'.C8])/2" office:value-type="float" office:value="0.576505" calcext:value-type="float">
            <text:p>0.576505</text:p>
          </table:table-cell>
          <table:table-cell table:formula="of:=(['passe 1'.D8]+['passe 2'.D8])/2" office:value-type="float" office:value="0.25439" calcext:value-type="float">
            <text:p>0.25439</text:p>
          </table:table-cell>
          <table:table-cell table:formula="of:=(['passe 1'.E8]+['passe 2'.E8])/2" office:value-type="float" office:value="0.53695" calcext:value-type="float">
            <text:p>0.53695</text:p>
          </table:table-cell>
          <table:table-cell table:formula="of:=(['passe 1'.F8]+['passe 2'.F8])/2" office:value-type="float" office:value="1.016215" calcext:value-type="float">
            <text:p>1.016215</text:p>
          </table:table-cell>
          <table:table-cell table:formula="of:=(['passe 1'.G8]+['passe 2'.G8])/2" office:value-type="float" office:value="0.720825" calcext:value-type="float">
            <text:p>0.720825</text:p>
          </table:table-cell>
          <table:table-cell table:formula="of:=(['passe 1'.H8]+['passe 2'.H8])/2" office:value-type="float" office:value="1.2255" calcext:value-type="float">
            <text:p>1.2255</text:p>
          </table:table-cell>
          <table:table-cell table:formula="of:=(['passe 1'.I8]+['passe 2'.I8])/2" office:value-type="float" office:value="1.868165" calcext:value-type="float">
            <text:p>1.868165</text:p>
          </table:table-cell>
          <table:table-cell table:formula="of:=(['passe 1'.J8]+['passe 2'.J8])/2" office:value-type="float" office:value="1.570085" calcext:value-type="float">
            <text:p>1.570085</text:p>
          </table:table-cell>
          <table:table-cell table:formula="of:=(['passe 1'.K8]+['passe 2'.K8])/2" office:value-type="float" office:value="2.073425" calcext:value-type="float">
            <text:p>2.073425</text:p>
          </table:table-cell>
          <table:table-cell table:formula="of:=(['passe 1'.L8]+['passe 2'.L8])/2" office:value-type="float" office:value="2.23166" calcext:value-type="float">
            <text:p>2.23166</text:p>
          </table:table-cell>
          <table:table-cell table:formula="of:=(['passe 1'.M8]+['passe 2'.M8])/2" office:value-type="float" office:value="2.10502" calcext:value-type="float">
            <text:p>2.10502</text:p>
          </table:table-cell>
          <table:table-cell table:formula="of:=(['passe 1'.N8]+['passe 2'.N8])/2" office:value-type="float" office:value="2.308435" calcext:value-type="float">
            <text:p>2.308435</text:p>
          </table:table-cell>
          <table:table-cell table:formula="of:=(['passe 1'.O8]+['passe 2'.O8])/2" office:value-type="float" office:value="2.538035" calcext:value-type="float">
            <text:p>2.538035</text:p>
          </table:table-cell>
          <table:table-cell table:formula="of:=(['passe 1'.P8]+['passe 2'.P8])/2" office:value-type="float" office:value="2.070715" calcext:value-type="float">
            <text:p>2.070715</text:p>
          </table:table-cell>
          <table:table-cell table:formula="of:=(['passe 1'.Q8]+['passe 2'.Q8])/2" office:value-type="float" office:value="2.610275" calcext:value-type="float">
            <text:p>2.610275</text:p>
          </table:table-cell>
          <table:table-cell table:formula="of:=(['passe 1'.R8]+['passe 2'.R8])/2" office:value-type="float" office:value="3.091065" calcext:value-type="float">
            <text:p>3.091065</text:p>
          </table:table-cell>
          <table:table-cell table:formula="of:=(['passe 1'.S8]+['passe 2'.S8])/2" office:value-type="float" office:value="2.49825" calcext:value-type="float">
            <text:p>2.49825</text:p>
          </table:table-cell>
          <table:table-cell table:formula="of:=(['passe 1'.T8]+['passe 2'.T8])/2" office:value-type="float" office:value="2.61979" calcext:value-type="float">
            <text:p>2.61979</text:p>
          </table:table-cell>
          <table:table-cell table:formula="of:=(['passe 1'.U8]+['passe 2'.U8])/2" office:value-type="float" office:value="2.90133" calcext:value-type="float">
            <text:p>2.90133</text:p>
          </table:table-cell>
          <table:table-cell table:formula="of:=(['passe 1'.V8]+['passe 2'.V8])/2" office:value-type="float" office:value="2.73538" calcext:value-type="float">
            <text:p>2.73538</text:p>
          </table:table-cell>
          <table:table-cell table:formula="of:=(['passe 1'.W8]+['passe 2'.W8])/2" office:value-type="float" office:value="2.829965" calcext:value-type="float">
            <text:p>2.829965</text:p>
          </table:table-cell>
          <table:table-cell table:formula="of:=(['passe 1'.X8]+['passe 2'.X8])/2" office:value-type="float" office:value="2.99046" calcext:value-type="float">
            <text:p>2.99046</text:p>
          </table:table-cell>
          <table:table-cell table:formula="of:=(['passe 1'.Y8]+['passe 2'.Y8])/2" office:value-type="float" office:value="2.63328" calcext:value-type="float">
            <text:p>2.63328</text:p>
          </table:table-cell>
          <table:table-cell table:formula="of:=(['passe 1'.Z8]+['passe 2'.Z8])/2" office:value-type="float" office:value="3.098065" calcext:value-type="float">
            <text:p>3.098065</text:p>
          </table:table-cell>
          <table:table-cell table:formula="of:=(['passe 1'.AA8]+['passe 2'.AA8])/2" office:value-type="float" office:value="2.55678" calcext:value-type="float">
            <text:p>2.55678</text:p>
          </table:table-cell>
          <table:table-cell table:formula="of:=(['passe 1'.AB8]+['passe 2'.AB8])/2" office:value-type="float" office:value="3.109295" calcext:value-type="float">
            <text:p>3.109295</text:p>
          </table:table-cell>
          <table:table-cell table:formula="of:=(['passe 1'.AC8]+['passe 2'.AC8])/2" office:value-type="float" office:value="1.113505" calcext:value-type="float">
            <text:p>1.113505</text:p>
          </table:table-cell>
          <table:table-cell table:formula="of:=(['passe 1'.AD8]+['passe 2'.AD8])/2" office:value-type="float" office:value="3.006535" calcext:value-type="float">
            <text:p>3.006535</text:p>
          </table:table-cell>
          <table:table-cell table:formula="of:=(['passe 1'.AE8]+['passe 2'.AE8])/2" office:value-type="float" office:value="3.193785" calcext:value-type="float">
            <text:p>3.193785</text:p>
          </table:table-cell>
          <table:table-cell table:formula="of:=(['passe 1'.AF8]+['passe 2'.AF8])/2" office:value-type="float" office:value="3.21399" calcext:value-type="float">
            <text:p>3.21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'passe 1'.B9]+['passe 2'.B9])/2" office:value-type="float" office:value="0.09" calcext:value-type="float">
            <text:p>0.09</text:p>
          </table:table-cell>
          <table:table-cell table:formula="of:=(['passe 1'.C9]+['passe 2'.C9])/2" office:value-type="float" office:value="0.34" calcext:value-type="float">
            <text:p>0.34</text:p>
          </table:table-cell>
          <table:table-cell table:formula="of:=(['passe 1'.D9]+['passe 2'.D9])/2" office:value-type="float" office:value="0.34" calcext:value-type="float">
            <text:p>0.34</text:p>
          </table:table-cell>
          <table:table-cell table:formula="of:=(['passe 1'.E9]+['passe 2'.E9])/2" office:value-type="float" office:value="0.85" calcext:value-type="float">
            <text:p>0.85</text:p>
          </table:table-cell>
          <table:table-cell table:formula="of:=(['passe 1'.F9]+['passe 2'.F9])/2" office:value-type="float" office:value="0.98" calcext:value-type="float">
            <text:p>0.98</text:p>
          </table:table-cell>
          <table:table-cell table:formula="of:=(['passe 1'.G9]+['passe 2'.G9])/2" office:value-type="float" office:value="1.96" calcext:value-type="float">
            <text:p>1.96</text:p>
          </table:table-cell>
          <table:table-cell table:formula="of:=(['passe 1'.H9]+['passe 2'.H9])/2" office:value-type="float" office:value="2.18" calcext:value-type="float">
            <text:p>2.18</text:p>
          </table:table-cell>
          <table:table-cell table:formula="of:=(['passe 1'.I9]+['passe 2'.I9])/2" office:value-type="float" office:value="3.08" calcext:value-type="float">
            <text:p>3.08</text:p>
          </table:table-cell>
          <table:table-cell table:formula="of:=(['passe 1'.J9]+['passe 2'.J9])/2" office:value-type="float" office:value="3.43" calcext:value-type="float">
            <text:p>3.43</text:p>
          </table:table-cell>
          <table:table-cell table:formula="of:=(['passe 1'.K9]+['passe 2'.K9])/2" office:value-type="float" office:value="3.44" calcext:value-type="float">
            <text:p>3.44</text:p>
          </table:table-cell>
          <table:table-cell table:formula="of:=(['passe 1'.L9]+['passe 2'.L9])/2" office:value-type="float" office:value="3.44" calcext:value-type="float">
            <text:p>3.44</text:p>
          </table:table-cell>
          <table:table-cell table:formula="of:=(['passe 1'.M9]+['passe 2'.M9])/2" office:value-type="float" office:value="3.43" calcext:value-type="float">
            <text:p>3.43</text:p>
          </table:table-cell>
          <table:table-cell table:formula="of:=(['passe 1'.N9]+['passe 2'.N9])/2" office:value-type="float" office:value="3.57" calcext:value-type="float">
            <text:p>3.57</text:p>
          </table:table-cell>
          <table:table-cell table:formula="of:=(['passe 1'.O9]+['passe 2'.O9])/2" office:value-type="float" office:value="3.23" calcext:value-type="float">
            <text:p>3.23</text:p>
          </table:table-cell>
          <table:table-cell table:formula="of:=(['passe 1'.P9]+['passe 2'.P9])/2" office:value-type="float" office:value="4.03" calcext:value-type="float">
            <text:p>4.03</text:p>
          </table:table-cell>
          <table:table-cell table:formula="of:=(['passe 1'.Q9]+['passe 2'.Q9])/2" office:value-type="float" office:value="4.3" calcext:value-type="float">
            <text:p>4.3</text:p>
          </table:table-cell>
          <table:table-cell table:formula="of:=(['passe 1'.R9]+['passe 2'.R9])/2" office:value-type="float" office:value="3.28" calcext:value-type="float">
            <text:p>3.28</text:p>
          </table:table-cell>
          <table:table-cell table:formula="of:=(['passe 1'.S9]+['passe 2'.S9])/2" office:value-type="float" office:value="4.12" calcext:value-type="float">
            <text:p>4.12</text:p>
          </table:table-cell>
          <table:table-cell table:formula="of:=(['passe 1'.T9]+['passe 2'.T9])/2" office:value-type="float" office:value="4.25" calcext:value-type="float">
            <text:p>4.25</text:p>
          </table:table-cell>
          <table:table-cell table:formula="of:=(['passe 1'.U9]+['passe 2'.U9])/2" office:value-type="float" office:value="2.51" calcext:value-type="float">
            <text:p>2.51</text:p>
          </table:table-cell>
          <table:table-cell table:formula="of:=(['passe 1'.V9]+['passe 2'.V9])/2" office:value-type="float" office:value="4.59" calcext:value-type="float">
            <text:p>4.59</text:p>
          </table:table-cell>
          <table:table-cell table:formula="of:=(['passe 1'.W9]+['passe 2'.W9])/2" office:value-type="float" office:value="3.8" calcext:value-type="float">
            <text:p>3.8</text:p>
          </table:table-cell>
          <table:table-cell table:formula="of:=(['passe 1'.X9]+['passe 2'.X9])/2" office:value-type="float" office:value="3.44" calcext:value-type="float">
            <text:p>3.44</text:p>
          </table:table-cell>
          <table:table-cell table:formula="of:=(['passe 1'.Y9]+['passe 2'.Y9])/2" office:value-type="float" office:value="4.21" calcext:value-type="float">
            <text:p>4.21</text:p>
          </table:table-cell>
          <table:table-cell table:formula="of:=(['passe 1'.Z9]+['passe 2'.Z9])/2" office:value-type="float" office:value="4.54" calcext:value-type="float">
            <text:p>4.54</text:p>
          </table:table-cell>
          <table:table-cell table:formula="of:=(['passe 1'.AA9]+['passe 2'.AA9])/2" office:value-type="float" office:value="3.34" calcext:value-type="float">
            <text:p>3.34</text:p>
          </table:table-cell>
          <table:table-cell table:formula="of:=(['passe 1'.AB9]+['passe 2'.AB9])/2" office:value-type="float" office:value="4.02" calcext:value-type="float">
            <text:p>4.02</text:p>
          </table:table-cell>
          <table:table-cell table:formula="of:=(['passe 1'.AC9]+['passe 2'.AC9])/2" office:value-type="float" office:value="4.84" calcext:value-type="float">
            <text:p>4.84</text:p>
          </table:table-cell>
          <table:table-cell table:formula="of:=(['passe 1'.AD9]+['passe 2'.AD9])/2" office:value-type="float" office:value="4.51" calcext:value-type="float">
            <text:p>4.51</text:p>
          </table:table-cell>
          <table:table-cell table:formula="of:=(['passe 1'.AE9]+['passe 2'.AE9])/2" office:value-type="float" office:value="2.59" calcext:value-type="float">
            <text:p>2.59</text:p>
          </table:table-cell>
          <table:table-cell table:formula="of:=(['passe 1'.AF9]+['passe 2'.AF9])/2" office:value-type="float" office:value="4.89" calcext:value-type="float">
            <text:p>4.89</text:p>
          </table:table-cell>
        </table:table-row>
        <table:table-row table:style-name="ro1">
          <table:table-cell/>
          <table:table-cell table:formula="of:=(['passe 1'.B10]+['passe 2'.B10])/2" office:value-type="float" office:value="0.278805" calcext:value-type="float">
            <text:p>0.278805</text:p>
          </table:table-cell>
          <table:table-cell table:formula="of:=(['passe 1'.C10]+['passe 2'.C10])/2" office:value-type="float" office:value="0.553555" calcext:value-type="float">
            <text:p>0.553555</text:p>
          </table:table-cell>
          <table:table-cell table:formula="of:=(['passe 1'.D10]+['passe 2'.D10])/2" office:value-type="float" office:value="0.57861" calcext:value-type="float">
            <text:p>0.57861</text:p>
          </table:table-cell>
          <table:table-cell table:formula="of:=(['passe 1'.E10]+['passe 2'.E10])/2" office:value-type="float" office:value="0.967395" calcext:value-type="float">
            <text:p>0.967395</text:p>
          </table:table-cell>
          <table:table-cell table:formula="of:=(['passe 1'.F10]+['passe 2'.F10])/2" office:value-type="float" office:value="0.92606" calcext:value-type="float">
            <text:p>0.92606</text:p>
          </table:table-cell>
          <table:table-cell table:formula="of:=(['passe 1'.G10]+['passe 2'.G10])/2" office:value-type="float" office:value="1.7267" calcext:value-type="float">
            <text:p>1.7267</text:p>
          </table:table-cell>
          <table:table-cell table:formula="of:=(['passe 1'.H10]+['passe 2'.H10])/2" office:value-type="float" office:value="1.733825" calcext:value-type="float">
            <text:p>1.733825</text:p>
          </table:table-cell>
          <table:table-cell table:formula="of:=(['passe 1'.I10]+['passe 2'.I10])/2" office:value-type="float" office:value="2.34367" calcext:value-type="float">
            <text:p>2.34367</text:p>
          </table:table-cell>
          <table:table-cell table:formula="of:=(['passe 1'.J10]+['passe 2'.J10])/2" office:value-type="float" office:value="2.29394" calcext:value-type="float">
            <text:p>2.29394</text:p>
          </table:table-cell>
          <table:table-cell table:formula="of:=(['passe 1'.K10]+['passe 2'.K10])/2" office:value-type="float" office:value="2.23366" calcext:value-type="float">
            <text:p>2.23366</text:p>
          </table:table-cell>
          <table:table-cell table:formula="of:=(['passe 1'.L10]+['passe 2'.L10])/2" office:value-type="float" office:value="2.30398" calcext:value-type="float">
            <text:p>2.30398</text:p>
          </table:table-cell>
          <table:table-cell table:formula="of:=(['passe 1'.M10]+['passe 2'.M10])/2" office:value-type="float" office:value="2.233455" calcext:value-type="float">
            <text:p>2.233455</text:p>
          </table:table-cell>
          <table:table-cell table:formula="of:=(['passe 1'.N10]+['passe 2'.N10])/2" office:value-type="float" office:value="2.62953" calcext:value-type="float">
            <text:p>2.62953</text:p>
          </table:table-cell>
          <table:table-cell table:formula="of:=(['passe 1'.O10]+['passe 2'.O10])/2" office:value-type="float" office:value="2.07192" calcext:value-type="float">
            <text:p>2.07192</text:p>
          </table:table-cell>
          <table:table-cell table:formula="of:=(['passe 1'.P10]+['passe 2'.P10])/2" office:value-type="float" office:value="2.963415" calcext:value-type="float">
            <text:p>2.963415</text:p>
          </table:table-cell>
          <table:table-cell table:formula="of:=(['passe 1'.Q10]+['passe 2'.Q10])/2" office:value-type="float" office:value="2.97938" calcext:value-type="float">
            <text:p>2.97938</text:p>
          </table:table-cell>
          <table:table-cell table:formula="of:=(['passe 1'.R10]+['passe 2'.R10])/2" office:value-type="float" office:value="1.98507" calcext:value-type="float">
            <text:p>1.98507</text:p>
          </table:table-cell>
          <table:table-cell table:formula="of:=(['passe 1'.S10]+['passe 2'.S10])/2" office:value-type="float" office:value="2.66989" calcext:value-type="float">
            <text:p>2.66989</text:p>
          </table:table-cell>
          <table:table-cell table:formula="of:=(['passe 1'.T10]+['passe 2'.T10])/2" office:value-type="float" office:value="2.660035" calcext:value-type="float">
            <text:p>2.660035</text:p>
          </table:table-cell>
          <table:table-cell table:formula="of:=(['passe 1'.U10]+['passe 2'.U10])/2" office:value-type="float" office:value="1.993785" calcext:value-type="float">
            <text:p>1.993785</text:p>
          </table:table-cell>
          <table:table-cell table:formula="of:=(['passe 1'.V10]+['passe 2'.V10])/2" office:value-type="float" office:value="3.247665" calcext:value-type="float">
            <text:p>3.247665</text:p>
          </table:table-cell>
          <table:table-cell table:formula="of:=(['passe 1'.W10]+['passe 2'.W10])/2" office:value-type="float" office:value="2.513635" calcext:value-type="float">
            <text:p>2.513635</text:p>
          </table:table-cell>
          <table:table-cell table:formula="of:=(['passe 1'.X10]+['passe 2'.X10])/2" office:value-type="float" office:value="2.553635" calcext:value-type="float">
            <text:p>2.553635</text:p>
          </table:table-cell>
          <table:table-cell table:formula="of:=(['passe 1'.Y10]+['passe 2'.Y10])/2" office:value-type="float" office:value="2.70908" calcext:value-type="float">
            <text:p>2.70908</text:p>
          </table:table-cell>
          <table:table-cell table:formula="of:=(['passe 1'.Z10]+['passe 2'.Z10])/2" office:value-type="float" office:value="3.198765" calcext:value-type="float">
            <text:p>3.198765</text:p>
          </table:table-cell>
          <table:table-cell table:formula="of:=(['passe 1'.AA10]+['passe 2'.AA10])/2" office:value-type="float" office:value="2.260955" calcext:value-type="float">
            <text:p>2.260955</text:p>
          </table:table-cell>
          <table:table-cell table:formula="of:=(['passe 1'.AB10]+['passe 2'.AB10])/2" office:value-type="float" office:value="2.503865" calcext:value-type="float">
            <text:p>2.503865</text:p>
          </table:table-cell>
          <table:table-cell table:formula="of:=(['passe 1'.AC10]+['passe 2'.AC10])/2" office:value-type="float" office:value="3.464115" calcext:value-type="float">
            <text:p>3.464115</text:p>
          </table:table-cell>
          <table:table-cell table:formula="of:=(['passe 1'.AD10]+['passe 2'.AD10])/2" office:value-type="float" office:value="3.1873" calcext:value-type="float">
            <text:p>3.1873</text:p>
          </table:table-cell>
          <table:table-cell table:formula="of:=(['passe 1'.AE10]+['passe 2'.AE10])/2" office:value-type="float" office:value="1.639175" calcext:value-type="float">
            <text:p>1.639175</text:p>
          </table:table-cell>
          <table:table-cell table:formula="of:=(['passe 1'.AF10]+['passe 2'.AF10])/2" office:value-type="float" office:value="3.065995" calcext:value-type="float">
            <text:p>3.0659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'passe 1'.B11]+['passe 2'.B11])/2" office:value-type="float" office:value="0.21" calcext:value-type="float">
            <text:p>0.21</text:p>
          </table:table-cell>
          <table:table-cell table:formula="of:=(['passe 1'.C11]+['passe 2'.C11])/2" office:value-type="float" office:value="0.2" calcext:value-type="float">
            <text:p>0.2</text:p>
          </table:table-cell>
          <table:table-cell table:formula="of:=(['passe 1'.D11]+['passe 2'.D11])/2" office:value-type="float" office:value="0.14" calcext:value-type="float">
            <text:p>0.14</text:p>
          </table:table-cell>
          <table:table-cell table:formula="of:=(['passe 1'.E11]+['passe 2'.E11])/2" office:value-type="float" office:value="0.35" calcext:value-type="float">
            <text:p>0.35</text:p>
          </table:table-cell>
          <table:table-cell table:formula="of:=(['passe 1'.F11]+['passe 2'.F11])/2" office:value-type="float" office:value="0.34" calcext:value-type="float">
            <text:p>0.34</text:p>
          </table:table-cell>
          <table:table-cell table:formula="of:=(['passe 1'.G11]+['passe 2'.G11])/2" office:value-type="float" office:value="0.37" calcext:value-type="float">
            <text:p>0.37</text:p>
          </table:table-cell>
          <table:table-cell table:formula="of:=(['passe 1'.H11]+['passe 2'.H11])/2" office:value-type="float" office:value="0.72" calcext:value-type="float">
            <text:p>0.72</text:p>
          </table:table-cell>
          <table:table-cell table:formula="of:=(['passe 1'.I11]+['passe 2'.I11])/2" office:value-type="float" office:value="1.02" calcext:value-type="float">
            <text:p>1.02</text:p>
          </table:table-cell>
          <table:table-cell table:formula="of:=(['passe 1'.J11]+['passe 2'.J11])/2" office:value-type="float" office:value="1.9" calcext:value-type="float">
            <text:p>1.9</text:p>
          </table:table-cell>
          <table:table-cell table:formula="of:=(['passe 1'.K11]+['passe 2'.K11])/2" office:value-type="float" office:value="2.11" calcext:value-type="float">
            <text:p>2.11</text:p>
          </table:table-cell>
          <table:table-cell table:formula="of:=(['passe 1'.L11]+['passe 2'.L11])/2" office:value-type="float" office:value="1.97" calcext:value-type="float">
            <text:p>1.97</text:p>
          </table:table-cell>
          <table:table-cell table:formula="of:=(['passe 1'.M11]+['passe 2'.M11])/2" office:value-type="float" office:value="3" calcext:value-type="float">
            <text:p>3</text:p>
          </table:table-cell>
          <table:table-cell table:formula="of:=(['passe 1'.N11]+['passe 2'.N11])/2" office:value-type="float" office:value="3.49" calcext:value-type="float">
            <text:p>3.49</text:p>
          </table:table-cell>
          <table:table-cell table:formula="of:=(['passe 1'.O11]+['passe 2'.O11])/2" office:value-type="float" office:value="3.13" calcext:value-type="float">
            <text:p>3.13</text:p>
          </table:table-cell>
          <table:table-cell table:formula="of:=(['passe 1'.P11]+['passe 2'.P11])/2" office:value-type="float" office:value="3.71" calcext:value-type="float">
            <text:p>3.71</text:p>
          </table:table-cell>
          <table:table-cell table:formula="of:=(['passe 1'.Q11]+['passe 2'.Q11])/2" office:value-type="float" office:value="2.96" calcext:value-type="float">
            <text:p>2.96</text:p>
          </table:table-cell>
          <table:table-cell table:formula="of:=(['passe 1'.R11]+['passe 2'.R11])/2" office:value-type="float" office:value="2.38" calcext:value-type="float">
            <text:p>2.38</text:p>
          </table:table-cell>
          <table:table-cell table:formula="of:=(['passe 1'.S11]+['passe 2'.S11])/2" office:value-type="float" office:value="3.75" calcext:value-type="float">
            <text:p>3.75</text:p>
          </table:table-cell>
          <table:table-cell table:formula="of:=(['passe 1'.T11]+['passe 2'.T11])/2" office:value-type="float" office:value="3.64" calcext:value-type="float">
            <text:p>3.64</text:p>
          </table:table-cell>
          <table:table-cell table:formula="of:=(['passe 1'.U11]+['passe 2'.U11])/2" office:value-type="float" office:value="4.2" calcext:value-type="float">
            <text:p>4.2</text:p>
          </table:table-cell>
          <table:table-cell table:formula="of:=(['passe 1'.V11]+['passe 2'.V11])/2" office:value-type="float" office:value="4.2" calcext:value-type="float">
            <text:p>4.2</text:p>
          </table:table-cell>
          <table:table-cell table:formula="of:=(['passe 1'.W11]+['passe 2'.W11])/2" office:value-type="float" office:value="2.15" calcext:value-type="float">
            <text:p>2.15</text:p>
          </table:table-cell>
          <table:table-cell table:formula="of:=(['passe 1'.X11]+['passe 2'.X11])/2" office:value-type="float" office:value="5.26" calcext:value-type="float">
            <text:p>5.26</text:p>
          </table:table-cell>
          <table:table-cell table:formula="of:=(['passe 1'.Y11]+['passe 2'.Y11])/2" office:value-type="float" office:value="3.94" calcext:value-type="float">
            <text:p>3.94</text:p>
          </table:table-cell>
          <table:table-cell table:formula="of:=(['passe 1'.Z11]+['passe 2'.Z11])/2" office:value-type="float" office:value="4.31" calcext:value-type="float">
            <text:p>4.31</text:p>
          </table:table-cell>
          <table:table-cell table:formula="of:=(['passe 1'.AA11]+['passe 2'.AA11])/2" office:value-type="float" office:value="4.53" calcext:value-type="float">
            <text:p>4.53</text:p>
          </table:table-cell>
          <table:table-cell table:formula="of:=(['passe 1'.AB11]+['passe 2'.AB11])/2" office:value-type="float" office:value="1.9" calcext:value-type="float">
            <text:p>1.9</text:p>
          </table:table-cell>
          <table:table-cell table:formula="of:=(['passe 1'.AC11]+['passe 2'.AC11])/2" office:value-type="float" office:value="4.45" calcext:value-type="float">
            <text:p>4.45</text:p>
          </table:table-cell>
          <table:table-cell table:formula="of:=(['passe 1'.AD11]+['passe 2'.AD11])/2" office:value-type="float" office:value="4.07" calcext:value-type="float">
            <text:p>4.07</text:p>
          </table:table-cell>
          <table:table-cell table:formula="of:=(['passe 1'.AE11]+['passe 2'.AE11])/2" office:value-type="float" office:value="4" calcext:value-type="float">
            <text:p>4</text:p>
          </table:table-cell>
          <table:table-cell table:formula="of:=(['passe 1'.AF11]+['passe 2'.AF11])/2" office:value-type="float" office:value="3.71" calcext:value-type="float">
            <text:p>3.71</text:p>
          </table:table-cell>
        </table:table-row>
        <table:table-row table:style-name="ro1">
          <table:table-cell/>
          <table:table-cell table:formula="of:=(['passe 1'.B12]+['passe 2'.B12])/2" office:value-type="float" office:value="0.474405" calcext:value-type="float">
            <text:p>0.474405</text:p>
          </table:table-cell>
          <table:table-cell table:formula="of:=(['passe 1'.C12]+['passe 2'.C12])/2" office:value-type="float" office:value="0.4191" calcext:value-type="float">
            <text:p>0.4191</text:p>
          </table:table-cell>
          <table:table-cell table:formula="of:=(['passe 1'.D12]+['passe 2'.D12])/2" office:value-type="float" office:value="0.372935" calcext:value-type="float">
            <text:p>0.372935</text:p>
          </table:table-cell>
          <table:table-cell table:formula="of:=(['passe 1'.E12]+['passe 2'.E12])/2" office:value-type="float" office:value="0.618315" calcext:value-type="float">
            <text:p>0.618315</text:p>
          </table:table-cell>
          <table:table-cell table:formula="of:=(['passe 1'.F12]+['passe 2'.F12])/2" office:value-type="float" office:value="0.59926" calcext:value-type="float">
            <text:p>0.59926</text:p>
          </table:table-cell>
          <table:table-cell table:formula="of:=(['passe 1'.G12]+['passe 2'.G12])/2" office:value-type="float" office:value="0.53838" calcext:value-type="float">
            <text:p>0.53838</text:p>
          </table:table-cell>
          <table:table-cell table:formula="of:=(['passe 1'.H12]+['passe 2'.H12])/2" office:value-type="float" office:value="0.90237" calcext:value-type="float">
            <text:p>0.90237</text:p>
          </table:table-cell>
          <table:table-cell table:formula="of:=(['passe 1'.I12]+['passe 2'.I12])/2" office:value-type="float" office:value="0.950195" calcext:value-type="float">
            <text:p>0.950195</text:p>
          </table:table-cell>
          <table:table-cell table:formula="of:=(['passe 1'.J12]+['passe 2'.J12])/2" office:value-type="float" office:value="1.70384" calcext:value-type="float">
            <text:p>1.70384</text:p>
          </table:table-cell>
          <table:table-cell table:formula="of:=(['passe 1'.K12]+['passe 2'.K12])/2" office:value-type="float" office:value="1.602775" calcext:value-type="float">
            <text:p>1.602775</text:p>
          </table:table-cell>
          <table:table-cell table:formula="of:=(['passe 1'.L12]+['passe 2'.L12])/2" office:value-type="float" office:value="1.63752" calcext:value-type="float">
            <text:p>1.63752</text:p>
          </table:table-cell>
          <table:table-cell table:formula="of:=(['passe 1'.M12]+['passe 2'.M12])/2" office:value-type="float" office:value="1.982145" calcext:value-type="float">
            <text:p>1.982145</text:p>
          </table:table-cell>
          <table:table-cell table:formula="of:=(['passe 1'.N12]+['passe 2'.N12])/2" office:value-type="float" office:value="2.35603" calcext:value-type="float">
            <text:p>2.35603</text:p>
          </table:table-cell>
          <table:table-cell table:formula="of:=(['passe 1'.O12]+['passe 2'.O12])/2" office:value-type="float" office:value="2.265445" calcext:value-type="float">
            <text:p>2.265445</text:p>
          </table:table-cell>
          <table:table-cell table:formula="of:=(['passe 1'.P12]+['passe 2'.P12])/2" office:value-type="float" office:value="2.604235" calcext:value-type="float">
            <text:p>2.604235</text:p>
          </table:table-cell>
          <table:table-cell table:formula="of:=(['passe 1'.Q12]+['passe 2'.Q12])/2" office:value-type="float" office:value="1.915585" calcext:value-type="float">
            <text:p>1.915585</text:p>
          </table:table-cell>
          <table:table-cell table:formula="of:=(['passe 1'.R12]+['passe 2'.R12])/2" office:value-type="float" office:value="2.002535" calcext:value-type="float">
            <text:p>2.002535</text:p>
          </table:table-cell>
          <table:table-cell table:formula="of:=(['passe 1'.S12]+['passe 2'.S12])/2" office:value-type="float" office:value="2.161185" calcext:value-type="float">
            <text:p>2.161185</text:p>
          </table:table-cell>
          <table:table-cell table:formula="of:=(['passe 1'.T12]+['passe 2'.T12])/2" office:value-type="float" office:value="2.6726" calcext:value-type="float">
            <text:p>2.6726</text:p>
          </table:table-cell>
          <table:table-cell table:formula="of:=(['passe 1'.U12]+['passe 2'.U12])/2" office:value-type="float" office:value="3.13656" calcext:value-type="float">
            <text:p>3.13656</text:p>
          </table:table-cell>
          <table:table-cell table:formula="of:=(['passe 1'.V12]+['passe 2'.V12])/2" office:value-type="float" office:value="3.049455" calcext:value-type="float">
            <text:p>3.049455</text:p>
          </table:table-cell>
          <table:table-cell table:formula="of:=(['passe 1'.W12]+['passe 2'.W12])/2" office:value-type="float" office:value="1.593735" calcext:value-type="float">
            <text:p>1.593735</text:p>
          </table:table-cell>
          <table:table-cell table:formula="of:=(['passe 1'.X12]+['passe 2'.X12])/2" office:value-type="float" office:value="3.735635" calcext:value-type="float">
            <text:p>3.735635</text:p>
          </table:table-cell>
          <table:table-cell table:formula="of:=(['passe 1'.Y12]+['passe 2'.Y12])/2" office:value-type="float" office:value="2.4352" calcext:value-type="float">
            <text:p>2.4352</text:p>
          </table:table-cell>
          <table:table-cell table:formula="of:=(['passe 1'.Z12]+['passe 2'.Z12])/2" office:value-type="float" office:value="2.866005" calcext:value-type="float">
            <text:p>2.866005</text:p>
          </table:table-cell>
          <table:table-cell table:formula="of:=(['passe 1'.AA12]+['passe 2'.AA12])/2" office:value-type="float" office:value="2.92943" calcext:value-type="float">
            <text:p>2.92943</text:p>
          </table:table-cell>
          <table:table-cell table:formula="of:=(['passe 1'.AB12]+['passe 2'.AB12])/2" office:value-type="float" office:value="1.140175" calcext:value-type="float">
            <text:p>1.140175</text:p>
          </table:table-cell>
          <table:table-cell table:formula="of:=(['passe 1'.AC12]+['passe 2'.AC12])/2" office:value-type="float" office:value="2.792815" calcext:value-type="float">
            <text:p>2.792815</text:p>
          </table:table-cell>
          <table:table-cell table:formula="of:=(['passe 1'.AD12]+['passe 2'.AD12])/2" office:value-type="float" office:value="2.31575" calcext:value-type="float">
            <text:p>2.31575</text:p>
          </table:table-cell>
          <table:table-cell table:formula="of:=(['passe 1'.AE12]+['passe 2'.AE12])/2" office:value-type="float" office:value="2.65269" calcext:value-type="float">
            <text:p>2.65269</text:p>
          </table:table-cell>
          <table:table-cell table:formula="of:=(['passe 1'.AF12]+['passe 2'.AF12])/2" office:value-type="float" office:value="2.795205" calcext:value-type="float">
            <text:p>2.7952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'passe 1'.B13]+['passe 2'.B13])/2" office:value-type="float" office:value="0.26" calcext:value-type="float">
            <text:p>0.26</text:p>
          </table:table-cell>
          <table:table-cell table:formula="of:=(['passe 1'.C13]+['passe 2'.C13])/2" office:value-type="float" office:value="0.25" calcext:value-type="float">
            <text:p>0.25</text:p>
          </table:table-cell>
          <table:table-cell table:formula="of:=(['passe 1'.D13]+['passe 2'.D13])/2" office:value-type="float" office:value="0.96" calcext:value-type="float">
            <text:p>0.96</text:p>
          </table:table-cell>
          <table:table-cell table:formula="of:=(['passe 1'.E13]+['passe 2'.E13])/2" office:value-type="float" office:value="1.25" calcext:value-type="float">
            <text:p>1.25</text:p>
          </table:table-cell>
          <table:table-cell table:formula="of:=(['passe 1'.F13]+['passe 2'.F13])/2" office:value-type="float" office:value="1.7" calcext:value-type="float">
            <text:p>1.7</text:p>
          </table:table-cell>
          <table:table-cell table:formula="of:=(['passe 1'.G13]+['passe 2'.G13])/2" office:value-type="float" office:value="1.83" calcext:value-type="float">
            <text:p>1.83</text:p>
          </table:table-cell>
          <table:table-cell table:formula="of:=(['passe 1'.H13]+['passe 2'.H13])/2" office:value-type="float" office:value="2.5" calcext:value-type="float">
            <text:p>2.5</text:p>
          </table:table-cell>
          <table:table-cell table:formula="of:=(['passe 1'.I13]+['passe 2'.I13])/2" office:value-type="float" office:value="3.22" calcext:value-type="float">
            <text:p>3.22</text:p>
          </table:table-cell>
          <table:table-cell table:formula="of:=(['passe 1'.J13]+['passe 2'.J13])/2" office:value-type="float" office:value="3.69" calcext:value-type="float">
            <text:p>3.69</text:p>
          </table:table-cell>
          <table:table-cell table:formula="of:=(['passe 1'.K13]+['passe 2'.K13])/2" office:value-type="float" office:value="3.09" calcext:value-type="float">
            <text:p>3.09</text:p>
          </table:table-cell>
          <table:table-cell table:formula="of:=(['passe 1'.L13]+['passe 2'.L13])/2" office:value-type="float" office:value="3.99" calcext:value-type="float">
            <text:p>3.99</text:p>
          </table:table-cell>
          <table:table-cell table:formula="of:=(['passe 1'.M13]+['passe 2'.M13])/2" office:value-type="float" office:value="3.94" calcext:value-type="float">
            <text:p>3.94</text:p>
          </table:table-cell>
          <table:table-cell table:formula="of:=(['passe 1'.N13]+['passe 2'.N13])/2" office:value-type="float" office:value="3.4" calcext:value-type="float">
            <text:p>3.4</text:p>
          </table:table-cell>
          <table:table-cell table:formula="of:=(['passe 1'.O13]+['passe 2'.O13])/2" office:value-type="float" office:value="3.21" calcext:value-type="float">
            <text:p>3.21</text:p>
          </table:table-cell>
          <table:table-cell table:formula="of:=(['passe 1'.P13]+['passe 2'.P13])/2" office:value-type="float" office:value="3.36" calcext:value-type="float">
            <text:p>3.36</text:p>
          </table:table-cell>
          <table:table-cell table:formula="of:=(['passe 1'.Q13]+['passe 2'.Q13])/2" office:value-type="float" office:value="2.04" calcext:value-type="float">
            <text:p>2.04</text:p>
          </table:table-cell>
          <table:table-cell table:formula="of:=(['passe 1'.R13]+['passe 2'.R13])/2" office:value-type="float" office:value="3.91" calcext:value-type="float">
            <text:p>3.91</text:p>
          </table:table-cell>
          <table:table-cell table:formula="of:=(['passe 1'.S13]+['passe 2'.S13])/2" office:value-type="float" office:value="4.11" calcext:value-type="float">
            <text:p>4.11</text:p>
          </table:table-cell>
          <table:table-cell table:formula="of:=(['passe 1'.T13]+['passe 2'.T13])/2" office:value-type="float" office:value="4.65" calcext:value-type="float">
            <text:p>4.65</text:p>
          </table:table-cell>
          <table:table-cell table:formula="of:=(['passe 1'.U13]+['passe 2'.U13])/2" office:value-type="float" office:value="3.49" calcext:value-type="float">
            <text:p>3.49</text:p>
          </table:table-cell>
          <table:table-cell table:formula="of:=(['passe 1'.V13]+['passe 2'.V13])/2" office:value-type="float" office:value="4.6" calcext:value-type="float">
            <text:p>4.6</text:p>
          </table:table-cell>
          <table:table-cell table:formula="of:=(['passe 1'.W13]+['passe 2'.W13])/2" office:value-type="float" office:value="4.08" calcext:value-type="float">
            <text:p>4.08</text:p>
          </table:table-cell>
          <table:table-cell table:formula="of:=(['passe 1'.X13]+['passe 2'.X13])/2" office:value-type="float" office:value="4.2" calcext:value-type="float">
            <text:p>4.2</text:p>
          </table:table-cell>
          <table:table-cell table:formula="of:=(['passe 1'.Y13]+['passe 2'.Y13])/2" office:value-type="float" office:value="4.12" calcext:value-type="float">
            <text:p>4.12</text:p>
          </table:table-cell>
          <table:table-cell table:formula="of:=(['passe 1'.Z13]+['passe 2'.Z13])/2" office:value-type="float" office:value="3.97" calcext:value-type="float">
            <text:p>3.97</text:p>
          </table:table-cell>
          <table:table-cell table:formula="of:=(['passe 1'.AA13]+['passe 2'.AA13])/2" office:value-type="float" office:value="5.13" calcext:value-type="float">
            <text:p>5.13</text:p>
          </table:table-cell>
          <table:table-cell table:formula="of:=(['passe 1'.AB13]+['passe 2'.AB13])/2" office:value-type="float" office:value="4.24" calcext:value-type="float">
            <text:p>4.24</text:p>
          </table:table-cell>
          <table:table-cell table:formula="of:=(['passe 1'.AC13]+['passe 2'.AC13])/2" office:value-type="float" office:value="4.79" calcext:value-type="float">
            <text:p>4.79</text:p>
          </table:table-cell>
          <table:table-cell table:formula="of:=(['passe 1'.AD13]+['passe 2'.AD13])/2" office:value-type="float" office:value="4.39" calcext:value-type="float">
            <text:p>4.39</text:p>
          </table:table-cell>
          <table:table-cell table:formula="of:=(['passe 1'.AE13]+['passe 2'.AE13])/2" office:value-type="float" office:value="4.93" calcext:value-type="float">
            <text:p>4.93</text:p>
          </table:table-cell>
          <table:table-cell table:formula="of:=(['passe 1'.AF13]+['passe 2'.AF13])/2" office:value-type="float" office:value="3.94" calcext:value-type="float">
            <text:p>3.94</text:p>
          </table:table-cell>
        </table:table-row>
        <table:table-row table:style-name="ro1">
          <table:table-cell/>
          <table:table-cell table:formula="of:=(['passe 1'.B14]+['passe 2'.B14])/2" office:value-type="float" office:value="0.484355" calcext:value-type="float">
            <text:p>0.484355</text:p>
          </table:table-cell>
          <table:table-cell table:formula="of:=(['passe 1'.C14]+['passe 2'.C14])/2" office:value-type="float" office:value="0.495045" calcext:value-type="float">
            <text:p>0.495045</text:p>
          </table:table-cell>
          <table:table-cell table:formula="of:=(['passe 1'.D14]+['passe 2'.D14])/2" office:value-type="float" office:value="0.960605" calcext:value-type="float">
            <text:p>0.960605</text:p>
          </table:table-cell>
          <table:table-cell table:formula="of:=(['passe 1'.E14]+['passe 2'.E14])/2" office:value-type="float" office:value="0.841015" calcext:value-type="float">
            <text:p>0.841015</text:p>
          </table:table-cell>
          <table:table-cell table:formula="of:=(['passe 1'.F14]+['passe 2'.F14])/2" office:value-type="float" office:value="1.387045" calcext:value-type="float">
            <text:p>1.387045</text:p>
          </table:table-cell>
          <table:table-cell table:formula="of:=(['passe 1'.G14]+['passe 2'.G14])/2" office:value-type="float" office:value="1.451885" calcext:value-type="float">
            <text:p>1.451885</text:p>
          </table:table-cell>
          <table:table-cell table:formula="of:=(['passe 1'.H14]+['passe 2'.H14])/2" office:value-type="float" office:value="1.966945" calcext:value-type="float">
            <text:p>1.966945</text:p>
          </table:table-cell>
          <table:table-cell table:formula="of:=(['passe 1'.I14]+['passe 2'.I14])/2" office:value-type="float" office:value="2.22257" calcext:value-type="float">
            <text:p>2.22257</text:p>
          </table:table-cell>
          <table:table-cell table:formula="of:=(['passe 1'.J14]+['passe 2'.J14])/2" office:value-type="float" office:value="2.59833" calcext:value-type="float">
            <text:p>2.59833</text:p>
          </table:table-cell>
          <table:table-cell table:formula="of:=(['passe 1'.K14]+['passe 2'.K14])/2" office:value-type="float" office:value="2.111785" calcext:value-type="float">
            <text:p>2.111785</text:p>
          </table:table-cell>
          <table:table-cell table:formula="of:=(['passe 1'.L14]+['passe 2'.L14])/2" office:value-type="float" office:value="3.060645" calcext:value-type="float">
            <text:p>3.060645</text:p>
          </table:table-cell>
          <table:table-cell table:formula="of:=(['passe 1'.M14]+['passe 2'.M14])/2" office:value-type="float" office:value="2.773195" calcext:value-type="float">
            <text:p>2.773195</text:p>
          </table:table-cell>
          <table:table-cell table:formula="of:=(['passe 1'.N14]+['passe 2'.N14])/2" office:value-type="float" office:value="2.36647" calcext:value-type="float">
            <text:p>2.36647</text:p>
          </table:table-cell>
          <table:table-cell table:formula="of:=(['passe 1'.O14]+['passe 2'.O14])/2" office:value-type="float" office:value="1.971035" calcext:value-type="float">
            <text:p>1.971035</text:p>
          </table:table-cell>
          <table:table-cell table:formula="of:=(['passe 1'.P14]+['passe 2'.P14])/2" office:value-type="float" office:value="2.19976" calcext:value-type="float">
            <text:p>2.19976</text:p>
          </table:table-cell>
          <table:table-cell table:formula="of:=(['passe 1'.Q14]+['passe 2'.Q14])/2" office:value-type="float" office:value="1.512745" calcext:value-type="float">
            <text:p>1.512745</text:p>
          </table:table-cell>
          <table:table-cell table:formula="of:=(['passe 1'.R14]+['passe 2'.R14])/2" office:value-type="float" office:value="2.44718" calcext:value-type="float">
            <text:p>2.44718</text:p>
          </table:table-cell>
          <table:table-cell table:formula="of:=(['passe 1'.S14]+['passe 2'.S14])/2" office:value-type="float" office:value="2.949765" calcext:value-type="float">
            <text:p>2.949765</text:p>
          </table:table-cell>
          <table:table-cell table:formula="of:=(['passe 1'.T14]+['passe 2'.T14])/2" office:value-type="float" office:value="3.51846" calcext:value-type="float">
            <text:p>3.51846</text:p>
          </table:table-cell>
          <table:table-cell table:formula="of:=(['passe 1'.U14]+['passe 2'.U14])/2" office:value-type="float" office:value="2.27352" calcext:value-type="float">
            <text:p>2.27352</text:p>
          </table:table-cell>
          <table:table-cell table:formula="of:=(['passe 1'.V14]+['passe 2'.V14])/2" office:value-type="float" office:value="3.416945" calcext:value-type="float">
            <text:p>3.416945</text:p>
          </table:table-cell>
          <table:table-cell table:formula="of:=(['passe 1'.W14]+['passe 2'.W14])/2" office:value-type="float" office:value="3.04781" calcext:value-type="float">
            <text:p>3.04781</text:p>
          </table:table-cell>
          <table:table-cell table:formula="of:=(['passe 1'.X14]+['passe 2'.X14])/2" office:value-type="float" office:value="2.6106" calcext:value-type="float">
            <text:p>2.6106</text:p>
          </table:table-cell>
          <table:table-cell table:formula="of:=(['passe 1'.Y14]+['passe 2'.Y14])/2" office:value-type="float" office:value="2.59908" calcext:value-type="float">
            <text:p>2.59908</text:p>
          </table:table-cell>
          <table:table-cell table:formula="of:=(['passe 1'.Z14]+['passe 2'.Z14])/2" office:value-type="float" office:value="2.689685" calcext:value-type="float">
            <text:p>2.689685</text:p>
          </table:table-cell>
          <table:table-cell table:formula="of:=(['passe 1'.AA14]+['passe 2'.AA14])/2" office:value-type="float" office:value="3.68078" calcext:value-type="float">
            <text:p>3.68078</text:p>
          </table:table-cell>
          <table:table-cell table:formula="of:=(['passe 1'.AB14]+['passe 2'.AB14])/2" office:value-type="float" office:value="2.917935" calcext:value-type="float">
            <text:p>2.917935</text:p>
          </table:table-cell>
          <table:table-cell table:formula="of:=(['passe 1'.AC14]+['passe 2'.AC14])/2" office:value-type="float" office:value="3.54752" calcext:value-type="float">
            <text:p>3.54752</text:p>
          </table:table-cell>
          <table:table-cell table:formula="of:=(['passe 1'.AD14]+['passe 2'.AD14])/2" office:value-type="float" office:value="3.067945" calcext:value-type="float">
            <text:p>3.067945</text:p>
          </table:table-cell>
          <table:table-cell table:formula="of:=(['passe 1'.AE14]+['passe 2'.AE14])/2" office:value-type="float" office:value="2.99862" calcext:value-type="float">
            <text:p>2.99862</text:p>
          </table:table-cell>
          <table:table-cell table:formula="of:=(['passe 1'.AF14]+['passe 2'.AF14])/2" office:value-type="float" office:value="2.893645" calcext:value-type="float">
            <text:p>2.8936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'passe 1'.B15]+['passe 2'.B15])/2" office:value-type="float" office:value="0.14" calcext:value-type="float">
            <text:p>0.14</text:p>
          </table:table-cell>
          <table:table-cell table:formula="of:=(['passe 1'.C15]+['passe 2'.C15])/2" office:value-type="float" office:value="0.66" calcext:value-type="float">
            <text:p>0.66</text:p>
          </table:table-cell>
          <table:table-cell table:formula="of:=(['passe 1'.D15]+['passe 2'.D15])/2" office:value-type="float" office:value="0.28" calcext:value-type="float">
            <text:p>0.28</text:p>
          </table:table-cell>
          <table:table-cell table:formula="of:=(['passe 1'.E15]+['passe 2'.E15])/2" office:value-type="float" office:value="0.59" calcext:value-type="float">
            <text:p>0.59</text:p>
          </table:table-cell>
          <table:table-cell table:formula="of:=(['passe 1'.F15]+['passe 2'.F15])/2" office:value-type="float" office:value="0.96" calcext:value-type="float">
            <text:p>0.96</text:p>
          </table:table-cell>
          <table:table-cell table:formula="of:=(['passe 1'.G15]+['passe 2'.G15])/2" office:value-type="float" office:value="1.03" calcext:value-type="float">
            <text:p>1.03</text:p>
          </table:table-cell>
          <table:table-cell table:formula="of:=(['passe 1'.H15]+['passe 2'.H15])/2" office:value-type="float" office:value="1.53" calcext:value-type="float">
            <text:p>1.53</text:p>
          </table:table-cell>
          <table:table-cell table:formula="of:=(['passe 1'.I15]+['passe 2'.I15])/2" office:value-type="float" office:value="2.35" calcext:value-type="float">
            <text:p>2.35</text:p>
          </table:table-cell>
          <table:table-cell table:formula="of:=(['passe 1'.J15]+['passe 2'.J15])/2" office:value-type="float" office:value="2.89" calcext:value-type="float">
            <text:p>2.89</text:p>
          </table:table-cell>
          <table:table-cell table:formula="of:=(['passe 1'.K15]+['passe 2'.K15])/2" office:value-type="float" office:value="2.98" calcext:value-type="float">
            <text:p>2.98</text:p>
          </table:table-cell>
          <table:table-cell table:formula="of:=(['passe 1'.L15]+['passe 2'.L15])/2" office:value-type="float" office:value="2.91" calcext:value-type="float">
            <text:p>2.91</text:p>
          </table:table-cell>
          <table:table-cell table:formula="of:=(['passe 1'.M15]+['passe 2'.M15])/2" office:value-type="float" office:value="3.07" calcext:value-type="float">
            <text:p>3.07</text:p>
          </table:table-cell>
          <table:table-cell table:formula="of:=(['passe 1'.N15]+['passe 2'.N15])/2" office:value-type="float" office:value="3.61" calcext:value-type="float">
            <text:p>3.61</text:p>
          </table:table-cell>
          <table:table-cell table:formula="of:=(['passe 1'.O15]+['passe 2'.O15])/2" office:value-type="float" office:value="3.44" calcext:value-type="float">
            <text:p>3.44</text:p>
          </table:table-cell>
          <table:table-cell table:formula="of:=(['passe 1'.P15]+['passe 2'.P15])/2" office:value-type="float" office:value="2.41" calcext:value-type="float">
            <text:p>2.41</text:p>
          </table:table-cell>
          <table:table-cell table:formula="of:=(['passe 1'.Q15]+['passe 2'.Q15])/2" office:value-type="float" office:value="3.74" calcext:value-type="float">
            <text:p>3.74</text:p>
          </table:table-cell>
          <table:table-cell table:formula="of:=(['passe 1'.R15]+['passe 2'.R15])/2" office:value-type="float" office:value="4.07" calcext:value-type="float">
            <text:p>4.07</text:p>
          </table:table-cell>
          <table:table-cell table:formula="of:=(['passe 1'.S15]+['passe 2'.S15])/2" office:value-type="float" office:value="3.75" calcext:value-type="float">
            <text:p>3.75</text:p>
          </table:table-cell>
          <table:table-cell table:formula="of:=(['passe 1'.T15]+['passe 2'.T15])/2" office:value-type="float" office:value="4.09" calcext:value-type="float">
            <text:p>4.09</text:p>
          </table:table-cell>
          <table:table-cell table:formula="of:=(['passe 1'.U15]+['passe 2'.U15])/2" office:value-type="float" office:value="4.11" calcext:value-type="float">
            <text:p>4.11</text:p>
          </table:table-cell>
          <table:table-cell table:formula="of:=(['passe 1'.V15]+['passe 2'.V15])/2" office:value-type="float" office:value="4.09" calcext:value-type="float">
            <text:p>4.09</text:p>
          </table:table-cell>
          <table:table-cell table:formula="of:=(['passe 1'.W15]+['passe 2'.W15])/2" office:value-type="float" office:value="4.27" calcext:value-type="float">
            <text:p>4.27</text:p>
          </table:table-cell>
          <table:table-cell table:formula="of:=(['passe 1'.X15]+['passe 2'.X15])/2" office:value-type="float" office:value="4.38" calcext:value-type="float">
            <text:p>4.38</text:p>
          </table:table-cell>
          <table:table-cell table:formula="of:=(['passe 1'.Y15]+['passe 2'.Y15])/2" office:value-type="float" office:value="5.42" calcext:value-type="float">
            <text:p>5.42</text:p>
          </table:table-cell>
          <table:table-cell table:formula="of:=(['passe 1'.Z15]+['passe 2'.Z15])/2" office:value-type="float" office:value="5.07" calcext:value-type="float">
            <text:p>5.07</text:p>
          </table:table-cell>
          <table:table-cell table:formula="of:=(['passe 1'.AA15]+['passe 2'.AA15])/2" office:value-type="float" office:value="4.54" calcext:value-type="float">
            <text:p>4.54</text:p>
          </table:table-cell>
          <table:table-cell table:formula="of:=(['passe 1'.AB15]+['passe 2'.AB15])/2" office:value-type="float" office:value="4.36" calcext:value-type="float">
            <text:p>4.36</text:p>
          </table:table-cell>
          <table:table-cell table:formula="of:=(['passe 1'.AC15]+['passe 2'.AC15])/2" office:value-type="float" office:value="4.35" calcext:value-type="float">
            <text:p>4.35</text:p>
          </table:table-cell>
          <table:table-cell table:formula="of:=(['passe 1'.AD15]+['passe 2'.AD15])/2" office:value-type="float" office:value="4.33" calcext:value-type="float">
            <text:p>4.33</text:p>
          </table:table-cell>
          <table:table-cell table:formula="of:=(['passe 1'.AE15]+['passe 2'.AE15])/2" office:value-type="float" office:value="4.63" calcext:value-type="float">
            <text:p>4.63</text:p>
          </table:table-cell>
          <table:table-cell table:formula="of:=(['passe 1'.AF15]+['passe 2'.AF15])/2" office:value-type="float" office:value="4.76" calcext:value-type="float">
            <text:p>4.76</text:p>
          </table:table-cell>
        </table:table-row>
        <table:table-row table:style-name="ro1">
          <table:table-cell/>
          <table:table-cell table:formula="of:=(['passe 1'.B16]+['passe 2'.B16])/2" office:value-type="float" office:value="0.354105" calcext:value-type="float">
            <text:p>0.354105</text:p>
          </table:table-cell>
          <table:table-cell table:formula="of:=(['passe 1'.C16]+['passe 2'.C16])/2" office:value-type="float" office:value="0.896625" calcext:value-type="float">
            <text:p>0.896625</text:p>
          </table:table-cell>
          <table:table-cell table:formula="of:=(['passe 1'.D16]+['passe 2'.D16])/2" office:value-type="float" office:value="0.612915" calcext:value-type="float">
            <text:p>0.612915</text:p>
          </table:table-cell>
          <table:table-cell table:formula="of:=(['passe 1'.E16]+['passe 2'.E16])/2" office:value-type="float" office:value="0.73269" calcext:value-type="float">
            <text:p>0.73269</text:p>
          </table:table-cell>
          <table:table-cell table:formula="of:=(['passe 1'.F16]+['passe 2'.F16])/2" office:value-type="float" office:value="0.90829" calcext:value-type="float">
            <text:p>0.90829</text:p>
          </table:table-cell>
          <table:table-cell table:formula="of:=(['passe 1'.G16]+['passe 2'.G16])/2" office:value-type="float" office:value="1.01583" calcext:value-type="float">
            <text:p>1.01583</text:p>
          </table:table-cell>
          <table:table-cell table:formula="of:=(['passe 1'.H16]+['passe 2'.H16])/2" office:value-type="float" office:value="1.19084" calcext:value-type="float">
            <text:p>1.19084</text:p>
          </table:table-cell>
          <table:table-cell table:formula="of:=(['passe 1'.I16]+['passe 2'.I16])/2" office:value-type="float" office:value="1.710575" calcext:value-type="float">
            <text:p>1.710575</text:p>
          </table:table-cell>
          <table:table-cell table:formula="of:=(['passe 1'.J16]+['passe 2'.J16])/2" office:value-type="float" office:value="1.97743" calcext:value-type="float">
            <text:p>1.97743</text:p>
          </table:table-cell>
          <table:table-cell table:formula="of:=(['passe 1'.K16]+['passe 2'.K16])/2" office:value-type="float" office:value="2.155725" calcext:value-type="float">
            <text:p>2.155725</text:p>
          </table:table-cell>
          <table:table-cell table:formula="of:=(['passe 1'.L16]+['passe 2'.L16])/2" office:value-type="float" office:value="1.9073" calcext:value-type="float">
            <text:p>1.9073</text:p>
          </table:table-cell>
          <table:table-cell table:formula="of:=(['passe 1'.M16]+['passe 2'.M16])/2" office:value-type="float" office:value="2.0093" calcext:value-type="float">
            <text:p>2.0093</text:p>
          </table:table-cell>
          <table:table-cell table:formula="of:=(['passe 1'.N16]+['passe 2'.N16])/2" office:value-type="float" office:value="2.25402" calcext:value-type="float">
            <text:p>2.25402</text:p>
          </table:table-cell>
          <table:table-cell table:formula="of:=(['passe 1'.O16]+['passe 2'.O16])/2" office:value-type="float" office:value="2.256505" calcext:value-type="float">
            <text:p>2.256505</text:p>
          </table:table-cell>
          <table:table-cell table:formula="of:=(['passe 1'.P16]+['passe 2'.P16])/2" office:value-type="float" office:value="1.787615" calcext:value-type="float">
            <text:p>1.787615</text:p>
          </table:table-cell>
          <table:table-cell table:formula="of:=(['passe 1'.Q16]+['passe 2'.Q16])/2" office:value-type="float" office:value="2.35454" calcext:value-type="float">
            <text:p>2.35454</text:p>
          </table:table-cell>
          <table:table-cell table:formula="of:=(['passe 1'.R16]+['passe 2'.R16])/2" office:value-type="float" office:value="2.945525" calcext:value-type="float">
            <text:p>2.945525</text:p>
          </table:table-cell>
          <table:table-cell table:formula="of:=(['passe 1'.S16]+['passe 2'.S16])/2" office:value-type="float" office:value="2.41785" calcext:value-type="float">
            <text:p>2.41785</text:p>
          </table:table-cell>
          <table:table-cell table:formula="of:=(['passe 1'.T16]+['passe 2'.T16])/2" office:value-type="float" office:value="3.005595" calcext:value-type="float">
            <text:p>3.005595</text:p>
          </table:table-cell>
          <table:table-cell table:formula="of:=(['passe 1'.U16]+['passe 2'.U16])/2" office:value-type="float" office:value="2.825805" calcext:value-type="float">
            <text:p>2.825805</text:p>
          </table:table-cell>
          <table:table-cell table:formula="of:=(['passe 1'.V16]+['passe 2'.V16])/2" office:value-type="float" office:value="2.73466" calcext:value-type="float">
            <text:p>2.73466</text:p>
          </table:table-cell>
          <table:table-cell table:formula="of:=(['passe 1'.W16]+['passe 2'.W16])/2" office:value-type="float" office:value="2.93094" calcext:value-type="float">
            <text:p>2.93094</text:p>
          </table:table-cell>
          <table:table-cell table:formula="of:=(['passe 1'.X16]+['passe 2'.X16])/2" office:value-type="float" office:value="2.67619" calcext:value-type="float">
            <text:p>2.67619</text:p>
          </table:table-cell>
          <table:table-cell table:formula="of:=(['passe 1'.Y16]+['passe 2'.Y16])/2" office:value-type="float" office:value="3.736875" calcext:value-type="float">
            <text:p>3.736875</text:p>
          </table:table-cell>
          <table:table-cell table:formula="of:=(['passe 1'.Z16]+['passe 2'.Z16])/2" office:value-type="float" office:value="3.174535" calcext:value-type="float">
            <text:p>3.174535</text:p>
          </table:table-cell>
          <table:table-cell table:formula="of:=(['passe 1'.AA16]+['passe 2'.AA16])/2" office:value-type="float" office:value="2.90364" calcext:value-type="float">
            <text:p>2.90364</text:p>
          </table:table-cell>
          <table:table-cell table:formula="of:=(['passe 1'.AB16]+['passe 2'.AB16])/2" office:value-type="float" office:value="3.33551" calcext:value-type="float">
            <text:p>3.33551</text:p>
          </table:table-cell>
          <table:table-cell table:formula="of:=(['passe 1'.AC16]+['passe 2'.AC16])/2" office:value-type="float" office:value="2.923315" calcext:value-type="float">
            <text:p>2.923315</text:p>
          </table:table-cell>
          <table:table-cell table:formula="of:=(['passe 1'.AD16]+['passe 2'.AD16])/2" office:value-type="float" office:value="3.1564" calcext:value-type="float">
            <text:p>3.1564</text:p>
          </table:table-cell>
          <table:table-cell table:formula="of:=(['passe 1'.AE16]+['passe 2'.AE16])/2" office:value-type="float" office:value="3.10231" calcext:value-type="float">
            <text:p>3.10231</text:p>
          </table:table-cell>
          <table:table-cell table:formula="of:=(['passe 1'.AF16]+['passe 2'.AF16])/2" office:value-type="float" office:value="3.23249" calcext:value-type="float">
            <text:p>3.232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'passe 1'.B17]+['passe 2'.B17])/2" office:value-type="float" office:value="0.36" calcext:value-type="float">
            <text:p>0.36</text:p>
          </table:table-cell>
          <table:table-cell table:formula="of:=(['passe 1'.C17]+['passe 2'.C17])/2" office:value-type="float" office:value="0.56" calcext:value-type="float">
            <text:p>0.56</text:p>
          </table:table-cell>
          <table:table-cell table:formula="of:=(['passe 1'.D17]+['passe 2'.D17])/2" office:value-type="float" office:value="0.75" calcext:value-type="float">
            <text:p>0.75</text:p>
          </table:table-cell>
          <table:table-cell table:formula="of:=(['passe 1'.E17]+['passe 2'.E17])/2" office:value-type="float" office:value="1.04" calcext:value-type="float">
            <text:p>1.04</text:p>
          </table:table-cell>
          <table:table-cell table:formula="of:=(['passe 1'.F17]+['passe 2'.F17])/2" office:value-type="float" office:value="1.86" calcext:value-type="float">
            <text:p>1.86</text:p>
          </table:table-cell>
          <table:table-cell table:formula="of:=(['passe 1'.G17]+['passe 2'.G17])/2" office:value-type="float" office:value="1.3" calcext:value-type="float">
            <text:p>1.3</text:p>
          </table:table-cell>
          <table:table-cell table:formula="of:=(['passe 1'.H17]+['passe 2'.H17])/2" office:value-type="float" office:value="2.37" calcext:value-type="float">
            <text:p>2.37</text:p>
          </table:table-cell>
          <table:table-cell table:formula="of:=(['passe 1'.I17]+['passe 2'.I17])/2" office:value-type="float" office:value="3.04" calcext:value-type="float">
            <text:p>3.04</text:p>
          </table:table-cell>
          <table:table-cell table:formula="of:=(['passe 1'.J17]+['passe 2'.J17])/2" office:value-type="float" office:value="3.29" calcext:value-type="float">
            <text:p>3.29</text:p>
          </table:table-cell>
          <table:table-cell table:formula="of:=(['passe 1'.K17]+['passe 2'.K17])/2" office:value-type="float" office:value="4.05" calcext:value-type="float">
            <text:p>4.05</text:p>
          </table:table-cell>
          <table:table-cell table:formula="of:=(['passe 1'.L17]+['passe 2'.L17])/2" office:value-type="float" office:value="3.95" calcext:value-type="float">
            <text:p>3.95</text:p>
          </table:table-cell>
          <table:table-cell table:formula="of:=(['passe 1'.M17]+['passe 2'.M17])/2" office:value-type="float" office:value="4.29" calcext:value-type="float">
            <text:p>4.29</text:p>
          </table:table-cell>
          <table:table-cell table:formula="of:=(['passe 1'.N17]+['passe 2'.N17])/2" office:value-type="float" office:value="4.02" calcext:value-type="float">
            <text:p>4.02</text:p>
          </table:table-cell>
          <table:table-cell table:formula="of:=(['passe 1'.O17]+['passe 2'.O17])/2" office:value-type="float" office:value="3.55" calcext:value-type="float">
            <text:p>3.55</text:p>
          </table:table-cell>
          <table:table-cell table:formula="of:=(['passe 1'.P17]+['passe 2'.P17])/2" office:value-type="float" office:value="4.35" calcext:value-type="float">
            <text:p>4.35</text:p>
          </table:table-cell>
          <table:table-cell table:formula="of:=(['passe 1'.Q17]+['passe 2'.Q17])/2" office:value-type="float" office:value="4.34" calcext:value-type="float">
            <text:p>4.34</text:p>
          </table:table-cell>
          <table:table-cell table:formula="of:=(['passe 1'.R17]+['passe 2'.R17])/2" office:value-type="float" office:value="4.49" calcext:value-type="float">
            <text:p>4.49</text:p>
          </table:table-cell>
          <table:table-cell table:formula="of:=(['passe 1'.S17]+['passe 2'.S17])/2" office:value-type="float" office:value="4.38" calcext:value-type="float">
            <text:p>4.38</text:p>
          </table:table-cell>
          <table:table-cell table:formula="of:=(['passe 1'.T17]+['passe 2'.T17])/2" office:value-type="float" office:value="1.77" calcext:value-type="float">
            <text:p>1.77</text:p>
          </table:table-cell>
          <table:table-cell table:formula="of:=(['passe 1'.U17]+['passe 2'.U17])/2" office:value-type="float" office:value="4.45" calcext:value-type="float">
            <text:p>4.45</text:p>
          </table:table-cell>
          <table:table-cell table:formula="of:=(['passe 1'.V17]+['passe 2'.V17])/2" office:value-type="float" office:value="3.97" calcext:value-type="float">
            <text:p>3.97</text:p>
          </table:table-cell>
          <table:table-cell table:formula="of:=(['passe 1'.W17]+['passe 2'.W17])/2" office:value-type="float" office:value="4.79" calcext:value-type="float">
            <text:p>4.79</text:p>
          </table:table-cell>
          <table:table-cell table:formula="of:=(['passe 1'.X17]+['passe 2'.X17])/2" office:value-type="float" office:value="4.18" calcext:value-type="float">
            <text:p>4.18</text:p>
          </table:table-cell>
          <table:table-cell table:formula="of:=(['passe 1'.Y17]+['passe 2'.Y17])/2" office:value-type="float" office:value="4.36" calcext:value-type="float">
            <text:p>4.36</text:p>
          </table:table-cell>
          <table:table-cell table:formula="of:=(['passe 1'.Z17]+['passe 2'.Z17])/2" office:value-type="float" office:value="4.55" calcext:value-type="float">
            <text:p>4.55</text:p>
          </table:table-cell>
          <table:table-cell table:formula="of:=(['passe 1'.AA17]+['passe 2'.AA17])/2" office:value-type="float" office:value="4.48" calcext:value-type="float">
            <text:p>4.48</text:p>
          </table:table-cell>
          <table:table-cell table:formula="of:=(['passe 1'.AB17]+['passe 2'.AB17])/2" office:value-type="float" office:value="5.49" calcext:value-type="float">
            <text:p>5.49</text:p>
          </table:table-cell>
          <table:table-cell table:formula="of:=(['passe 1'.AC17]+['passe 2'.AC17])/2" office:value-type="float" office:value="4.22" calcext:value-type="float">
            <text:p>4.22</text:p>
          </table:table-cell>
          <table:table-cell table:formula="of:=(['passe 1'.AD17]+['passe 2'.AD17])/2" office:value-type="float" office:value="4.53" calcext:value-type="float">
            <text:p>4.53</text:p>
          </table:table-cell>
          <table:table-cell table:formula="of:=(['passe 1'.AE17]+['passe 2'.AE17])/2" office:value-type="float" office:value="5.46" calcext:value-type="float">
            <text:p>5.46</text:p>
          </table:table-cell>
          <table:table-cell table:formula="of:=(['passe 1'.AF17]+['passe 2'.AF17])/2" office:value-type="float" office:value="3.24" calcext:value-type="float">
            <text:p>3.24</text:p>
          </table:table-cell>
        </table:table-row>
        <table:table-row table:style-name="ro1">
          <table:table-cell/>
          <table:table-cell table:formula="of:=(['passe 1'.B18]+['passe 2'.B18])/2" office:value-type="float" office:value="0.59159" calcext:value-type="float">
            <text:p>0.59159</text:p>
          </table:table-cell>
          <table:table-cell table:formula="of:=(['passe 1'.C18]+['passe 2'.C18])/2" office:value-type="float" office:value="0.729025" calcext:value-type="float">
            <text:p>0.729025</text:p>
          </table:table-cell>
          <table:table-cell table:formula="of:=(['passe 1'.D18]+['passe 2'.D18])/2" office:value-type="float" office:value="0.83345" calcext:value-type="float">
            <text:p>0.83345</text:p>
          </table:table-cell>
          <table:table-cell table:formula="of:=(['passe 1'.E18]+['passe 2'.E18])/2" office:value-type="float" office:value="1.08257" calcext:value-type="float">
            <text:p>1.08257</text:p>
          </table:table-cell>
          <table:table-cell table:formula="of:=(['passe 1'.F18]+['passe 2'.F18])/2" office:value-type="float" office:value="1.559925" calcext:value-type="float">
            <text:p>1.559925</text:p>
          </table:table-cell>
          <table:table-cell table:formula="of:=(['passe 1'.G18]+['passe 2'.G18])/2" office:value-type="float" office:value="1.22052" calcext:value-type="float">
            <text:p>1.22052</text:p>
          </table:table-cell>
          <table:table-cell table:formula="of:=(['passe 1'.H18]+['passe 2'.H18])/2" office:value-type="float" office:value="1.5964" calcext:value-type="float">
            <text:p>1.5964</text:p>
          </table:table-cell>
          <table:table-cell table:formula="of:=(['passe 1'.I18]+['passe 2'.I18])/2" office:value-type="float" office:value="2.08319" calcext:value-type="float">
            <text:p>2.08319</text:p>
          </table:table-cell>
          <table:table-cell table:formula="of:=(['passe 1'.J18]+['passe 2'.J18])/2" office:value-type="float" office:value="2.621905" calcext:value-type="float">
            <text:p>2.621905</text:p>
          </table:table-cell>
          <table:table-cell table:formula="of:=(['passe 1'.K18]+['passe 2'.K18])/2" office:value-type="float" office:value="2.833635" calcext:value-type="float">
            <text:p>2.833635</text:p>
          </table:table-cell>
          <table:table-cell table:formula="of:=(['passe 1'.L18]+['passe 2'.L18])/2" office:value-type="float" office:value="2.803115" calcext:value-type="float">
            <text:p>2.803115</text:p>
          </table:table-cell>
          <table:table-cell table:formula="of:=(['passe 1'.M18]+['passe 2'.M18])/2" office:value-type="float" office:value="3.097715" calcext:value-type="float">
            <text:p>3.097715</text:p>
          </table:table-cell>
          <table:table-cell table:formula="of:=(['passe 1'.N18]+['passe 2'.N18])/2" office:value-type="float" office:value="2.7062" calcext:value-type="float">
            <text:p>2.7062</text:p>
          </table:table-cell>
          <table:table-cell table:formula="of:=(['passe 1'.O18]+['passe 2'.O18])/2" office:value-type="float" office:value="2.53924" calcext:value-type="float">
            <text:p>2.53924</text:p>
          </table:table-cell>
          <table:table-cell table:formula="of:=(['passe 1'.P18]+['passe 2'.P18])/2" office:value-type="float" office:value="2.877095" calcext:value-type="float">
            <text:p>2.877095</text:p>
          </table:table-cell>
          <table:table-cell table:formula="of:=(['passe 1'.Q18]+['passe 2'.Q18])/2" office:value-type="float" office:value="3.315225" calcext:value-type="float">
            <text:p>3.315225</text:p>
          </table:table-cell>
          <table:table-cell table:formula="of:=(['passe 1'.R18]+['passe 2'.R18])/2" office:value-type="float" office:value="2.987575" calcext:value-type="float">
            <text:p>2.987575</text:p>
          </table:table-cell>
          <table:table-cell table:formula="of:=(['passe 1'.S18]+['passe 2'.S18])/2" office:value-type="float" office:value="3.35352" calcext:value-type="float">
            <text:p>3.35352</text:p>
          </table:table-cell>
          <table:table-cell table:formula="of:=(['passe 1'.T18]+['passe 2'.T18])/2" office:value-type="float" office:value="1.36092" calcext:value-type="float">
            <text:p>1.36092</text:p>
          </table:table-cell>
          <table:table-cell table:formula="of:=(['passe 1'.U18]+['passe 2'.U18])/2" office:value-type="float" office:value="2.959295" calcext:value-type="float">
            <text:p>2.959295</text:p>
          </table:table-cell>
          <table:table-cell table:formula="of:=(['passe 1'.V18]+['passe 2'.V18])/2" office:value-type="float" office:value="2.708945" calcext:value-type="float">
            <text:p>2.708945</text:p>
          </table:table-cell>
          <table:table-cell table:formula="of:=(['passe 1'.W18]+['passe 2'.W18])/2" office:value-type="float" office:value="3.557" calcext:value-type="float">
            <text:p>3.557</text:p>
          </table:table-cell>
          <table:table-cell table:formula="of:=(['passe 1'.X18]+['passe 2'.X18])/2" office:value-type="float" office:value="2.829265" calcext:value-type="float">
            <text:p>2.829265</text:p>
          </table:table-cell>
          <table:table-cell table:formula="of:=(['passe 1'.Y18]+['passe 2'.Y18])/2" office:value-type="float" office:value="3.028865" calcext:value-type="float">
            <text:p>3.028865</text:p>
          </table:table-cell>
          <table:table-cell table:formula="of:=(['passe 1'.Z18]+['passe 2'.Z18])/2" office:value-type="float" office:value="2.986755" calcext:value-type="float">
            <text:p>2.986755</text:p>
          </table:table-cell>
          <table:table-cell table:formula="of:=(['passe 1'.AA18]+['passe 2'.AA18])/2" office:value-type="float" office:value="3.053155" calcext:value-type="float">
            <text:p>3.053155</text:p>
          </table:table-cell>
          <table:table-cell table:formula="of:=(['passe 1'.AB18]+['passe 2'.AB18])/2" office:value-type="float" office:value="3.843955" calcext:value-type="float">
            <text:p>3.843955</text:p>
          </table:table-cell>
          <table:table-cell table:formula="of:=(['passe 1'.AC18]+['passe 2'.AC18])/2" office:value-type="float" office:value="2.63932" calcext:value-type="float">
            <text:p>2.63932</text:p>
          </table:table-cell>
          <table:table-cell table:formula="of:=(['passe 1'.AD18]+['passe 2'.AD18])/2" office:value-type="float" office:value="3.28536" calcext:value-type="float">
            <text:p>3.28536</text:p>
          </table:table-cell>
          <table:table-cell table:formula="of:=(['passe 1'.AE18]+['passe 2'.AE18])/2" office:value-type="float" office:value="4.13647" calcext:value-type="float">
            <text:p>4.13647</text:p>
          </table:table-cell>
          <table:table-cell table:formula="of:=(['passe 1'.AF18]+['passe 2'.AF18])/2" office:value-type="float" office:value="2.60828" calcext:value-type="float">
            <text:p>2.6082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21]+20" office:value-type="float" office:value="20" calcext:value-type="float">
            <text:p>20</text:p>
          </table:table-cell>
          <table:table-cell table:formula="of:=[.C21]+20" office:value-type="float" office:value="40" calcext:value-type="float">
            <text:p>40</text:p>
          </table:table-cell>
          <table:table-cell table:formula="of:=[.D21]+20" office:value-type="float" office:value="60" calcext:value-type="float">
            <text:p>60</text:p>
          </table:table-cell>
          <table:table-cell table:formula="of:=[.E21]+20" office:value-type="float" office:value="80" calcext:value-type="float">
            <text:p>80</text:p>
          </table:table-cell>
          <table:table-cell table:formula="of:=[.F21]+20" office:value-type="float" office:value="100" calcext:value-type="float">
            <text:p>100</text:p>
          </table:table-cell>
          <table:table-cell table:formula="of:=[.G21]+20" office:value-type="float" office:value="120" calcext:value-type="float">
            <text:p>120</text:p>
          </table:table-cell>
          <table:table-cell table:formula="of:=[.H21]+20" office:value-type="float" office:value="140" calcext:value-type="float">
            <text:p>140</text:p>
          </table:table-cell>
          <table:table-cell table:formula="of:=[.I21]+20" office:value-type="float" office:value="160" calcext:value-type="float">
            <text:p>160</text:p>
          </table:table-cell>
          <table:table-cell table:formula="of:=[.J21]+20" office:value-type="float" office:value="180" calcext:value-type="float">
            <text:p>180</text:p>
          </table:table-cell>
          <table:table-cell table:formula="of:=[.K21]+20" office:value-type="float" office:value="200" calcext:value-type="float">
            <text:p>200</text:p>
          </table:table-cell>
          <table:table-cell table:formula="of:=[.L21]+20" office:value-type="float" office:value="220" calcext:value-type="float">
            <text:p>220</text:p>
          </table:table-cell>
          <table:table-cell table:formula="of:=[.M21]+20" office:value-type="float" office:value="240" calcext:value-type="float">
            <text:p>240</text:p>
          </table:table-cell>
          <table:table-cell table:formula="of:=[.N21]+20" office:value-type="float" office:value="260" calcext:value-type="float">
            <text:p>260</text:p>
          </table:table-cell>
          <table:table-cell table:formula="of:=[.O21]+20" office:value-type="float" office:value="280" calcext:value-type="float">
            <text:p>280</text:p>
          </table:table-cell>
          <table:table-cell table:formula="of:=[.P21]+20" office:value-type="float" office:value="300" calcext:value-type="float">
            <text:p>300</text:p>
          </table:table-cell>
          <table:table-cell table:formula="of:=[.Q21]+20" office:value-type="float" office:value="320" calcext:value-type="float">
            <text:p>320</text:p>
          </table:table-cell>
          <table:table-cell table:formula="of:=[.R21]+20" office:value-type="float" office:value="340" calcext:value-type="float">
            <text:p>340</text:p>
          </table:table-cell>
          <table:table-cell table:formula="of:=[.S21]+20" office:value-type="float" office:value="360" calcext:value-type="float">
            <text:p>360</text:p>
          </table:table-cell>
          <table:table-cell table:formula="of:=[.T21]+20" office:value-type="float" office:value="380" calcext:value-type="float">
            <text:p>380</text:p>
          </table:table-cell>
          <table:table-cell table:formula="of:=[.U21]+20" office:value-type="float" office:value="400" calcext:value-type="float">
            <text:p>400</text:p>
          </table:table-cell>
          <table:table-cell table:formula="of:=[.V21]+20" office:value-type="float" office:value="420" calcext:value-type="float">
            <text:p>420</text:p>
          </table:table-cell>
          <table:table-cell table:formula="of:=[.W21]+20" office:value-type="float" office:value="440" calcext:value-type="float">
            <text:p>440</text:p>
          </table:table-cell>
          <table:table-cell table:formula="of:=[.X21]+20" office:value-type="float" office:value="460" calcext:value-type="float">
            <text:p>460</text:p>
          </table:table-cell>
          <table:table-cell table:formula="of:=[.Y21]+20" office:value-type="float" office:value="480" calcext:value-type="float">
            <text:p>480</text:p>
          </table:table-cell>
          <table:table-cell table:formula="of:=[.Z21]+20" office:value-type="float" office:value="500" calcext:value-type="float">
            <text:p>500</text:p>
          </table:table-cell>
          <table:table-cell table:formula="of:=[.AA21]+20" office:value-type="float" office:value="520" calcext:value-type="float">
            <text:p>520</text:p>
          </table:table-cell>
          <table:table-cell table:formula="of:=[.AB21]+20" office:value-type="float" office:value="540" calcext:value-type="float">
            <text:p>540</text:p>
          </table:table-cell>
          <table:table-cell table:formula="of:=[.AC21]+20" office:value-type="float" office:value="560" calcext:value-type="float">
            <text:p>560</text:p>
          </table:table-cell>
          <table:table-cell table:formula="of:=[.AD21]+20" office:value-type="float" office:value="580" calcext:value-type="float">
            <text:p>580</text:p>
          </table:table-cell>
          <table:table-cell table:formula="of:=[.AE21]+20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23:16:59.376719734</dc:date>
    <meta:editing-duration>PT5H56M4S</meta:editing-duration>
    <meta:editing-cycles>5</meta:editing-cycles>
    <meta:generator>LibreOffice/5.1.6.2$Linux_X86_64 LibreOffice_project/10m0$Build-2</meta:generator>
    <meta:document-statistic meta:table-count="3" meta:cell-count="1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26cm" svg:height="11.23cm" xlink:href=".." xlink:type="simple" chart:class="chart:scatter" chart:style-name="ch1">
        <chart:title svg:x="5.999cm" svg:y="0.36cm" chart:style-name="ch2">
          <text:p>Influence of temperature on convergence</text:p>
        </chart:title>
        <chart:legend chart:legend-position="end" svg:x="18.546cm" svg:y="3.324cm" style:legend-expansion="high" chart:style-name="ch3"/>
        <chart:plot-area chart:style-name="ch4" table:cell-range-address="graphe.B21:graphe.AF21 graphe.A1:graphe.AF1 graphe.A3:graphe.AF3 graphe.A5:graphe.AF5 graphe.A7:graphe.AF7 graphe.A9:graphe.AF9 graphe.A11:graphe.AF11 graphe.A13:graphe.AF13 graphe.A15:graphe.AF15 graphe.A17:graphe.AF17" chart:data-source-has-labels="column" svg:x="1.416cm" svg:y="1.363cm" svg:width="16.725cm" svg:height="8.662cm">
          <chartooo:coordinate-region svg:x="1.852cm" svg:y="1.563cm" svg:width="16.009cm" svg:height="7.815cm"/>
          <chart:axis chart:dimension="x" chart:name="primary-x" chart:style-name="ch5">
            <chart:title svg:x="8.543cm" svg:y="10.249cm" chart:style-name="ch6">
              <text:p>Number of plays</text:p>
            </chart:title>
          </chart:axis>
          <chart:axis chart:dimension="y" chart:name="primary-y" chart:style-name="ch7">
            <chart:title svg:x="0.451cm" svg:y="6.863cm" chart:style-name="ch8">
              <text:p>Number of food</text:p>
            </chart:title>
            <chart:grid chart:style-name="ch9" chart:class="major"/>
          </chart:axis>
          <chart:series chart:style-name="ch10" chart:values-cell-range-address="graphe.B1:graphe.AF1" chart:label-cell-address="graphe.A1:graphe.A1" chart:class="chart:scatter">
            <chart:domain table:cell-range-address="graphe.B21:graphe.AF21"/>
            <chart:data-point chart:repeated="31"/>
          </chart:series>
          <chart:series chart:style-name="ch11" chart:values-cell-range-address="graphe.B3:graphe.AF3" chart:label-cell-address="graphe.A3:graphe.A3" chart:class="chart:scatter">
            <chart:data-point chart:repeated="31"/>
          </chart:series>
          <chart:series chart:style-name="ch12" chart:values-cell-range-address="graphe.B5:graphe.AF5" chart:label-cell-address="graphe.A5:graphe.A5" chart:class="chart:scatter">
            <chart:data-point chart:repeated="31"/>
          </chart:series>
          <chart:series chart:style-name="ch13" chart:values-cell-range-address="graphe.B7:graphe.AF7" chart:label-cell-address="graphe.A7:graphe.A7" chart:class="chart:scatter">
            <chart:data-point chart:repeated="31"/>
          </chart:series>
          <chart:series chart:style-name="ch14" chart:values-cell-range-address="graphe.B9:graphe.AF9" chart:label-cell-address="graphe.A9:graphe.A9" chart:class="chart:scatter">
            <chart:data-point chart:repeated="31"/>
          </chart:series>
          <chart:series chart:style-name="ch15" chart:values-cell-range-address="graphe.B11:graphe.AF11" chart:label-cell-address="graphe.A11:graphe.A11" chart:class="chart:scatter">
            <chart:data-point chart:repeated="31"/>
          </chart:series>
          <chart:series chart:style-name="ch16" chart:values-cell-range-address="graphe.B13:graphe.AF13" chart:label-cell-address="graphe.A13:graphe.A13" chart:class="chart:scatter">
            <chart:data-point chart:repeated="31"/>
          </chart:series>
          <chart:series chart:style-name="ch17" chart:values-cell-range-address="graphe.B15:graphe.AF15" chart:label-cell-address="graphe.A15:graphe.A15" chart:class="chart:scatter">
            <chart:data-point chart:repeated="31"/>
          </chart:series>
          <chart:series chart:style-name="ch18" chart:values-cell-range-address="graphe.B17:graphe.AF17" chart:label-cell-address="graphe.A17:graphe.A17" chart:class="chart:scatter">
            <chart:data-point chart:repeated="3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graphe.B21:graphe.AF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</text:p>
                <draw:g>
                  <svg:desc>graphe.A1:graphe.A1</svg:desc>
                </draw:g>
              </table:table-cell>
              <table:table-cell office:value-type="float" office:value="0.29">
                <text:p>0.29</text:p>
                <draw:g>
                  <svg:desc>graphe.B1:graphe.AF1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23">
                <text:p>0.23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79">
                <text:p>0.79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1.48">
                <text:p>1.48</text:p>
              </table:table-cell>
              <table:table-cell office:value-type="float" office:value="1.2">
                <text:p>1.2</text:p>
              </table:table-cell>
              <table:table-cell office:value-type="float" office:value="0.69">
                <text:p>0.69</text:p>
              </table:table-cell>
              <table:table-cell office:value-type="float" office:value="1.09">
                <text:p>1.09</text:p>
              </table:table-cell>
              <table:table-cell office:value-type="float" office:value="1.38">
                <text:p>1.38</text:p>
              </table:table-cell>
              <table:table-cell office:value-type="float" office:value="1.06">
                <text:p>1.06</text:p>
              </table:table-cell>
              <table:table-cell office:value-type="float" office:value="1.72">
                <text:p>1.72</text:p>
              </table:table-cell>
              <table:table-cell office:value-type="float" office:value="1.33">
                <text:p>1.33</text:p>
              </table:table-cell>
              <table:table-cell office:value-type="float" office:value="1.85">
                <text:p>1.85</text:p>
              </table:table-cell>
              <table:table-cell office:value-type="float" office:value="1.44">
                <text:p>1.44</text:p>
              </table:table-cell>
              <table:table-cell office:value-type="float" office:value="0.76">
                <text:p>0.76</text:p>
              </table:table-cell>
              <table:table-cell office:value-type="float" office:value="0.9">
                <text:p>0.9</text:p>
              </table:table-cell>
              <table:table-cell office:value-type="float" office:value="1.51">
                <text:p>1.51</text:p>
              </table:table-cell>
              <table:table-cell office:value-type="float" office:value="0.82">
                <text:p>0.82</text:p>
              </table:table-cell>
              <table:table-cell office:value-type="float" office:value="1.2">
                <text:p>1.2</text:p>
              </table:table-cell>
              <table:table-cell office:value-type="float" office:value="1.49">
                <text:p>1.49</text:p>
              </table:table-cell>
              <table:table-cell office:value-type="float" office:value="1.63">
                <text:p>1.6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49">
                <text:p>1.4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</text:p>
                <draw:g>
                  <svg:desc>graphe.A3:graphe.A3</svg:desc>
                </draw:g>
              </table:table-cell>
              <table:table-cell office:value-type="float" office:value="0.07">
                <text:p>0.07</text:p>
                <draw:g>
                  <svg:desc>graphe.B3:graphe.AF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">
                <text:p>0.6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1.01">
                <text:p>1.01</text:p>
              </table:table-cell>
              <table:table-cell office:value-type="float" office:value="0.68">
                <text:p>0.68</text:p>
              </table:table-cell>
              <table:table-cell office:value-type="float" office:value="0.71">
                <text:p>0.71</text:p>
              </table:table-cell>
              <table:table-cell office:value-type="float" office:value="1.11">
                <text:p>1.11</text:p>
              </table:table-cell>
              <table:table-cell office:value-type="float" office:value="1.26">
                <text:p>1.26</text:p>
              </table:table-cell>
              <table:table-cell office:value-type="float" office:value="1.77">
                <text:p>1.77</text:p>
              </table:table-cell>
              <table:table-cell office:value-type="float" office:value="1.99">
                <text:p>1.99</text:p>
              </table:table-cell>
              <table:table-cell office:value-type="float" office:value="2.21">
                <text:p>2.21</text:p>
              </table:table-cell>
              <table:table-cell office:value-type="float" office:value="2.9">
                <text:p>2.9</text:p>
              </table:table-cell>
              <table:table-cell office:value-type="float" office:value="2.73">
                <text:p>2.73</text:p>
              </table:table-cell>
              <table:table-cell office:value-type="float" office:value="2.49">
                <text:p>2.49</text:p>
              </table:table-cell>
              <table:table-cell office:value-type="float" office:value="3.22">
                <text:p>3.22</text:p>
              </table:table-cell>
              <table:table-cell office:value-type="float" office:value="2.81">
                <text:p>2.81</text:p>
              </table:table-cell>
              <table:table-cell office:value-type="float" office:value="2.51">
                <text:p>2.51</text:p>
              </table:table-cell>
              <table:table-cell office:value-type="float" office:value="2.86">
                <text:p>2.86</text:p>
              </table:table-cell>
              <table:table-cell office:value-type="float" office:value="1.92">
                <text:p>1.92</text:p>
              </table:table-cell>
              <table:table-cell office:value-type="float" office:value="3.29">
                <text:p>3.29</text:p>
              </table:table-cell>
              <table:table-cell office:value-type="float" office:value="2.01">
                <text:p>2.01</text:p>
              </table:table-cell>
              <table:table-cell office:value-type="float" office:value="2.85">
                <text:p>2.85</text:p>
              </table:table-cell>
              <table:table-cell office:value-type="float" office:value="3.1">
                <text:p>3.1</text:p>
              </table:table-cell>
              <table:table-cell office:value-type="float" office:value="3.08">
                <text:p>3.08</text:p>
              </table:table-cell>
              <table:table-cell office:value-type="float" office:value="3.73">
                <text:p>3.73</text:p>
              </table:table-cell>
              <table:table-cell office:value-type="float" office:value="3.34">
                <text:p>3.34</text:p>
              </table:table-cell>
              <table:table-cell office:value-type="float" office:value="3.83">
                <text:p>3.83</text:p>
              </table:table-cell>
              <table:table-cell office:value-type="float" office:value="3.12">
                <text:p>3.1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0</text:p>
                <draw:g>
                  <svg:desc>graphe.A5:graphe.A5</svg:desc>
                </draw:g>
              </table:table-cell>
              <table:table-cell office:value-type="float" office:value="0.3">
                <text:p>0.3</text:p>
                <draw:g>
                  <svg:desc>graphe.B5:graphe.AF5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1.35">
                <text:p>1.35</text:p>
              </table:table-cell>
              <table:table-cell office:value-type="float" office:value="1.66">
                <text:p>1.66</text:p>
              </table:table-cell>
              <table:table-cell office:value-type="float" office:value="1.67">
                <text:p>1.67</text:p>
              </table:table-cell>
              <table:table-cell office:value-type="float" office:value="2.3">
                <text:p>2.3</text:p>
              </table:table-cell>
              <table:table-cell office:value-type="float" office:value="2.47">
                <text:p>2.47</text:p>
              </table:table-cell>
              <table:table-cell office:value-type="float" office:value="2.45">
                <text:p>2.45</text:p>
              </table:table-cell>
              <table:table-cell office:value-type="float" office:value="3.36">
                <text:p>3.36</text:p>
              </table:table-cell>
              <table:table-cell office:value-type="float" office:value="3.28">
                <text:p>3.28</text:p>
              </table:table-cell>
              <table:table-cell office:value-type="float" office:value="3.36">
                <text:p>3.36</text:p>
              </table:table-cell>
              <table:table-cell office:value-type="float" office:value="4.21">
                <text:p>4.21</text:p>
              </table:table-cell>
              <table:table-cell office:value-type="float" office:value="4.21">
                <text:p>4.21</text:p>
              </table:table-cell>
              <table:table-cell office:value-type="float" office:value="3.22">
                <text:p>3.22</text:p>
              </table:table-cell>
              <table:table-cell office:value-type="float" office:value="3.64">
                <text:p>3.64</text:p>
              </table:table-cell>
              <table:table-cell office:value-type="float" office:value="3.4">
                <text:p>3.4</text:p>
              </table:table-cell>
              <table:table-cell office:value-type="float" office:value="4.08">
                <text:p>4.08</text:p>
              </table:table-cell>
              <table:table-cell office:value-type="float" office:value="3.78">
                <text:p>3.78</text:p>
              </table:table-cell>
              <table:table-cell office:value-type="float" office:value="4.2">
                <text:p>4.2</text:p>
              </table:table-cell>
              <table:table-cell office:value-type="float" office:value="3.73">
                <text:p>3.73</text:p>
              </table:table-cell>
              <table:table-cell office:value-type="float" office:value="1.93">
                <text:p>1.93</text:p>
              </table:table-cell>
              <table:table-cell office:value-type="float" office:value="3.56">
                <text:p>3.56</text:p>
              </table:table-cell>
              <table:table-cell office:value-type="float" office:value="3.68">
                <text:p>3.68</text:p>
              </table:table-cell>
              <table:table-cell office:value-type="float" office:value="3.5">
                <text:p>3.5</text:p>
              </table:table-cell>
              <table:table-cell office:value-type="float" office:value="3.14">
                <text:p>3.1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0</text:p>
                <draw:g>
                  <svg:desc>graphe.A7:graphe.A7</svg:desc>
                </draw:g>
              </table:table-cell>
              <table:table-cell office:value-type="float" office:value="0.27">
                <text:p>0.27</text:p>
                <draw:g>
                  <svg:desc>graphe.B7:graphe.AF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07">
                <text:p>0.07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58">
                <text:p>0.58</text:p>
              </table:table-cell>
              <table:table-cell office:value-type="float" office:value="1.58">
                <text:p>1.58</text:p>
              </table:table-cell>
              <table:table-cell office:value-type="float" office:value="2.21">
                <text:p>2.21</text:p>
              </table:table-cell>
              <table:table-cell office:value-type="float" office:value="2.16">
                <text:p>2.16</text:p>
              </table:table-cell>
              <table:table-cell office:value-type="float" office:value="2.61">
                <text:p>2.61</text:p>
              </table:table-cell>
              <table:table-cell office:value-type="float" office:value="3.38">
                <text:p>3.38</text:p>
              </table:table-cell>
              <table:table-cell office:value-type="float" office:value="2.15">
                <text:p>2.15</text:p>
              </table:table-cell>
              <table:table-cell office:value-type="float" office:value="3.31">
                <text:p>3.31</text:p>
              </table:table-cell>
              <table:table-cell office:value-type="float" office:value="3.74">
                <text:p>3.74</text:p>
              </table:table-cell>
              <table:table-cell office:value-type="float" office:value="3.06">
                <text:p>3.06</text:p>
              </table:table-cell>
              <table:table-cell office:value-type="float" office:value="3.91">
                <text:p>3.91</text:p>
              </table:table-cell>
              <table:table-cell office:value-type="float" office:value="4.15">
                <text:p>4.15</text:p>
              </table:table-cell>
              <table:table-cell office:value-type="float" office:value="3.75">
                <text:p>3.75</text:p>
              </table:table-cell>
              <table:table-cell office:value-type="float" office:value="3.81">
                <text:p>3.81</text:p>
              </table:table-cell>
              <table:table-cell office:value-type="float" office:value="4.13">
                <text:p>4.13</text:p>
              </table:table-cell>
              <table:table-cell office:value-type="float" office:value="4.12">
                <text:p>4.12</text:p>
              </table:table-cell>
              <table:table-cell office:value-type="float" office:value="4.14">
                <text:p>4.14</text:p>
              </table:table-cell>
              <table:table-cell office:value-type="float" office:value="4.27">
                <text:p>4.27</text:p>
              </table:table-cell>
              <table:table-cell office:value-type="float" office:value="4.37">
                <text:p>4.37</text:p>
              </table:table-cell>
              <table:table-cell office:value-type="float" office:value="4.55">
                <text:p>4.55</text:p>
              </table:table-cell>
              <table:table-cell office:value-type="float" office:value="3.63">
                <text:p>3.63</text:p>
              </table:table-cell>
              <table:table-cell office:value-type="float" office:value="4.67">
                <text:p>4.67</text:p>
              </table:table-cell>
              <table:table-cell office:value-type="float" office:value="1.7">
                <text:p>1.7</text:p>
              </table:table-cell>
              <table:table-cell office:value-type="float" office:value="4.25">
                <text:p>4.25</text:p>
              </table:table-cell>
              <table:table-cell office:value-type="float" office:value="4.46">
                <text:p>4.4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0</text:p>
                <draw:g>
                  <svg:desc>graphe.A9:graphe.A9</svg:desc>
                </draw:g>
              </table:table-cell>
              <table:table-cell office:value-type="float" office:value="0.09">
                <text:p>0.09</text:p>
                <draw:g>
                  <svg:desc>graphe.B9:graphe.AF9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98">
                <text:p>0.98</text:p>
              </table:table-cell>
              <table:table-cell office:value-type="float" office:value="1.96">
                <text:p>1.96</text:p>
              </table:table-cell>
              <table:table-cell office:value-type="float" office:value="2.18">
                <text:p>2.18</text:p>
              </table:table-cell>
              <table:table-cell office:value-type="float" office:value="3.08">
                <text:p>3.08</text:p>
              </table:table-cell>
              <table:table-cell office:value-type="float" office:value="3.43">
                <text:p>3.43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  <table:table-cell office:value-type="float" office:value="3.43">
                <text:p>3.43</text:p>
              </table:table-cell>
              <table:table-cell office:value-type="float" office:value="3.57">
                <text:p>3.57</text:p>
              </table:table-cell>
              <table:table-cell office:value-type="float" office:value="3.23">
                <text:p>3.23</text:p>
              </table:table-cell>
              <table:table-cell office:value-type="float" office:value="4.03">
                <text:p>4.03</text:p>
              </table:table-cell>
              <table:table-cell office:value-type="float" office:value="4.3">
                <text:p>4.3</text:p>
              </table:table-cell>
              <table:table-cell office:value-type="float" office:value="3.28">
                <text:p>3.28</text:p>
              </table:table-cell>
              <table:table-cell office:value-type="float" office:value="4.12">
                <text:p>4.12</text:p>
              </table:table-cell>
              <table:table-cell office:value-type="float" office:value="4.25">
                <text:p>4.25</text:p>
              </table:table-cell>
              <table:table-cell office:value-type="float" office:value="2.51">
                <text:p>2.51</text:p>
              </table:table-cell>
              <table:table-cell office:value-type="float" office:value="4.59">
                <text:p>4.59</text:p>
              </table:table-cell>
              <table:table-cell office:value-type="float" office:value="3.8">
                <text:p>3.8</text:p>
              </table:table-cell>
              <table:table-cell office:value-type="float" office:value="3.44">
                <text:p>3.44</text:p>
              </table:table-cell>
              <table:table-cell office:value-type="float" office:value="4.21">
                <text:p>4.21</text:p>
              </table:table-cell>
              <table:table-cell office:value-type="float" office:value="4.54">
                <text:p>4.54</text:p>
              </table:table-cell>
              <table:table-cell office:value-type="float" office:value="3.34">
                <text:p>3.34</text:p>
              </table:table-cell>
              <table:table-cell office:value-type="float" office:value="4.02">
                <text:p>4.02</text:p>
              </table:table-cell>
              <table:table-cell office:value-type="float" office:value="4.84">
                <text:p>4.84</text:p>
              </table:table-cell>
              <table:table-cell office:value-type="float" office:value="4.51">
                <text:p>4.51</text:p>
              </table:table-cell>
              <table:table-cell office:value-type="float" office:value="2.59">
                <text:p>2.5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50</text:p>
                <draw:g>
                  <svg:desc>graphe.A11:graphe.A11</svg:desc>
                </draw:g>
              </table:table-cell>
              <table:table-cell office:value-type="float" office:value="0.21">
                <text:p>0.21</text:p>
                <draw:g>
                  <svg:desc>graphe.B11:graphe.AF1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37">
                <text:p>0.37</text:p>
              </table:table-cell>
              <table:table-cell office:value-type="float" office:value="0.72">
                <text:p>0.72</text:p>
              </table:table-cell>
              <table:table-cell office:value-type="float" office:value="1.02">
                <text:p>1.02</text:p>
              </table:table-cell>
              <table:table-cell office:value-type="float" office:value="1.9">
                <text:p>1.9</text:p>
              </table:table-cell>
              <table:table-cell office:value-type="float" office:value="2.11">
                <text:p>2.11</text:p>
              </table:table-cell>
              <table:table-cell office:value-type="float" office:value="1.97">
                <text:p>1.97</text:p>
              </table:table-cell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13">
                <text:p>3.13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2.38">
                <text:p>2.38</text:p>
              </table:table-cell>
              <table:table-cell office:value-type="float" office:value="3.75">
                <text:p>3.75</text:p>
              </table:table-cell>
              <table:table-cell office:value-type="float" office:value="3.64">
                <text:p>3.64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2.15">
                <text:p>2.15</text:p>
              </table:table-cell>
              <table:table-cell office:value-type="float" office:value="5.26">
                <text:p>5.26</text:p>
              </table:table-cell>
              <table:table-cell office:value-type="float" office:value="3.94">
                <text:p>3.94</text:p>
              </table:table-cell>
              <table:table-cell office:value-type="float" office:value="4.31">
                <text:p>4.31</text:p>
              </table:table-cell>
              <table:table-cell office:value-type="float" office:value="4.53">
                <text:p>4.53</text:p>
              </table:table-cell>
              <table:table-cell office:value-type="float" office:value="1.9">
                <text:p>1.9</text:p>
              </table:table-cell>
              <table:table-cell office:value-type="float" office:value="4.45">
                <text:p>4.45</text:p>
              </table:table-cell>
              <table:table-cell office:value-type="float" office:value="4.07">
                <text:p>4.07</text:p>
              </table:table-cell>
              <table:table-cell office:value-type="float" office:value="4">
                <text:p>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60</text:p>
                <draw:g>
                  <svg:desc>graphe.A13:graphe.A13</svg:desc>
                </draw:g>
              </table:table-cell>
              <table:table-cell office:value-type="float" office:value="0.26">
                <text:p>0.26</text:p>
                <draw:g>
                  <svg:desc>graphe.B13:graphe.AF13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96">
                <text:p>0.96</text:p>
              </table:table-cell>
              <table:table-cell office:value-type="float" office:value="1.25">
                <text:p>1.25</text:p>
              </table:table-cell>
              <table:table-cell office:value-type="float" office:value="1.7">
                <text:p>1.7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3.22">
                <text:p>3.22</text:p>
              </table:table-cell>
              <table:table-cell office:value-type="float" office:value="3.69">
                <text:p>3.69</text:p>
              </table:table-cell>
              <table:table-cell office:value-type="float" office:value="3.09">
                <text:p>3.09</text:p>
              </table:table-cell>
              <table:table-cell office:value-type="float" office:value="3.99">
                <text:p>3.99</text:p>
              </table:table-cell>
              <table:table-cell office:value-type="float" office:value="3.94">
                <text:p>3.94</text:p>
              </table:table-cell>
              <table:table-cell office:value-type="float" office:value="3.4">
                <text:p>3.4</text:p>
              </table:table-cell>
              <table:table-cell office:value-type="float" office:value="3.21">
                <text:p>3.21</text:p>
              </table:table-cell>
              <table:table-cell office:value-type="float" office:value="3.36">
                <text:p>3.36</text:p>
              </table:table-cell>
              <table:table-cell office:value-type="float" office:value="2.04">
                <text:p>2.04</text:p>
              </table:table-cell>
              <table:table-cell office:value-type="float" office:value="3.91">
                <text:p>3.91</text:p>
              </table:table-cell>
              <table:table-cell office:value-type="float" office:value="4.11">
                <text:p>4.11</text:p>
              </table:table-cell>
              <table:table-cell office:value-type="float" office:value="4.65">
                <text:p>4.65</text:p>
              </table:table-cell>
              <table:table-cell office:value-type="float" office:value="3.49">
                <text:p>3.49</text:p>
              </table:table-cell>
              <table:table-cell office:value-type="float" office:value="4.6">
                <text:p>4.6</text:p>
              </table:table-cell>
              <table:table-cell office:value-type="float" office:value="4.08">
                <text:p>4.08</text:p>
              </table:table-cell>
              <table:table-cell office:value-type="float" office:value="4.2">
                <text:p>4.2</text:p>
              </table:table-cell>
              <table:table-cell office:value-type="float" office:value="4.12">
                <text:p>4.12</text:p>
              </table:table-cell>
              <table:table-cell office:value-type="float" office:value="3.97">
                <text:p>3.97</text:p>
              </table:table-cell>
              <table:table-cell office:value-type="float" office:value="5.13">
                <text:p>5.13</text:p>
              </table:table-cell>
              <table:table-cell office:value-type="float" office:value="4.24">
                <text:p>4.24</text:p>
              </table:table-cell>
              <table:table-cell office:value-type="float" office:value="4.79">
                <text:p>4.79</text:p>
              </table:table-cell>
              <table:table-cell office:value-type="float" office:value="4.39">
                <text:p>4.39</text:p>
              </table:table-cell>
              <table:table-cell office:value-type="float" office:value="4.93">
                <text:p>4.9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0</text:p>
                <draw:g>
                  <svg:desc>graphe.A15:graphe.A15</svg:desc>
                </draw:g>
              </table:table-cell>
              <table:table-cell office:value-type="float" office:value="0.14">
                <text:p>0.14</text:p>
                <draw:g>
                  <svg:desc>graphe.B15:graphe.AF15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28">
                <text:p>0.28</text:p>
              </table:table-cell>
              <table:table-cell office:value-type="float" office:value="0.59">
                <text:p>0.59</text:p>
              </table:table-cell>
              <table:table-cell office:value-type="float" office:value="0.96">
                <text:p>0.96</text:p>
              </table:table-cell>
              <table:table-cell office:value-type="float" office:value="1.03">
                <text:p>1.03</text:p>
              </table:table-cell>
              <table:table-cell office:value-type="float" office:value="1.53">
                <text:p>1.53</text:p>
              </table:table-cell>
              <table:table-cell office:value-type="float" office:value="2.35">
                <text:p>2.35</text:p>
              </table:table-cell>
              <table:table-cell office:value-type="float" office:value="2.89">
                <text:p>2.89</text:p>
              </table:table-cell>
              <table:table-cell office:value-type="float" office:value="2.98">
                <text:p>2.98</text:p>
              </table:table-cell>
              <table:table-cell office:value-type="float" office:value="2.91">
                <text:p>2.91</text:p>
              </table:table-cell>
              <table:table-cell office:value-type="float" office:value="3.07">
                <text:p>3.07</text:p>
              </table:table-cell>
              <table:table-cell office:value-type="float" office:value="3.61">
                <text:p>3.61</text:p>
              </table:table-cell>
              <table:table-cell office:value-type="float" office:value="3.44">
                <text:p>3.44</text:p>
              </table:table-cell>
              <table:table-cell office:value-type="float" office:value="2.41">
                <text:p>2.41</text:p>
              </table:table-cell>
              <table:table-cell office:value-type="float" office:value="3.74">
                <text:p>3.74</text:p>
              </table:table-cell>
              <table:table-cell office:value-type="float" office:value="4.07">
                <text:p>4.07</text:p>
              </table:table-cell>
              <table:table-cell office:value-type="float" office:value="3.75">
                <text:p>3.75</text:p>
              </table:table-cell>
              <table:table-cell office:value-type="float" office:value="4.09">
                <text:p>4.09</text:p>
              </table:table-cell>
              <table:table-cell office:value-type="float" office:value="4.11">
                <text:p>4.11</text:p>
              </table:table-cell>
              <table:table-cell office:value-type="float" office:value="4.09">
                <text:p>4.09</text:p>
              </table:table-cell>
              <table:table-cell office:value-type="float" office:value="4.27">
                <text:p>4.27</text:p>
              </table:table-cell>
              <table:table-cell office:value-type="float" office:value="4.38">
                <text:p>4.38</text:p>
              </table:table-cell>
              <table:table-cell office:value-type="float" office:value="5.42">
                <text:p>5.42</text:p>
              </table:table-cell>
              <table:table-cell office:value-type="float" office:value="5.07">
                <text:p>5.07</text:p>
              </table:table-cell>
              <table:table-cell office:value-type="float" office:value="4.54">
                <text:p>4.54</text:p>
              </table:table-cell>
              <table:table-cell office:value-type="float" office:value="4.36">
                <text:p>4.36</text:p>
              </table:table-cell>
              <table:table-cell office:value-type="float" office:value="4.35">
                <text:p>4.35</text:p>
              </table:table-cell>
              <table:table-cell office:value-type="float" office:value="4.33">
                <text:p>4.33</text:p>
              </table:table-cell>
              <table:table-cell office:value-type="float" office:value="4.63">
                <text:p>4.6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80</text:p>
                <draw:g>
                  <svg:desc>graphe.A17:graphe.A17</svg:desc>
                </draw:g>
              </table:table-cell>
              <table:table-cell office:value-type="float" office:value="0.36">
                <text:p>0.36</text:p>
                <draw:g>
                  <svg:desc>graphe.B17:graphe.AF17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75">
                <text:p>0.75</text:p>
              </table:table-cell>
              <table:table-cell office:value-type="float" office:value="1.04">
                <text:p>1.04</text:p>
              </table:table-cell>
              <table:table-cell office:value-type="float" office:value="1.86">
                <text:p>1.86</text:p>
              </table:table-cell>
              <table:table-cell office:value-type="float" office:value="1.3">
                <text:p>1.3</text:p>
              </table:table-cell>
              <table:table-cell office:value-type="float" office:value="2.37">
                <text:p>2.37</text:p>
              </table:table-cell>
              <table:table-cell office:value-type="float" office:value="3.04">
                <text:p>3.04</text:p>
              </table:table-cell>
              <table:table-cell office:value-type="float" office:value="3.29">
                <text:p>3.29</text:p>
              </table:table-cell>
              <table:table-cell office:value-type="float" office:value="4.05">
                <text:p>4.05</text:p>
              </table:table-cell>
              <table:table-cell office:value-type="float" office:value="3.95">
                <text:p>3.95</text:p>
              </table:table-cell>
              <table:table-cell office:value-type="float" office:value="4.29">
                <text:p>4.29</text:p>
              </table:table-cell>
              <table:table-cell office:value-type="float" office:value="4.02">
                <text:p>4.02</text:p>
              </table:table-cell>
              <table:table-cell office:value-type="float" office:value="3.55">
                <text:p>3.55</text:p>
              </table:table-cell>
              <table:table-cell office:value-type="float" office:value="4.35">
                <text:p>4.35</text:p>
              </table:table-cell>
              <table:table-cell office:value-type="float" office:value="4.34">
                <text:p>4.34</text:p>
              </table:table-cell>
              <table:table-cell office:value-type="float" office:value="4.49">
                <text:p>4.49</text:p>
              </table:table-cell>
              <table:table-cell office:value-type="float" office:value="4.38">
                <text:p>4.38</text:p>
              </table:table-cell>
              <table:table-cell office:value-type="float" office:value="1.77">
                <text:p>1.77</text:p>
              </table:table-cell>
              <table:table-cell office:value-type="float" office:value="4.45">
                <text:p>4.45</text:p>
              </table:table-cell>
              <table:table-cell office:value-type="float" office:value="3.97">
                <text:p>3.97</text:p>
              </table:table-cell>
              <table:table-cell office:value-type="float" office:value="4.79">
                <text:p>4.79</text:p>
              </table:table-cell>
              <table:table-cell office:value-type="float" office:value="4.18">
                <text:p>4.18</text:p>
              </table:table-cell>
              <table:table-cell office:value-type="float" office:value="4.36">
                <text:p>4.36</text:p>
              </table:table-cell>
              <table:table-cell office:value-type="float" office:value="4.55">
                <text:p>4.55</text:p>
              </table:table-cell>
              <table:table-cell office:value-type="float" office:value="4.48">
                <text:p>4.48</text:p>
              </table:table-cell>
              <table:table-cell office:value-type="float" office:value="5.49">
                <text:p>5.49</text:p>
              </table:table-cell>
              <table:table-cell office:value-type="float" office:value="4.22">
                <text:p>4.22</text:p>
              </table:table-cell>
              <table:table-cell office:value-type="float" office:value="4.53">
                <text:p>4.53</text:p>
              </table:table-cell>
              <table:table-cell office:value-type="float" office:value="5.46">
                <text:p>5.4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